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4e14" officeooo:paragraph-rsid="000c4e14"/>
    </style:style>
    <style:style style:name="P2" style:family="paragraph" style:parent-style-name="Standard">
      <style:text-properties officeooo:rsid="000c4e14" officeooo:paragraph-rsid="000d0d80"/>
    </style:style>
    <style:style style:name="P3" style:family="paragraph" style:parent-style-name="Standard">
      <style:text-properties officeooo:rsid="000c4e14" officeooo:paragraph-rsid="000ebd0c"/>
    </style:style>
    <style:style style:name="P4" style:family="paragraph" style:parent-style-name="Standard">
      <style:text-properties officeooo:rsid="000c4e14" officeooo:paragraph-rsid="000f33df"/>
    </style:style>
    <style:style style:name="P5" style:family="paragraph" style:parent-style-name="Standard">
      <style:text-properties officeooo:rsid="000c4e14" officeooo:paragraph-rsid="000f9f4a"/>
    </style:style>
    <style:style style:name="P6" style:family="paragraph" style:parent-style-name="Standard">
      <style:text-properties officeooo:rsid="000c4e14" officeooo:paragraph-rsid="0010fb2a"/>
    </style:style>
    <style:style style:name="P7" style:family="paragraph" style:parent-style-name="Standard">
      <style:text-properties officeooo:rsid="000c4e14" officeooo:paragraph-rsid="00113491"/>
    </style:style>
    <style:style style:name="P8" style:family="paragraph" style:parent-style-name="Standard">
      <style:text-properties officeooo:rsid="000c4e14" officeooo:paragraph-rsid="001311fb"/>
    </style:style>
    <style:style style:name="P9" style:family="paragraph" style:parent-style-name="Standard">
      <style:text-properties officeooo:rsid="000c4e14" officeooo:paragraph-rsid="00146a7e"/>
    </style:style>
    <style:style style:name="P10" style:family="paragraph" style:parent-style-name="Standard">
      <style:text-properties officeooo:rsid="000c4e14" officeooo:paragraph-rsid="0015de0a"/>
    </style:style>
    <style:style style:name="P11" style:family="paragraph" style:parent-style-name="Standard">
      <style:text-properties officeooo:rsid="000c4e14" officeooo:paragraph-rsid="0015f15b"/>
    </style:style>
    <style:style style:name="P12" style:family="paragraph" style:parent-style-name="Standard">
      <style:text-properties officeooo:rsid="000c4e14" officeooo:paragraph-rsid="00161c78"/>
    </style:style>
    <style:style style:name="P13" style:family="paragraph" style:parent-style-name="Standard">
      <style:text-properties officeooo:rsid="000c4e14" officeooo:paragraph-rsid="0017dd16"/>
    </style:style>
    <style:style style:name="P14" style:family="paragraph" style:parent-style-name="Standard">
      <style:text-properties officeooo:rsid="000c4e14" officeooo:paragraph-rsid="001821b8"/>
    </style:style>
    <style:style style:name="P15" style:family="paragraph" style:parent-style-name="Standard">
      <style:text-properties officeooo:rsid="000c4e14" officeooo:paragraph-rsid="00199e5a"/>
    </style:style>
    <style:style style:name="P16" style:family="paragraph" style:parent-style-name="Standard">
      <style:text-properties officeooo:rsid="000c4e14" officeooo:paragraph-rsid="001ada3e"/>
    </style:style>
    <style:style style:name="P17" style:family="paragraph" style:parent-style-name="Standard">
      <style:text-properties officeooo:rsid="000c4e14" officeooo:paragraph-rsid="001c2d94"/>
    </style:style>
    <style:style style:name="P18" style:family="paragraph" style:parent-style-name="Standard">
      <style:text-properties officeooo:rsid="000c4e14" officeooo:paragraph-rsid="001e260c"/>
    </style:style>
    <style:style style:name="P19" style:family="paragraph" style:parent-style-name="Standard">
      <style:text-properties officeooo:rsid="000c4e14" officeooo:paragraph-rsid="001eb5d6"/>
    </style:style>
    <style:style style:name="P20" style:family="paragraph" style:parent-style-name="Standard">
      <style:text-properties officeooo:rsid="000c4e14" officeooo:paragraph-rsid="001f2b47"/>
    </style:style>
    <style:style style:name="P21" style:family="paragraph" style:parent-style-name="Standard">
      <style:text-properties officeooo:rsid="000c4e14" officeooo:paragraph-rsid="001f995e"/>
    </style:style>
    <style:style style:name="P22" style:family="paragraph" style:parent-style-name="Standard">
      <style:text-properties officeooo:rsid="000c4e14" officeooo:paragraph-rsid="002156bf"/>
    </style:style>
    <style:style style:name="P23" style:family="paragraph" style:parent-style-name="Standard">
      <style:text-properties officeooo:rsid="000c4e14" officeooo:paragraph-rsid="002240aa"/>
    </style:style>
    <style:style style:name="P24" style:family="paragraph" style:parent-style-name="Standard">
      <style:text-properties officeooo:rsid="000c4e14" officeooo:paragraph-rsid="0023d3d8"/>
    </style:style>
    <style:style style:name="P25" style:family="paragraph" style:parent-style-name="Standard">
      <style:text-properties officeooo:rsid="000c4e14" officeooo:paragraph-rsid="00256f31"/>
    </style:style>
    <style:style style:name="P26" style:family="paragraph" style:parent-style-name="Standard">
      <style:text-properties officeooo:rsid="000c4e14" officeooo:paragraph-rsid="00271058"/>
    </style:style>
    <style:style style:name="P27" style:family="paragraph" style:parent-style-name="Standard">
      <style:text-properties officeooo:rsid="000c4e14" officeooo:paragraph-rsid="00272ae6"/>
    </style:style>
    <style:style style:name="P28" style:family="paragraph" style:parent-style-name="Standard">
      <style:text-properties officeooo:rsid="000c4e14" officeooo:paragraph-rsid="0027494c"/>
    </style:style>
    <style:style style:name="P29" style:family="paragraph" style:parent-style-name="Standard">
      <style:text-properties officeooo:rsid="000c4e14" officeooo:paragraph-rsid="00274e76"/>
    </style:style>
    <style:style style:name="P30" style:family="paragraph" style:parent-style-name="Standard">
      <style:text-properties officeooo:rsid="000c4e14" officeooo:paragraph-rsid="00287e60"/>
    </style:style>
    <style:style style:name="P31" style:family="paragraph" style:parent-style-name="Standard">
      <style:text-properties officeooo:rsid="000c4e14" officeooo:paragraph-rsid="002914b2"/>
    </style:style>
    <style:style style:name="P32" style:family="paragraph" style:parent-style-name="Standard">
      <style:text-properties officeooo:rsid="000c4e14" officeooo:paragraph-rsid="0029971b"/>
    </style:style>
    <style:style style:name="P33" style:family="paragraph" style:parent-style-name="Standard">
      <style:text-properties officeooo:rsid="000c4e14" officeooo:paragraph-rsid="0029b05a"/>
    </style:style>
    <style:style style:name="P34" style:family="paragraph" style:parent-style-name="Standard">
      <style:text-properties officeooo:rsid="000c4e14" officeooo:paragraph-rsid="002b71a3"/>
    </style:style>
    <style:style style:name="P35" style:family="paragraph" style:parent-style-name="Standard">
      <style:text-properties officeooo:rsid="000c4e14" officeooo:paragraph-rsid="002beb75"/>
    </style:style>
    <style:style style:name="P36" style:family="paragraph" style:parent-style-name="Standard">
      <style:text-properties officeooo:rsid="000c4e14" officeooo:paragraph-rsid="002de567"/>
    </style:style>
    <style:style style:name="P37" style:family="paragraph" style:parent-style-name="Standard">
      <style:text-properties officeooo:rsid="000c4e14" officeooo:paragraph-rsid="002f49b7"/>
    </style:style>
    <style:style style:name="P38" style:family="paragraph" style:parent-style-name="Standard">
      <style:text-properties officeooo:rsid="000c4e14" officeooo:paragraph-rsid="002fbca0"/>
    </style:style>
    <style:style style:name="P39" style:family="paragraph" style:parent-style-name="Standard">
      <style:text-properties officeooo:rsid="000c4e14" officeooo:paragraph-rsid="0032c64a"/>
    </style:style>
    <style:style style:name="P40" style:family="paragraph" style:parent-style-name="Standard">
      <style:text-properties officeooo:rsid="000c4e14" officeooo:paragraph-rsid="00368053"/>
    </style:style>
    <style:style style:name="P41" style:family="paragraph" style:parent-style-name="Standard">
      <style:text-properties officeooo:rsid="000c4e14" officeooo:paragraph-rsid="0038201c"/>
    </style:style>
    <style:style style:name="P42" style:family="paragraph" style:parent-style-name="Standard">
      <style:text-properties officeooo:rsid="000c4e14" officeooo:paragraph-rsid="00390584"/>
    </style:style>
    <style:style style:name="P43" style:family="paragraph" style:parent-style-name="Standard">
      <style:text-properties officeooo:rsid="000c4e14" officeooo:paragraph-rsid="003987ea"/>
    </style:style>
    <style:style style:name="P44" style:family="paragraph" style:parent-style-name="Standard">
      <style:text-properties officeooo:rsid="000c4e14" officeooo:paragraph-rsid="003a2d63"/>
    </style:style>
    <style:style style:name="P45" style:family="paragraph" style:parent-style-name="Standard">
      <style:text-properties officeooo:rsid="000c4e14" officeooo:paragraph-rsid="003af1b2"/>
    </style:style>
    <style:style style:name="P46" style:family="paragraph" style:parent-style-name="Standard">
      <style:text-properties officeooo:rsid="000c4e14" officeooo:paragraph-rsid="003bb3bc"/>
    </style:style>
    <style:style style:name="P47" style:family="paragraph" style:parent-style-name="Standard">
      <style:text-properties officeooo:rsid="000c4e14" officeooo:paragraph-rsid="003d2c0f"/>
    </style:style>
    <style:style style:name="P48" style:family="paragraph" style:parent-style-name="Standard">
      <style:text-properties officeooo:rsid="000c4e14" officeooo:paragraph-rsid="003ec676"/>
    </style:style>
    <style:style style:name="P49" style:family="paragraph" style:parent-style-name="Standard">
      <style:text-properties officeooo:rsid="000c4e14" officeooo:paragraph-rsid="0041cc16"/>
    </style:style>
    <style:style style:name="P50" style:family="paragraph" style:parent-style-name="Standard">
      <style:text-properties officeooo:rsid="000c4e14" officeooo:paragraph-rsid="00422b5c"/>
    </style:style>
    <style:style style:name="P51" style:family="paragraph" style:parent-style-name="Standard">
      <style:text-properties officeooo:rsid="000c4e14" officeooo:paragraph-rsid="0043086b"/>
    </style:style>
    <style:style style:name="P52" style:family="paragraph" style:parent-style-name="Standard">
      <style:text-properties officeooo:rsid="000c4e14" officeooo:paragraph-rsid="0044d6ce"/>
    </style:style>
    <style:style style:name="P53" style:family="paragraph" style:parent-style-name="Standard">
      <style:text-properties officeooo:rsid="000c4e14" officeooo:paragraph-rsid="00465a39"/>
    </style:style>
    <style:style style:name="P54" style:family="paragraph" style:parent-style-name="Standard">
      <style:text-properties officeooo:rsid="000c4e14" officeooo:paragraph-rsid="0047a4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bd0c"/>
    </style:style>
    <style:style style:name="T3" style:family="text">
      <style:text-properties officeooo:rsid="000f9f4a"/>
    </style:style>
    <style:style style:name="T4" style:family="text">
      <style:text-properties officeooo:rsid="00131368"/>
    </style:style>
    <style:style style:name="T5" style:family="text">
      <style:text-properties officeooo:rsid="00154700"/>
    </style:style>
    <style:style style:name="T6" style:family="text">
      <style:text-properties officeooo:rsid="001f2b47"/>
    </style:style>
    <style:style style:name="T7" style:family="text">
      <style:text-properties officeooo:rsid="00287e60"/>
    </style:style>
    <style:style style:name="T8" style:family="text">
      <style:text-properties officeooo:rsid="002beb75"/>
    </style:style>
    <style:style style:name="T9" style:family="text">
      <style:text-properties officeooo:rsid="002de567"/>
    </style:style>
    <style:style style:name="T10" style:family="text">
      <style:text-properties officeooo:rsid="002f49b7"/>
    </style:style>
    <style:style style:name="T11" style:family="text">
      <style:text-properties fo:font-weight="normal" officeooo:rsid="0032c64a" style:font-weight-asian="normal" style:font-weight-complex="normal"/>
    </style:style>
    <style:style style:name="T12" style:family="text">
      <style:text-properties officeooo:rsid="0036805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a2d63"/>
    </style:style>
    <style:style style:name="T15" style:family="text">
      <style:text-properties officeooo:rsid="003ec676"/>
    </style:style>
    <style:style style:name="T16" style:family="text">
      <style:text-properties officeooo:rsid="0043086b"/>
    </style:style>
    <style:style style:name="T17" style:family="text">
      <style:text-properties officeooo:rsid="0047a4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vant-propos </text:h>
      <text:p text:style-name="P40"><text:span text:style-name="T1">1 :</text:span> <text:a xlink:type="simple" xlink:href="https://www.franceculture.fr/emissions/la-vie-numerique/banlieue-deep-web-et-dark-net-meme-combat" text:style-name="Internet_20_link" text:visited-style-name="Visited_20_Internet_20_Link"><text:span text:style-name="T12">https://www.franceculture.fr/emissions/la-vie-numerique/banlieue-deep-web-et-dark-net-meme-combat</text:span></text:a><text:span text:style-name="T12"> </text:span><text:s text:c="2"/></text:p>
      <text:p text:style-name="P1"/>
      <text:p text:style-name="P1"/>
      <text:h text:style-name="Heading_20_2" text:outline-level="2">00. <text:s/>Les mythes d’Internet </text:h>
      <text:p text:style-name="P1"><text:span text:style-name="T1">1 :</text:span> <text:a xlink:type="simple" xlink:href="http://www.snopes.com/quotes/internet.asp" text:style-name="Internet_20_link" text:visited-style-name="Visited_20_Internet_20_Link">http://www.snopes.com/quotes/internet.asp</text:a></text:p>
      <text:p text:style-name="P1"><text:span text:style-name="T1">2 : </text:span>Françoise Levie, L’homme qui voulait classer le monde . Paul Otlet et le Mundaneum, Les Impressions nouvelles, 2006. </text:p>
      <text:p text:style-name="P1"><text:span text:style-name="T1">3 :</text:span> <text:a xlink:type="simple" xlink:href="http://archive.org/stream/OtletTraitDocumentationUgent#page/n555/mode/1up" text:style-name="Internet_20_link" text:visited-style-name="Visited_20_Internet_20_Link">http://archive.org/stream/OtletTraitDocumentationUgent#page/n555/mode/1up</text:a></text:p>
      <text:p text:style-name="P1"><text:span text:style-name="T1">4 :</text:span> <text:a xlink:type="simple" xlink:href="https://interstices.info/jcms/c_16645/louis-pouzin-la-tete-dans-les-reseaux" text:style-name="Internet_20_link" text:visited-style-name="Visited_20_Internet_20_Link">https://interstices.info/jcms/c_16645/louis-pouzin-la-tete-dans-les-reseaux</text:a> </text:p>
      <text:p text:style-name="P1"><text:span text:style-name="T1">5 :</text:span> Slava Gerovitch, <text:span text:style-name="T13">From Newspeak to Cyberspeak: A History of Soviet Cybernetics</text:span>, MIT Press, 2002.</text:p>
      <text:p text:style-name="P1"><text:span text:style-name="T1">6 :</text:span> <text:a xlink:type="simple" xlink:href="https://twitter.com/jjarmoc/status/789637654711267328" text:style-name="Internet_20_link" text:visited-style-name="Visited_20_Internet_20_Link">https://twitter.com/jjarmoc/status/789637654711267328</text:a></text:p>
      <text:p text:style-name="P1"><text:span text:style-name="T1">7 :</text:span> <text:a xlink:type="simple" xlink:href="http://dylan.tweney.com/2001/09/26/internet-emerges-as-the-most-reliable-way-tocommunicate/" text:style-name="Internet_20_link" text:visited-style-name="Visited_20_Internet_20_Link">http://dylan.tweney.com/2001/09/26/internet-emerges-as-the-most-reliable-way-tocommunicate/</text:a></text:p>
      <text:p text:style-name="P1"><text:span text:style-name="T1">8 :</text:span> <text:a xlink:type="simple" xlink:href="http://www.businessinsider.fr/internet-est-reellement-controle-par-14-personnes-quidetiennent-7-cles-secretes/" text:style-name="Internet_20_link" text:visited-style-name="Visited_20_Internet_20_Link">http://www.businessinsider.fr/internet-est-reellement-controle-par-14-personnes-quidetiennent-7-cles-secretes/</text:a> </text:p>
      <text:p text:style-name="P1"><text:span text:style-name="T1">9 :</text:span> <text:a xlink:type="simple" xlink:href="http://motherboard.vice.com/fr/read/le-controle-dinternet-est-entre-les-mains-de-14personnes" text:style-name="Internet_20_link" text:visited-style-name="Visited_20_Internet_20_Link">http://motherboard.vice.com/fr/read/le-controle-dinternet-est-entre-les-mains-de-14personnes</text:a> </text:p>
      <text:p text:style-name="P2"><text:span text:style-name="T1">10 :</text:span> <text:a xlink:type="simple" xlink:href="http://www.icann.org/tr/french.html" text:style-name="Internet_20_link" text:visited-style-name="Visited_20_Internet_20_Link">http://www.icann.org/tr/french.html</text:a> </text:p>
      <text:p text:style-name="P2"><text:span text:style-name="T1">11 :</text:span> <text:a xlink:type="simple" xlink:href="http://www.businessinsider.fr/internet-est-reellement-controle-par-14-personnes-quidetiennent-7-cles-secretes/" text:style-name="Internet_20_link" text:visited-style-name="Visited_20_Internet_20_Link">http://www.businessinsider.fr/internet-est-reellement-controle-par-14-personnes-quidetiennent-7-cles-secretes/</text:a></text:p>
      <text:p text:style-name="P2"><text:span text:style-name="T1">12 :</text:span> <text:a xlink:type="simple" xlink:href="https://www.ietf.org/" text:style-name="Internet_20_link" text:visited-style-name="Visited_20_Internet_20_Link">https://www.ietf.org/</text:a></text:p>
      <text:p text:style-name="P2"><text:span text:style-name="T1">13 :</text:span> <text:a xlink:type="simple" xlink:href="https://www.afnic.fr/fr/l-afnic-en-bref/actualites/actualites-generales/7444/show/securiser-les-communications-sur-internet-de-bout-en-bout-avec-le-protocole-dane.html" text:style-name="Internet_20_link" text:visited-style-name="Visited_20_Internet_20_Link">https://www.afnic.fr/fr/l-afnic-en-bref/actualites/actualites-generales/7444/show/securiser-les-communications-sur-internet-de-bout-en-bout-avec-le-protocole-dane.html</text:a></text:p>
      <text:p text:style-name="P2"><text:span text:style-name="T1">14 :</text:span> <text:a xlink:type="simple" xlink:href="http://www.bortzmeyer.org/les-quatorze-qui-controlent-tout.html" text:style-name="Internet_20_link" text:visited-style-name="Visited_20_Internet_20_Link">http://www.bortzmeyer.org/les-quatorze-qui-controlent-tout.html</text:a></text:p>
      <text:p text:style-name="P2"><text:span text:style-name="T1">15 :</text:span> <text:a xlink:type="simple" xlink:href="http://www.slate.fr/story/122943/video-internet-cia-jeu-video-controler-esprits" text:style-name="Internet_20_link" text:visited-style-name="Visited_20_Internet_20_Link">http://www.slate.fr/story/122943/video-internet-cia-jeu-video-controler-esprits</text:a></text:p>
      <text:p text:style-name="P1"/>
      <text:p text:style-name="P1"/>
      <text:p text:style-name="P1"/>
      <text:h text:style-name="Heading_20_2" text:outline-level="2">01. <text:s/>Le côté ob<text:span text:style-name="T2">s</text:span>cur de <text:span text:style-name="T2">la</text:span> force : <text:s/>pira<text:span text:style-name="T2">tages</text:span> et m<text:span text:style-name="T2">alveilla</text:span>nce connectée</text:h>
      <text:p text:style-name="P3"><text:span text:style-name="T1">1 : </text:span><text:a xlink:type="simple" xlink:href="https://nvd.nist.gov/visualizations/cwe-over-time" text:style-name="Internet_20_link" text:visited-style-name="Visited_20_Internet_20_Link">https://nvd.nist.gov/visualizations/cwe-over-time</text:a></text:p>
      <text:p text:style-name="P3"><text:span text:style-name="T1">2 : </text:span><text:a xlink:type="simple" xlink:href="https://fr.wikipedia.org/wiki/Attaque_de_l%27homme_du_milieu" text:style-name="Internet_20_link" text:visited-style-name="Visited_20_Internet_20_Link">https://fr.wikipedia.org/wiki/Attaque_de_l%27homme_du_milieu</text:a></text:p>
      <text:p text:style-name="P3"><text:span text:style-name="T1">3 :</text:span> <text:a xlink:type="simple" xlink:href="https://blog.qualys.com/ssllabs/2013/10/31/apple-enabled-beast-mitigations-in-os-x109-mavericks" text:style-name="Internet_20_link" text:visited-style-name="Visited_20_Internet_20_Link">https://blog.qualys.com/ssllabs/2013/10/31/apple-enabled-beast-mitigations-in-os-x109-mavericks</text:a></text:p>
      <text:p text:style-name="P3"><text:span text:style-name="T1">4 : </text:span><text:a xlink:type="simple" xlink:href="https://blog.qualys.com/ssllabs/2013/09/10/is-beast-still-a-threat" text:style-name="Internet_20_link" text:visited-style-name="Visited_20_Internet_20_Link">https://blog.qualys.com/ssllabs/2013/09/10/is-beast-still-a-threat</text:a> ; <text:a xlink:type="simple" xlink:href="https://threatpost.com/apple-turns-on-safari-beast-attack-nitigation-by-default-in-os-xnavericks/102804/" text:style-name="Internet_20_link" text:visited-style-name="Visited_20_Internet_20_Link">https://threatpost.com/apple-turns-on-safari-beast-attack-nitigation-by-default-in-os-xnavericks/102804/</text:a> </text:p>
      <text:p text:style-name="P3"><text:span text:style-name="T1">5 :</text:span> <text:a xlink:type="simple" xlink:href="http://www.codenomicon.com/news/pressrelease/2014/04/09/codenomicon_advising_internet_community_on_serious_internet_vulnerability_dubbed_heartbleed.html" text:style-name="Internet_20_link" text:visited-style-name="Visited_20_Internet_20_Link">http://www.codenomicon.com/news/pressrelease/2014/04/09/codenomicon_advising_internet_community_on_serious_internet_vulnerability_dubbed_heartbleed.html</text:a></text:p>
      <text:p text:style-name="P3"><text:span text:style-name="T1">6 :</text:span> <text:a xlink:type="simple" xlink:href="http://heartbleed.com/" text:style-name="Internet_20_link" text:visited-style-name="Visited_20_Internet_20_Link">http://heartbleed.com/</text:a></text:p>
      <text:p text:style-name="P3"><text:span text:style-name="T1">7 : </text:span><text:a xlink:type="simple" xlink:href="https://krebsonsecurity.com/2013/08/firefox-zero-day-used-in-child-porn-hunt/" text:style-name="Internet_20_link" text:visited-style-name="Visited_20_Internet_20_Link">https://krebsonsecurity.com/2013/08/firefox-zero-day-used-in-child-porn-hunt/</text:a></text:p>
      <text:p text:style-name="P3"><text:span text:style-name="T1">8 : </text:span><text:a xlink:type="simple" xlink:href="https://www.exploit-db.com/" text:style-name="Internet_20_link" text:visited-style-name="Visited_20_Internet_20_Link">https://www.exploit-db.com/</text:a></text:p>
      <text:p text:style-name="P3"><text:span text:style-name="T1">9 :</text:span> <text:a xlink:type="simple" xlink:href="https://www.nextinpact.com/news/101344-mysql-chercheur-devoile-deux-failles-0day-critiques.htm" text:style-name="Internet_20_link" text:visited-style-name="Visited_20_Internet_20_Link">https://www.nextinpact.com/news/101344-mysql-chercheur-devoile-deux-failles-0day-critiques.htm</text:a></text:p>
      <text:p text:style-name="P3"><text:soft-page-break/><text:span text:style-name="T1">10 :</text:span> <text:a xlink:type="simple" xlink:href="http://www.zdnet.fr/actualites/et-si-l-iot-etait-une-mine-pour-la-securiteinformatique-39840136.htm" text:style-name="Internet_20_link" text:visited-style-name="Visited_20_Internet_20_Link">http://www.zdnet.fr/actualites/et-si-l-iot-etait-une-mine-pour-la-securiteinformatique-39840136.htm</text:a> ; <text:a xlink:type="simple" xlink:href="http://www.zdnet.fr/actualites/shodan-un-moteur-derecherche-reve-pour-cybercriminels-et-les-responsables-iot-39842658.htm" text:style-name="Internet_20_link" text:visited-style-name="Visited_20_Internet_20_Link">http://www.zdnet.fr/actualites/shodan-un-moteur-derecherche-reve-pour-cybercriminels-et-les-responsables-iot-39842658.htm</text:a></text:p>
      <text:p text:style-name="P3"><text:span text:style-name="T1">11 :</text:span> <text:a xlink:type="simple" xlink:href="http://www.zerodayinitiative.com/about/" text:style-name="Internet_20_link" text:visited-style-name="Visited_20_Internet_20_Link">http://www.zerodayinitiative.com/about/</text:a></text:p>
      <text:p text:style-name="P3"><text:span text:style-name="T1">12 :</text:span> <text:a xlink:type="simple" xlink:href="http://www.nytimes.com/2013/07/14/world/europe/nations-buying-as-hackers-sellcomputer-flaws.html" text:style-name="Internet_20_link" text:visited-style-name="Visited_20_Internet_20_Link">http://www.nytimes.com/2013/07/14/world/europe/nations-buying-as-hackers-sellcomputer-flaws.html</text:a> </text:p>
      <text:p text:style-name="P3"><text:span text:style-name="T1">13 :</text:span> <text:a xlink:type="simple" xlink:href="https://tsyrklevich.net/2015/07/22/hacking-team-0day-market/" text:style-name="Internet_20_link" text:visited-style-name="Visited_20_Internet_20_Link">https://tsyrklevich.net/2015/07/22/hacking-team-0day-market/</text:a></text:p>
      <text:p text:style-name="P3"><text:span text:style-name="T1">14 :</text:span> <text:a xlink:type="simple" xlink:href="https://arstechnica.co.uk/security/2015/07/how-a-russian-hacker-made-45000-sellinga-zero-day-flash-exploit-to-hacking-team/" text:style-name="Internet_20_link" text:visited-style-name="Visited_20_Internet_20_Link">https://arstechnica.co.uk/security/2015/07/how-a-russian-hacker-made-45000-sellinga-zero-day-flash-exploit-to-hacking-team/</text:a></text:p>
      <text:p text:style-name="P3"><text:span text:style-name="T1">15 :</text:span> <text:a xlink:type="simple" xlink:href="https://www.zerodium.com/ios9.html" text:style-name="Internet_20_link" text:visited-style-name="Visited_20_Internet_20_Link">https://www.zerodium.com/ios9.html</text:a></text:p>
      <text:p text:style-name="P3"><text:span text:style-name="T1">16 :</text:span> <text:a xlink:type="simple" xlink:href="http://www.zdnet.fr/actualites/la-nsa-achete-des-vulnerabilites-y-compris-en-francelegalement-39794121.htm" text:style-name="Internet_20_link" text:visited-style-name="Visited_20_Internet_20_Link">http://www.zdnet.fr/actualites/la-nsa-achete-des-vulnerabilites-y-compris-en-francelegalement-39794121.htm</text:a> ; Vupen a fini par fermer ses bureaux en France. Pour se faire une idée des prix, en 2012, une 0day se vendait entre 5 000 et 250 000 dollars. </text:p>
      <text:p text:style-name="P3"><text:span text:style-name="T1">17 :</text:span> Pour une description détaillée, même si elle commence à dater un peu, voir Ablon L., Libicki M. C., &amp; Golay A. A., <text:span text:style-name="T13">Markets for Cybercrime Tools and Stolen Data: Hackers’ Bazaar</text:span>, Rand Corporation, 2014. <text:a xlink:type="simple" xlink:href="http://www.rand.org/pubs/research_reports/RR610.html" text:style-name="Internet_20_link" text:visited-style-name="Visited_20_Internet_20_Link">http://www.rand.org/pubs/research_reports/RR610.html</text:a></text:p>
      <text:p text:style-name="P3"><text:span text:style-name="T1">18 :</text:span> <text:a xlink:type="simple" xlink:href="https://www.youtube.com/watch?v=b1iyQFcBCsI" text:style-name="Internet_20_link" text:visited-style-name="Visited_20_Internet_20_Link">https://www.youtube.com/watch?v=b1iyQFcBCsI</text:a> </text:p>
      <text:p text:style-name="P3"><text:span text:style-name="T1">19 :</text:span> <text:a xlink:type="simple" xlink:href="http://www.zdnet.fr/actualites/comment-corriger-la-derniere-faille-0-day-de-linux-etandroid-39831500.htm" text:style-name="Internet_20_link" text:visited-style-name="Visited_20_Internet_20_Link">http://www.zdnet.fr/actualites/comment-corriger-la-derniere-faille-0-day-de-linux-etandroid-39831500.htm</text:a></text:p>
      <text:p text:style-name="P3"><text:span text:style-name="T1">20 :</text:span> <text:a xlink:type="simple" xlink:href="http://www.vox.com/2016/8/24/12615258/nsa-security-breach-hoard" text:style-name="Internet_20_link" text:visited-style-name="Visited_20_Internet_20_Link">http://www.vox.com/2016/8/24/12615258/nsa-security-breach-hoard</text:a></text:p>
      <text:p text:style-name="P4"><text:span text:style-name="T1">21 : </text:span><text:a xlink:type="simple" xlink:href="https://www.wired.com/2016/08/shadow-brokers-mess-happens-nsa-hoards-zerodays/" text:style-name="Internet_20_link" text:visited-style-name="Visited_20_Internet_20_Link">https://www.wired.com/2016/08/shadow-brokers-mess-happens-nsa-hoards-zerodays/</text:a></text:p>
      <text:p text:style-name="P4"><text:span text:style-name="T1">22 : </text:span><text:a xlink:type="simple" xlink:href="https://techcrunch.com/2017/01/31/googles-bug-bounty-2016/" text:style-name="Internet_20_link" text:visited-style-name="Visited_20_Internet_20_Link">https://techcrunch.com/2017/01/31/googles-bug-bounty-2016/</text:a></text:p>
      <text:p text:style-name="P4"><text:span text:style-name="T1">23 :</text:span> Bellovin S. M., Blaze M., Clark S., &amp; Landau S. <text:span text:style-name="T13">Lawful hacking: Using existing vulnerabilities for wiretapping on the Internet</text:span>, Nw. J. Tech. &amp; Intell. Prop., 12, i, 2014. </text:p>
      <text:p text:style-name="P4"><text:span text:style-name="T1">24 :</text:span> <text:a xlink:type="simple" xlink:href="https://www.nextinpact.com/news/101945-au-journal-officiel-fichier-biometrique-60millions-gens-honnetes.htm" text:style-name="Internet_20_link" text:visited-style-name="Visited_20_Internet_20_Link">https://www.nextinpact.com/news/101945-au-journal-officiel-fichier-biometrique-60millions-gens-honnetes.htm</text:a></text:p>
      <text:p text:style-name="P4"><text:span text:style-name="T1">25 :</text:span> <text:a xlink:type="simple" xlink:href="http://blog.erratasec.com/2015/05/this-is-how-we-get-ants.html" text:style-name="Internet_20_link" text:visited-style-name="Visited_20_Internet_20_Link">http://blog.erratasec.com/2015/05/this-is-how-we-get-ants.html</text:a></text:p>
      <text:p text:style-name="P4"><text:span text:style-name="T1">26 :</text:span> <text:a xlink:type="simple" xlink:href="http://www.liberation.fr/futurs/2017/02/21/le-megafichier-etendu-au-pas-decharge_1549968" text:style-name="Internet_20_link" text:visited-style-name="Visited_20_Internet_20_Link">http://www.liberation.fr/futurs/2017/02/21/le-megafichier-etendu-au-pas-decharge_1549968</text:a></text:p>
      <text:p text:style-name="P4"><text:span text:style-name="T1">27 : </text:span><text:a xlink:type="simple" xlink:href="https://medium.com/@espringe/amazon-s-customer-service-backdoorbe375b3428c4#.jvpbvwsj9" text:style-name="Internet_20_link" text:visited-style-name="Visited_20_Internet_20_Link">https://medium.com/@espringe/amazon-s-customer-service-backdoorbe375b3428c4#.jvpbvwsj9</text:a></text:p>
      <text:p text:style-name="P4"><text:span text:style-name="T1">28 :</text:span> <text:a xlink:type="simple" xlink:href="http://money.cnn.com/2016/04/22/technology/facebook-twitter-phishing-scams/" text:style-name="Internet_20_link" text:visited-style-name="Visited_20_Internet_20_Link">http://money.cnn.com/2016/04/22/technology/facebook-twitter-phishing-scams/</text:a></text:p>
      <text:p text:style-name="P5"><text:span text:style-name="T1">29 :</text:span> Voir ces exemples : <text:a xlink:type="simple" xlink:href="https://heimdalsecurity.com/blog/wp-content/uploads/Phishingexample-Amazon-Prime-22-12-2015.png" text:style-name="Internet_20_link" text:visited-style-name="Visited_20_Internet_20_Link">https://heimdalsecurity.com/blog/wp-content/uploads/Phishingexample-Amazon-Prime-22-12-2015.png</text:a> (Amazon Premier) ; le Trésor public français <text:a xlink:type="simple" xlink:href="https://www.francebleu.fr/infos/economie-social/le-tresor-public-met-en-gardecontre-des-faux-mails-de-remboursements-d-impots-1452595387" text:style-name="Internet_20_link" text:visited-style-name="Visited_20_Internet_20_Link">https://www.francebleu.fr/infos/economie-social/le-tresor-public-met-en-gardecontre-des-faux-mails-de-remboursements-d-impots-1452595387</text:a> ; <text:a xlink:type="simple" xlink:href="http://www.rtl.fr/culture/futur/une-nouvelle-arnaque-au-phishing-sur-gmail-comment-s-enproteger-7786848043" text:style-name="Internet_20_link" text:visited-style-name="Visited_20_Internet_20_Link">http://www.rtl.fr/culture/futur/une-nouvelle</text:a><text:a xlink:type="simple" xlink:href="http://www.rtl.fr/culture/futur/une-nouvelle-arnaque-au-phishing-sur-gmail-comment-s-enproteger-7786848043" text:style-name="Internet_20_link" text:visited-style-name="Visited_20_Internet_20_Link"><text:span text:style-name="T3">-</text:span></text:a><text:a xlink:type="simple" xlink:href="http://www.rtl.fr/culture/futur/une-nouvelle-arnaque-au-phishing-sur-gmail-comment-s-enproteger-7786848043" text:style-name="Internet_20_link" text:visited-style-name="Visited_20_Internet_20_Link">arnaque-au-phishing-sur-gmail-comment-s-enproteger-7786848043</text:a> (Gmail) ; <text:a xlink:type="simple" xlink:href="http://www.rtl.fr/actu/conso/faux-mails-de-l-assurancemaladie-comment-se-proteger-du-phishing-7773820806" text:style-name="Internet_20_link" text:visited-style-name="Visited_20_Internet_20_Link">http://www.rtl.fr/actu/conso/faux-mails-de-l-assurancemaladie-comment-se-proteger-du-phishing-7773820806</text:a> (Assurance maladie en France) ; <text:a xlink:type="simple" xlink:href="https://particulier.edf.fr/fr/accueil/aide-et-contact/aide/arnaque-et-phishing.html" text:style-name="Internet_20_link" text:visited-style-name="Visited_20_Internet_20_Link">https://particulier.edf.fr/fr/accueil/aide-et-contact/aide/arnaque-et-phishing.html</text:a> (EDF); etc. </text:p>
      <text:p text:style-name="P5"><text:span text:style-name="T1">30 :</text:span> <text:a xlink:type="simple" xlink:href="http://www.zonebourse.com/VINCI-4725/actualite/Vinci-Un-canular-a-18-en-7minutes-23443531/" text:style-name="Internet_20_link" text:visited-style-name="Visited_20_Internet_20_Link">http://www.zonebourse.com/VINCI-4725/actualite/Vinci-Un-canular-a-18-en-7minutes-23443531/</text:a></text:p>
      <text:p text:style-name="P5"><text:span text:style-name="T1">31 :</text:span> <text:a xlink:type="simple" xlink:href="https://twitter.com/FranckMorelZB/status/801099935080910848" text:style-name="Internet_20_link" text:visited-style-name="Visited_20_Internet_20_Link">https://twitter.com/FranckMorelZB/status/801099935080910848</text:a></text:p>
      <text:p text:style-name="P6"><text:span text:style-name="T1">32 :</text:span> <text:a xlink:type="simple" xlink:href="http://www.liberation.fr/futurs/2011/03/07/le-ministere-de-l-economie-et-desfinances-victime-d-une-attaque-informatique_719808" text:style-name="Internet_20_link" text:visited-style-name="Visited_20_Internet_20_Link">http://www.liberation.fr/futurs/2011/03/07/le-ministere-de-l-economie-et-desfinances-victime-d-une-attaque-informatique_719808</text:a></text:p>
      <text:p text:style-name="P6"><text:span text:style-name="T1">33 : </text:span><text:a xlink:type="simple" xlink:href="https://www.ssi.gouv.fr/particulier/principales-menaces/espionnage/attaque-parhameconnage-cible-spearfishing/" text:style-name="Internet_20_link" text:visited-style-name="Visited_20_Internet_20_Link">https://www.ssi.gouv.fr/particulier/principales-menaces/espionnage/attaque-parhameconnage-cible-spearfishing/</text:a></text:p>
      <text:p text:style-name="P6"><text:span text:style-name="T1">34 : </text:span><text:a xlink:type="simple" xlink:href="https://www.bleepingcomputer.com/news/security/jigsaw-ransomware-decryptedwill-delete-your-files-until-you-pay-the-ransom/" text:style-name="Internet_20_link" text:visited-style-name="Visited_20_Internet_20_Link">https://www.bleepingcomputer.com/news/security/jigsaw-ransomware-decryptedwill-delete-your-files-until-you-pay-the-ransom/</text:a></text:p>
      <text:p text:style-name="P6"><text:span text:style-name="T1">35 :</text:span> <text:a xlink:type="simple" xlink:href="https://krebsonsecurity.com/2012/08/inside-a-reveton-ransomware-operation/" text:style-name="Internet_20_link" text:visited-style-name="Visited_20_Internet_20_Link">https://krebsonsecurity.com/2012/08/inside-a-reveton-ransomware-operation/</text:a></text:p>
      <text:p text:style-name="P6"><text:span text:style-name="T1">36 :</text:span> <text:a xlink:type="simple" xlink:href="https://bits.blogs.nytimes.com/2014/08/22/android-phones-hit-byransomware/" text:style-name="Internet_20_link" text:visited-style-name="Visited_20_Internet_20_Link">https://bits.blogs.nytimes.com/2014/08/22/android-phones-hit-byransomware/</text:a> </text:p>
      <text:p text:style-name="P6"><text:span text:style-name="T1">37 :</text:span> <text:a xlink:type="simple" xlink:href="https://www.bleepingcomputer.com/news/security/new-scheme-spread-popcorn-timeransomware-get-chance-of-free-decryption-key/" text:style-name="Internet_20_link" text:visited-style-name="Visited_20_Internet_20_Link">https://www.bleepingcomputer.com/news/security/new-scheme-spread-popcorn-timeransomware-get-chance-of-free-decryption-key/</text:a></text:p>
      <text:p text:style-name="P6"><text:soft-page-break/><text:span text:style-name="T1">38 :</text:span> <text:a xlink:type="simple" xlink:href="https://www.bleepingcomputer.com/news/security/koolova-ransomware-decrypts-forfree-if-you-read-two-articles-about-ransomware/" text:style-name="Internet_20_link" text:visited-style-name="Visited_20_Internet_20_Link">https://www.bleepingcomputer.com/news/security/koolova-ransomware-decrypts-forfree-if-you-read-two-articles-about-ransomware/</text:a></text:p>
      <text:p text:style-name="P6"><text:span text:style-name="T1">39 :</text:span> <text:a xlink:type="simple" xlink:href="https://blog.barkly.com/phishing-statistics-2016" text:style-name="Internet_20_link" text:visited-style-name="Visited_20_Internet_20_Link">https://blog.barkly.com/phishing-statistics-2016</text:a></text:p>
      <text:p text:style-name="P6"><text:span text:style-name="T1">40 :</text:span> <text:a xlink:type="simple" xlink:href="http://phishme.com/phishing-ransomware-threats-soared-q1-2016/" text:style-name="Internet_20_link" text:visited-style-name="Visited_20_Internet_20_Link">http://phishme.com/phishing-ransomware-threats-soared-q1-2016/</text:a></text:p>
      <text:p text:style-name="P6"><text:span text:style-name="T1">41 :</text:span> <text:a xlink:type="simple" xlink:href="http://arstechnica.com/security/2016/02/locky-crypto-ransomware-rides-in-onmalicious-word-document-macro/" text:style-name="Internet_20_link" text:visited-style-name="Visited_20_Internet_20_Link">http://arstechnica.com/security/2016/02/locky-crypto-ransomware-rides-in-onmalicious-word-document-macro/</text:a></text:p>
      <text:p text:style-name="P6"><text:span text:style-name="T1">42 :</text:span> <text:a xlink:type="simple" xlink:href="http://arstechnica.com/security/2016/03/big-name-sites-hit-by-rash-of-malicious-adsspreading-crypto-ransomware/" text:style-name="Internet_20_link" text:visited-style-name="Visited_20_Internet_20_Link">http://arstechnica.com/security/2016/03/big-name-sites-hit-by-rash-of-malicious-adsspreading-crypto-ransomware/</text:a></text:p>
      <text:p text:style-name="P6"><text:span text:style-name="T1">43 :</text:span> <text:a xlink:type="simple" xlink:href="http://www.lemonde.fr/les-decodeurs/article/2016/12/30/espionnage-pendant-lapresidentielle-ce-que-les-etats-unis-reprochent-a-moscou_5055689_4355770.html" text:style-name="Internet_20_link" text:visited-style-name="Visited_20_Internet_20_Link">http://www.lemonde.fr/les-decodeurs/article/2016/12/30/espionnage-pendant-lapresidentielle-ce-que-les-etats-unis-reprochent-a-moscou_5055689_4355770.html</text:a> ; <text:a xlink:type="simple" xlink:href="http://www.lepoint.fr/monde/la-russie-a-t-elle-vraiment-hacke-l-election-americaine-30-12-2016-2093683_24.php" text:style-name="Internet_20_link" text:visited-style-name="Visited_20_Internet_20_Link">http://www.lepoint.fr/monde/la-russie-a-t-elle-vraiment-hacke-l-election-americaine-30-12-2016-2093683_24.php</text:a></text:p>
      <text:p text:style-name="P6"><text:span text:style-name="T1">44 :</text:span> <text:a xlink:type="simple" xlink:href="http://www.chicagotribune.com/news/local/politics/ct-illinois-republican-party-emailhack-met-1212-20161211-story.html" text:style-name="Internet_20_link" text:visited-style-name="Visited_20_Internet_20_Link">http://www.chicagotribune.com/news/local/politics/ct-illinois-republican-party-emailhack-met-1212-20161211-story.html</text:a></text:p>
      <text:p text:style-name="P6"><text:span text:style-name="T1">45 :</text:span> Voir par exemple cette actu <text:a xlink:type="simple" xlink:href="http://www.nytimes.com/2016/12/29/world/europe/howrussia-recruited-elite-hackers-for-its-cyberwar.html" text:style-name="Internet_20_link" text:visited-style-name="Visited_20_Internet_20_Link">http://www.nytimes.com/2016/12/29/world/europe/howrussia-recruited-elite-hackers-for-its-cyberwar.html</text:a></text:p>
      <text:p text:style-name="P6"><text:span text:style-name="T1">46 :</text:span> <text:a xlink:type="simple" xlink:href="https://threatconnect.com/blog/state-board-election-rabbit-hole/" text:style-name="Internet_20_link" text:visited-style-name="Visited_20_Internet_20_Link">https://threatconnect.com/blog/state-board-election-rabbit-hole/</text:a></text:p>
      <text:p text:style-name="P6"><text:span text:style-name="T1">47 : </text:span><text:a xlink:type="simple" xlink:href="https://chronopay.com/blog/2016/09/15/chronopay-pomogaet-king-servers-com/" text:style-name="Internet_20_link" text:visited-style-name="Visited_20_Internet_20_Link">https://chronopay.com/blog/2016/09/15/chronopay-pomogaet-king-servers-com/</text:a></text:p>
      <text:p text:style-name="P7"><text:span text:style-name="T1">48 :</text:span> <text:a xlink:type="simple" xlink:href="http://www.reuters.com/article/us-usa-cyber-democrats-reconstruct-idUSKCN10E09H" text:style-name="Internet_20_link" text:visited-style-name="Visited_20_Internet_20_Link">http://www.reuters.com/article/us-usa-cyber-democrats-reconstruct-idUSKCN10E09H</text:a></text:p>
      <text:p text:style-name="P7"><text:span text:style-name="T1">49 :</text:span> <text:a xlink:type="simple" xlink:href="https://www.secureworks.com/research/threat-group-4127-targets-hillary-clintonpresidential-campaign" text:style-name="Internet_20_link" text:visited-style-name="Visited_20_Internet_20_Link">https://www.secureworks.com/research/threat-group-4127-targets-hillary-clintonpresidential-campaign</text:a></text:p>
      <text:p text:style-name="P7"><text:span text:style-name="T1">50 :</text:span> <text:a xlink:type="simple" xlink:href="https://www.crowdstrike.com/blog/bears-midst-intrusion-democratic-national-committee/" text:style-name="Internet_20_link" text:visited-style-name="Visited_20_Internet_20_Link">https://www.crowdstrike.com/blog/bears-midst-intrusion-democratic-national-committee/</text:a></text:p>
      <text:p text:style-name="P7"><text:span text:style-name="T1">51 :</text:span> <text:a xlink:type="simple" xlink:href="http://www.threatgeek.com/2016/06/dnc_update.html" text:style-name="Internet_20_link" text:visited-style-name="Visited_20_Internet_20_Link">http://www.threatgeek.com/2016/06/dnc_update.html</text:a></text:p>
      <text:p text:style-name="P7"><text:span text:style-name="T1">52 :</text:span> <text:a xlink:type="simple" xlink:href="https://wikileaks.org/podesta-emails/emailid/34899" text:style-name="Internet_20_link" text:visited-style-name="Visited_20_Internet_20_Link">https://wikileaks.org/podesta-emails/emailid/34899</text:a></text:p>
      <text:p text:style-name="P7"><text:span text:style-name="T1">53 :</text:span> <text:a xlink:type="simple" xlink:href="https://www.fireeye.com/content/dam/fireeye-www/global/en/current-threats/pdfs/rpt-apt28.pdf" text:style-name="Internet_20_link" text:visited-style-name="Visited_20_Internet_20_Link">https://www.fireeye.com/content/dam/fireeye-www/global/en/current-threats/pdfs/rpt-apt28.pdf</text:a></text:p>
      <text:p text:style-name="P8"><text:span text:style-name="T1">54 : </text:span><text:a xlink:type="simple" xlink:href="https://www.slideshare.net/MaliciaRogue/contes-legendesru-net16mars2015" text:style-name="Internet_20_link" text:visited-style-name="Visited_20_Internet_20_Link">https://www.slideshare.net/MaliciaRogue/contes-legendesru-net16mars2015</text:a></text:p>
      <text:p text:style-name="P8"><text:span text:style-name="T1">55 :</text:span> <text:a xlink:type="simple" xlink:href="http://www.politico.com/agenda/story/2016/10/the-growing-threat-of-cybermercenaries-000221" text:style-name="Internet_20_link" text:visited-style-name="Visited_20_Internet_20_Link">http://www.politico.com/agenda/story/2016/10/the-growing-threat-of-cybermercenaries-000221</text:a></text:p>
      <text:p text:style-name="P8"><text:span text:style-name="T1">56 :</text:span> <text:a xlink:type="simple" xlink:href="https://www.us-cert.gov/security-publications/GRIZZLY-STEPPE-Russian-MaliciousCyber-Activity" text:style-name="Internet_20_link" text:visited-style-name="Visited_20_Internet_20_Link">https://www.us-cert.gov/security-publications/GRIZZLY-STEPPE-Russian-MaliciousCyber-Activity</text:a></text:p>
      <text:p text:style-name="P8"><text:span text:style-name="T1">57 : </text:span><text:a xlink:type="simple" xlink:href="https://www.dhs.gov/news/2016/10/07/joint-statement-department-homeland-securityand-office-director-national" text:style-name="Internet_20_link" text:visited-style-name="Visited_20_Internet_20_Link">https://www.dhs.gov/news/2016/10/07/joint-statement-department-homeland-securityand-office-director-national</text:a></text:p>
      <text:p text:style-name="P8"><text:span text:style-name="T1">58 : </text:span><text:a xlink:type="simple" xlink:href="https://www.wordfence.com/blog/2016/12/russia-malware-ip-hack/" text:style-name="Internet_20_link" text:visited-style-name="Visited_20_Internet_20_Link">https://www.wordfence.com/blog/2016/12/russia-malware-ip-hack/</text:a></text:p>
      <text:p text:style-name="P8"><text:span text:style-name="T1">59 :</text:span> <text:a xlink:type="simple" xlink:href="https://www.us-cert.gov/sites/default/files/publications/JAR-16-20296A.csv" text:style-name="Internet_20_link" text:visited-style-name="Visited_20_Internet_20_Link">https://www.us-cert.gov/sites/default/files/publications/JAR-16-20296A.csv</text:a></text:p>
      <text:p text:style-name="P8"><text:span text:style-name="T1">60 :</text:span> <text:a xlink:type="simple" xlink:href="http://www.robertmlee.org/critiques-of-the-dhsfbis-grizzly-steppe-report/" text:style-name="Internet_20_link" text:visited-style-name="Visited_20_Internet_20_Link">http://www.robertmlee.org/critiques-of-the-dhsfbis-grizzly-steppe-report/</text:a></text:p>
      <text:p text:style-name="P8"><text:span text:style-name="T1">61 :</text:span> <text:a xlink:type="simple" xlink:href="https://www.us-cert.gov/sites/default/files/publications/AR-17-20045_Enhanced_Analysis_of_GRIZZLY_STEPPE_Activity.pdf" text:style-name="Internet_20_link" text:visited-style-name="Visited_20_Internet_20_Link">https://www.us-cert.gov/sites/default/files/publications/AR-17-20045_Enhanced_Analysis_of_GRIZZLY_STEPPE_Activity.pdf</text:a> </text:p>
      <text:p text:style-name="P8"><text:span text:style-name="T1">62 :</text:span> <text:a xlink:type="simple" xlink:href="http://de.reuters.com/article/deutschland-russland-cyberangriff-idDEKCN0Y41D2" text:style-name="Internet_20_link" text:visited-style-name="Visited_20_Internet_20_Link">http://de.reuters.com/article/deutschland-russland-cyberangriff-idDEKCN0Y41D2</text:a></text:p>
      <text:p text:style-name="P8"><text:span text:style-name="T1">63 :</text:span> <text:a xlink:type="simple" xlink:href="https://twitter.com/RidT/status/751325844002529280" text:style-name="Internet_20_link" text:visited-style-name="Visited_20_Internet_20_Link">https://twitter.com/RidT/status/751325844002529280</text:a></text:p>
      <text:p text:style-name="P8"><text:span text:style-name="T1">64 :</text:span> <text:a xlink:type="simple" xlink:href="https://www.us-cert.gov/sites/default/files/publications/AR-17-20045_Enhanced_Analysis_of_GRIZZLY_STEPPE_Activity.pdf" text:style-name="Internet_20_link" text:visited-style-name="Visited_20_Internet_20_Link">https://www.us-cert.gov/sites/default/files/publications/AR-17-20045_Enhanced_Analysis_of_GRIZZLY_STEPPE_Activity.pdf</text:a></text:p>
      <text:p text:style-name="P8"><text:span text:style-name="T1">65 :</text:span> <text:a xlink:type="simple" xlink:href="https://www.senat.fr/compte-rendu-commissions/20170130/etr.htm" text:style-name="Internet_20_link" text:visited-style-name="Visited_20_Internet_20_Link">https://www.senat.fr/compte-rendu-commissions/20170130/etr.htm</text:a> ; <text:span text:style-name="T13">Social Media and Fake News in the 2016 Election</text:span> <text:a xlink:type="simple" xlink:href="http://web.stanford.edu/~gentzkow/research/fakenews.pdf" text:style-name="Internet_20_link" text:visited-style-name="Visited_20_Internet_20_Link">http://web.stanford.edu/~gentzkow/research/fakenews.pdf</text:a></text:p>
      <text:p text:style-name="P8"><text:span text:style-name="T1">66 :</text:span> <text:a xlink:type="simple" xlink:href="https://medium.com/@maliciarogue/la-bulle-algorithmique-cache-la-forêtdes-intérêts-financiers-c5626cffa66#.p8o3xp96p" text:style-name="Internet_20_link" text:visited-style-name="Visited_20_Internet_20_Link">https://medium.com/@maliciarogue/la-bulle-algorithmique-cache-la-for%C3%AAtdes-int%C3%A9r%C3%AAts-financiers-c5626cffa66#.p8o3xp96p</text:a> ; <text:a xlink:type="simple" xlink:href="https://reflets.info/comment-la-cybersecurite-pourrait-sinviter-a-la-presidentielle-de-2017/" text:style-name="Internet_20_link" text:visited-style-name="Visited_20_Internet_20_Link">https://reflets.info/comment-la-cybersecurite-pourrait-sinviter-a-la-presidentielle-de-2017/</text:a></text:p>
      <text:p text:style-name="P8"><text:span text:style-name="T1">67 :</text:span> <text:a xlink:type="simple" xlink:href="https://www.nytimes.com/2016/11/25/us/politics/hacking-russia-election-fears-barackobama-donald-trump.html?_r=0" text:style-name="Internet_20_link" text:visited-style-name="Visited_20_Internet_20_Link">https://www.nytimes.com/2016/11/25/us/politics/hacking-russia-election-fears-barackobama-donald-trump.html?_r=0</text:a> </text:p>
      <text:p text:style-name="P8"><text:span text:style-name="T1">68 :</text:span> <text:a xlink:type="simple" xlink:href="https://www.schneier.com/crypto-gram/archives/2000/0515.html#1" text:style-name="Internet_20_link" text:visited-style-name="Visited_20_Internet_20_Link">https://www.schneier.com/crypto-gram/archives/2000/0515.html#1</text:a></text:p>
      <text:p text:style-name="P8"><text:span text:style-name="T1">69 :</text:span> <text:a xlink:type="simple" xlink:href="http://googlepublicpolicy.blogspot.co.uk/2012/07/breaking-borders-for-freeexpression.html" text:style-name="Internet_20_link" text:visited-style-name="Visited_20_Internet_20_Link">http://googlepublicpolicy.blogspot.co.uk/2012/07/breaking-borders-for-freeexpression.html</text:a> <text:span text:style-name="T1">70 :</text:span> <text:soft-page-break/><text:a xlink:type="simple" xlink:href="http://www.slate.com/blogs/future_tense/2012/07/25/finspy_trojan_from_gamma_group_may_have_been_used_against_bahraini_activists_says_report_.html" text:style-name="Internet_20_link" text:visited-style-name="Visited_20_Internet_20_Link">http://www.slate.com/blogs/future_tense/2012/07/25/finspy_trojan_from_gamma_group_may_have_been_used_against_bahraini_activists_says_report_.html</text:a></text:p>
      <text:p text:style-name="P8"><text:span text:style-name="T1">71 :</text:span> <text:a xlink:type="simple" xlink:href="https://citizenlab.org/2012/07/from-bahrain-with-love-finfishers-spy-kit-exposed/" text:style-name="Internet_20_link" text:visited-style-name="Visited_20_Internet_20_Link">https://citizenlab.org/2012/07/from-bahrain-with-love-finfishers-spy-kit-exposed/</text:a></text:p>
      <text:p text:style-name="P8"><text:span text:style-name="T1">72 :</text:span> <text:a xlink:type="simple" xlink:href="http://www.slate.com/blogs/future_tense/2012/08/20/moroccan_website_mamfakinch_targeted_by_government_grade_spyware_from_hacking_team_.html" text:style-name="Internet_20_link" text:visited-style-name="Visited_20_Internet_20_Link">http://www.slate.com/blogs/future_tense/2012/08/20/moroccan_website_mamfakinch_targeted_by_government_grade_spyware_from_hacking_team_.html</text:a> </text:p>
      <text:p text:style-name="P8"><text:span text:style-name="T1">73 :</text:span> <text:a xlink:type="simple" xlink:href="https://citizenlab.org/2012/10/backdoors-are-forever-hacking-team-and-the-targetingof-dissent/" text:style-name="Internet_20_link" text:visited-style-name="Visited_20_Internet_20_Link">https://citizenlab.org/2012/10/backdoors-are-forever-hacking-team-and-the-targetingof-dissent/</text:a> <text:s/><text:span text:style-name="T1">74 :</text:span> <text:a xlink:type="simple" xlink:href="https://privacyinternational.atavist.com/theireyesonme" text:style-name="Internet_20_link" text:visited-style-name="Visited_20_Internet_20_Link">https://privacyinternational.atavist.com/theireyesonme</text:a> <text:s/></text:p>
      <text:p text:style-name="P8"><text:span text:style-name="T1">75 :</text:span> <text:a xlink:type="simple" xlink:href="http://reseau.echelon.free.fr/reseau.echelon/satellites.htm" text:style-name="Internet_20_link" text:visited-style-name="Visited_20_Internet_20_Link">http://reseau.echelon.free.fr/reseau.echelon/satellites.htm</text:a></text:p>
      <text:p text:style-name="P8"><text:span text:style-name="T1">76 :</text:span> <text:a xlink:type="simple" xlink:href="http://www.wired.com/threatlevel/2012/03/ff_nsadatacenter/all/1" text:style-name="Internet_20_link" text:visited-style-name="Visited_20_Internet_20_Link">http://www.wired.com/threatlevel/2012/03/ff_nsadatacenter/all/1</text:a></text:p>
      <text:p text:style-name="P34"><text:span text:style-name="T1">77 :</text:span> <text:a xlink:type="simple" xlink:href="http://www.lemonde.fr/technologies/article/2013/08/23/les-cables-sous-marins-clede-voute-de-la-cybersurveillance_3465101_651865.html" text:style-name="Internet_20_link" text:visited-style-name="Visited_20_Internet_20_Link">http://www.lemonde.fr/technologies/article/2013/08/23/les-cables-sous-marins-clede-voute-de-la-cybersurveillance_3465101_651865.html</text:a></text:p>
      <text:p text:style-name="P34"><text:span text:style-name="T1">78 :</text:span> <text:a xlink:type="simple" xlink:href="https://www.justice.gov/archive/ll/highlights.htm" text:style-name="Internet_20_link" text:visited-style-name="Visited_20_Internet_20_Link">https://www.justice.gov/archive/ll/highlights.htm</text:a></text:p>
      <text:p text:style-name="P34"><text:span text:style-name="T1">79 :</text:span> <text:a xlink:type="simple" xlink:href="https://www.wired.com/2010/08/nsl-gag-order-lifted/" text:style-name="Internet_20_link" text:visited-style-name="Visited_20_Internet_20_Link">https://www.wired.com/2010/08/nsl-gag-order-lifted/</text:a></text:p>
      <text:p text:style-name="P34"><text:span text:style-name="T1">80 :</text:span> <text:a xlink:type="simple" xlink:href="http://www.washingtontimes.com/news/2004/may/28/20040528-122605-9267r/?page=all" text:style-name="Internet_20_link" text:visited-style-name="Visited_20_Internet_20_Link">http://www.washingtontimes.com/news/2004/may/28/20040528-122605-9267r/?page=all</text:a></text:p>
      <text:p text:style-name="P34"><text:span text:style-name="T1">81 :</text:span> <text:a xlink:type="simple" xlink:href="https://www.technologyreview.com/s/405707/the-total-information-awareness-projectlives-on/" text:style-name="Internet_20_link" text:visited-style-name="Visited_20_Internet_20_Link">https://www.technologyreview.com/s/405707/the-total-information-awareness-projectlives-on/</text:a></text:p>
      <text:p text:style-name="P34"><text:span text:style-name="T1">82 :</text:span> <text:a xlink:type="simple" xlink:href="http://www.nytimes.com/2005/12/16/politics/bush-lets-us-spy-on-callers-withoutcourts.html" text:style-name="Internet_20_link" text:visited-style-name="Visited_20_Internet_20_Link">http://www.nytimes.com/2005/12/16/politics/bush-lets-us-spy-on-callers-withoutcourts.html</text:a></text:p>
      <text:p text:style-name="P34"><text:span text:style-name="T1">83 :</text:span> <text:a xlink:type="simple" xlink:href="http://www.nysd.uscourts.gov/rulings/04CV2614_Opinion_092904.pdf" text:style-name="Internet_20_link" text:visited-style-name="Visited_20_Internet_20_Link">http://www.nysd.uscourts.gov/rulings/04CV2614_Opinion_092904.pdf</text:a></text:p>
      <text:p text:style-name="P34"><text:span text:style-name="T1">84 :</text:span> <text:a xlink:type="simple" xlink:href="http://www.aclu.org/safefree/nationalsecurityletters/31580prs20070906.html" text:style-name="Internet_20_link" text:visited-style-name="Visited_20_Internet_20_Link">http://www.aclu.org/safefree/nationalsecurityletters/31580prs20070906.html</text:a></text:p>
      <text:p text:style-name="P34"><text:span text:style-name="T1">85 :</text:span> <text:a xlink:type="simple" xlink:href="https://web.archive.org/web/20071106074840/http://www.aclu.org/safefree/nationalsecurityletters/31580prs20070906.html" text:style-name="Internet_20_link" text:visited-style-name="Visited_20_Internet_20_Link">https://web.archive.org/web/20071106074840/http://www.aclu.org/safefree/nationalsecurityletters/31580prs20070906.html</text:a> </text:p>
      <text:p text:style-name="P34"><text:span text:style-name="T1">86 :</text:span> <text:a xlink:type="simple" xlink:href="https://www.techdirt.com/articles/20150427/11042430811/nsas-stellar-wind-program-was-almost-completely-useless-hidden-fisa-court-nsa-fbi.shtml" text:style-name="Internet_20_link" text:visited-style-name="Visited_20_Internet_20_Link">https://www.techdirt.com/articles/20150427/11042430811/nsas-stellar-wind-program-was-almost-completely-useless-hidden-fisa-court-nsa-fbi.shtml</text:a></text:p>
      <text:p text:style-name="P34"><text:span text:style-name="T1">87 :</text:span> <text:a xlink:type="simple" xlink:href="http://www.democrats.com/bush-impeachment-poll-2" text:style-name="Internet_20_link" text:visited-style-name="Visited_20_Internet_20_Link">http://www.democrats.com/bush-impeachment-poll-2</text:a></text:p>
      <text:p text:style-name="P34"><text:span text:style-name="T1">88 :</text:span> <text:a xlink:type="simple" xlink:href="http://www.pbs.org/wgbh/frontline/film/united-states-of-secrets/transcript/" text:style-name="Internet_20_link" text:visited-style-name="Visited_20_Internet_20_Link">http://www.pbs.org/wgbh/frontline/film/united-states-of-secrets/transcript/</text:a></text:p>
      <text:p text:style-name="P34"><text:span text:style-name="T1">89 :</text:span> <text:a xlink:type="simple" xlink:href="https://en.wikipedia.org/wiki/United_States_Foreign_Intelligence_Surveillance_Court#Criticism" text:style-name="Internet_20_link" text:visited-style-name="Visited_20_Internet_20_Link">https://en.wikipedia.org/wiki/United_States_Foreign_Intelligence_Surveillance_Court#Criticism</text:a> </text:p>
      <text:p text:style-name="P35"><text:span text:style-name="T1">90 : </text:span>Les révélations de <text:span text:style-name="T13">The Intercept</text:span> <text:a xlink:type="simple" xlink:href="https://theintercept.com/2014/05/19/data-piratescaribbean-nsa-recording-every-cell-phone-call-bahamas/" text:style-name="Internet_20_link" text:visited-style-name="Visited_20_Internet_20_Link">https://theintercept.com/2014/05/19/data-piratescaribbean-nsa-recording-every-cell-phone-call-bahamas/</text:a> ; résumé en français <text:a xlink:type="simple" xlink:href="http://www.france24.com/fr/20140520-nsa-bahamas-portable-ecoute-enregistrement-shebab-terrorisme-paradis-fiscal-espionnage-snowden" text:style-name="Internet_20_link" text:visited-style-name="Visited_20_Internet_20_Link"><text:span text:style-name="T8">http://www.france24.com/fr/20140520-nsa-bahamas-portable-ecoute-enregistrement-shebab-terrorisme-paradis-fiscal-espionnage-snowden</text:span></text:a><text:span text:style-name="T8"> </text:span></text:p>
      <text:p text:style-name="P1"><text:span text:style-name="T1">91 :</text:span> <text:a xlink:type="simple" xlink:href="http://www.afr.com/p/technology/interview_transcript_former_head_51yP0Cu1AQGUCs7WAC9ZVN" text:style-name="Internet_20_link" text:visited-style-name="Visited_20_Internet_20_Link">http://www.afr.com/p/technology/interview_transcript_former_head_51yP0Cu1AQGUCs7WAC9ZVN</text:a> </text:p>
      <text:p text:style-name="P34"><text:span text:style-name="T1">92 :</text:span> <text:a xlink:type="simple" xlink:href="http://www.nytimes.com/2014/09/17/opinion/israels-nsa-scandal.html?_r=1" text:style-name="Internet_20_link" text:visited-style-name="Visited_20_Internet_20_Link">http://www.nytimes.com/2014/09/17/opinion/israels-nsa-scandal.html?_r=1</text:a></text:p>
      <text:p text:style-name="P34"><text:span text:style-name="T1">93 :</text:span> <text:a xlink:type="simple" xlink:href="http://www.nytimes.com/2014/09/13/world/middleeast/elite-israeli-officers-decrytreatment-of-palestinians.html?_r=0" text:style-name="Internet_20_link" text:visited-style-name="Visited_20_Internet_20_Link">http://www.nytimes.com/2014/09/13/world/middleeast/elite-israeli-officers-decrytreatment-of-palestinians.html?_r=0</text:a></text:p>
      <text:p text:style-name="P36"><text:span text:style-name="T1">94 :</text:span> <text:a xlink:type="simple" xlink:href="http://www.huffingtonpost.com/2013/11/26/nsa-porn-muslims_n_4346128.html" text:style-name="Internet_20_link" text:visited-style-name="Visited_20_Internet_20_Link">http://www.huffingtonpost.com/2013/11/26/nsa-porn-muslims_n_4346128.html</text:a></text:p>
      <text:p text:style-name="P36"><text:span text:style-name="T1">95 :</text:span> <text:a xlink:type="simple" xlink:href="https://mic.com/articles/50459/8-whistleblowers-charged-with-violating-theespionage-act-under-obama#.9rAHcsE6b" text:style-name="Internet_20_link" text:visited-style-name="Visited_20_Internet_20_Link">https://mic.com/articles/50459/8-whistleblowers-charged-with-violating-theespionage-act-under-obama#.9rAHcsE6b</text:a></text:p>
      <text:p text:style-name="P36"><text:span text:style-name="T1">96 :</text:span> <text:a xlink:type="simple" xlink:href="http://www.politifact.com/punditfact/statements/2014/jan/10/jake-tapper/cnns-tapperobama-has-used-espionage-act-more-all-/" text:style-name="Internet_20_link" text:visited-style-name="Visited_20_Internet_20_Link">http://www.politifact.com/punditfact/statements/2014/jan/10/jake-tapper/cnns-tapperobama-has-used-espionage-act-more-all-/</text:a></text:p>
      <text:p text:style-name="P36"><text:span text:style-name="T1">97 :</text:span> <text:a xlink:type="simple" xlink:href="http://www.defenseone.com/business/2013/07/obama-whistleblower-witchhunt-wontwork-DOD/67598/" text:style-name="Internet_20_link" text:visited-style-name="Visited_20_Internet_20_Link">http://www.defenseone.com/business/2013/07/obama-whistleblower-witchhunt-wontwork-DOD/67598/</text:a></text:p>
      <text:p text:style-name="P36"><text:span text:style-name="T1">98 :</text:span> <text:a xlink:type="simple" xlink:href="http://www.theguardian.com/world/2013/sep/05/nsa-gchq-encryption-codessecurity" text:style-name="Internet_20_link" text:visited-style-name="Visited_20_Internet_20_Link">http://www.theguardian.com/world/2013/sep/05/nsa-gchq-encryption-codessecurity</text:a> <text:span text:style-name="T9">E</text:span>n français : <text:a xlink:type="simple" xlink:href="http://www.lemonde.fr/technologies/article/2013/09/05/cybersurveillance-la-nsa-a-contourne-les-garde-fous-qui-protegent-lesdonnees_3472159_651865.html" text:style-name="Internet_20_link" text:visited-style-name="Visited_20_Internet_20_Link">http://www.lemonde.fr/technologies/article/2013/09/05/cybersurveillance-la-nsa-a-contourne-les-garde-fous-qui-protegent-lesdonnees_3472159_651865.html</text:a> </text:p>
      <text:p text:style-name="P37"><text:span text:style-name="T1">99 :</text:span> <text:a xlink:type="simple" xlink:href="https://citizenlab.org/2013/07/planet-blue-coat-redux/" text:style-name="Internet_20_link" text:visited-style-name="Visited_20_Internet_20_Link">https://citizenlab.org/2013/07/planet-blue-coat-redux/</text:a></text:p>
      <text:p text:style-name="P37"><text:span text:style-name="T1">100 :</text:span> <text:a xlink:type="simple" xlink:href="https://www.netsweeper.com/products/content-filtering/" text:style-name="Internet_20_link" text:visited-style-name="Visited_20_Internet_20_Link">https://www.netsweeper.com/products/content-filtering/</text:a></text:p>
      <text:p text:style-name="P37"><text:span text:style-name="T1">101 :</text:span> <text:a xlink:type="simple" xlink:href="https://www.forbes.com/sites/thomasbrewster/2016/10/25/procera-francisco-partners-turkey-surveillance-erdogan/#2e15d1443457" text:style-name="Internet_20_link" text:visited-style-name="Visited_20_Internet_20_Link"><text:span text:style-name="T10">https://www.forbes.com/sites/thomasbrewster/2016/10/25/procera-francisco-partners-turkey-surveillance-erdogan/#2e15d1443457</text:span></text:a><text:span text:style-name="T10"> </text:span></text:p>
      <text:p text:style-name="P37"><text:soft-page-break/><text:span text:style-name="T1">102 :</text:span> <text:a xlink:type="simple" xlink:href="https://citizenlab.org/2016/08/million-dollar-dissident-iphone-zero-day-nso-group-uae/" text:style-name="Internet_20_link" text:visited-style-name="Visited_20_Internet_20_Link">https://citizenlab.org/2016/08/million-dollar-dissident-iphone-zero-day-nso-group-uae/</text:a></text:p>
      <text:p text:style-name="P37"><text:span text:style-name="T1">103 :</text:span> <text:a xlink:type="simple" xlink:href="https://theintercept.com/2015/07/01/nsas-google-worlds-private-communications/" text:style-name="Internet_20_link" text:visited-style-name="Visited_20_Internet_20_Link">https://theintercept.com/2015/07/01/nsas-google-worlds-private-communications/</text:a></text:p>
      <text:p text:style-name="P37"><text:span text:style-name="T1">104 :</text:span> <text:a xlink:type="simple" xlink:href="http://www.itu.int/en/ITU-D/Statistics/Pages/stat/default.aspx" text:style-name="Internet_20_link" text:visited-style-name="Visited_20_Internet_20_Link">http://www.itu.int/en/ITU-D/Statistics/Pages/stat/default.aspx</text:a></text:p>
      <text:p text:style-name="P37"><text:span text:style-name="T1">105 :</text:span> <text:a xlink:type="simple" xlink:href="https://www.tbb.org.tr/en/banks-and-banking-sector-information/statistical-reports/20" text:style-name="Internet_20_link" text:visited-style-name="Visited_20_Internet_20_Link">https://www.tbb.org.tr/en/banks-and-banking-sector-information/statistical-reports/20</text:a></text:p>
      <text:p text:style-name="P37"><text:span text:style-name="T1">106 :</text:span> <text:a xlink:type="simple" xlink:href="https://www.forbes.com/sites/thomasbrewster/2016/05/31/ability-unlimitedspy-system-ulin-ss7/#3c13a96063fa" text:style-name="Internet_20_link" text:visited-style-name="Visited_20_Internet_20_Link">https://www.forbes.com/sites/thomasbrewster/2016/05/31/ability-unlimitedspy-system-ulin-ss7/#3c13a96063fa</text:a> ; <text:a xlink:type="simple" xlink:href="https://www.forbes.com/sites/thomasbrewster/2016/02/11/nypd-stingrays-all-over-new-york/#13e981d82d84" text:style-name="Internet_20_link" text:visited-style-name="Visited_20_Internet_20_Link">https://www.forbes.com/sites/thomasbrewster/2016/02/11/nypd-stingrays-all-over-new-york/#13e981d82d84</text:a> </text:p>
      <text:p text:style-name="P38"><text:span text:style-name="T1">107 :</text:span> <text:a xlink:type="simple" xlink:href="http://www.interceptors.com/ability-script.pdf" text:style-name="Internet_20_link" text:visited-style-name="Visited_20_Internet_20_Link">http://www.interceptors.com/ability-script.pdf</text:a></text:p>
      <text:p text:style-name="P38"><text:span text:style-name="T1">108 :</text:span> <text:a xlink:type="simple" xlink:href="http://www.wassenaar.org/" text:style-name="Internet_20_link" text:visited-style-name="Visited_20_Internet_20_Link">http://www.wassenaar.org/</text:a></text:p>
      <text:p text:style-name="P38"><text:span text:style-name="T1">109 :</text:span> <text:a xlink:type="simple" xlink:href="http://www.international.gc.ca/controls-controles/report-rapports/2015.aspx?lang=eng" text:style-name="Internet_20_link" text:visited-style-name="Visited_20_Internet_20_Link">http://www.international.gc.ca/controls-controles/report-rapports/2015.aspx?lang=eng</text:a></text:p>
      <text:p text:style-name="P38"><text:span text:style-name="T1">110 :</text:span> <text:a xlink:type="simple" xlink:href="http://www.sviluppoeconomico.gov.it/index.php/it/component/content/article?id=2022475" text:style-name="Internet_20_link" text:visited-style-name="Visited_20_Internet_20_Link">http://www.sviluppoeconomico.gov.it/index.php/it/component/content/article?id=2022475</text:a></text:p>
      <text:p text:style-name="P38"><text:span text:style-name="T1">111 : </text:span><text:a xlink:type="simple" xlink:href="http://www.timesofisrael.com/israeli-government-okayed-sale-of-spyware-thatexploits-iphones/" text:style-name="Internet_20_link" text:visited-style-name="Visited_20_Internet_20_Link">http://www.timesofisrael.com/israeli-government-okayed-sale-of-spyware-thatexploits-iphones/</text:a></text:p>
      <text:p text:style-name="P38"><text:span text:style-name="T1">112 :</text:span> <text:a xlink:type="simple" xlink:href="https://blog.imirhil.fr/2017/02/21/logiciel-libre-gouvernance-ethique.html" text:style-name="Internet_20_link" text:visited-style-name="Visited_20_Internet_20_Link">https://blog.imirhil.fr/2017/02/21/logiciel-libre-gouvernance-ethique.html</text:a></text:p>
      <text:p text:style-name="P38"><text:span text:style-name="T1">113 :</text:span> <text:a xlink:type="simple" xlink:href="http://www3.epa.gov/otaq/cert/documents/vw-nov-caa-09-18-15.pdf" text:style-name="Internet_20_link" text:visited-style-name="Visited_20_Internet_20_Link">http://www3.epa.gov/otaq/cert/documents/vw-nov-caa-09-18-15.pdf</text:a></text:p>
      <text:p text:style-name="P38"><text:span text:style-name="T1">114 :</text:span> <text:a xlink:type="simple" xlink:href="http://www.bloomberg.com/news/articles/2015-09-19/vw-clean-diesel-schemeexposed-as-u-s-weighs-criminal-charges" text:style-name="Internet_20_link" text:visited-style-name="Visited_20_Internet_20_Link">http://www.bloomberg.com/news/articles/2015-09-19/vw-clean-diesel-schemeexposed-as-u-s-weighs-criminal-charges</text:a></text:p>
      <text:p text:style-name="P38"><text:span text:style-name="T1">115 :</text:span> <text:a xlink:type="simple" xlink:href="http://www.volkswagenag.com/content/vwcorp/info_center/en/news/2015/09/Ad_hoc_US.html" text:style-name="Internet_20_link" text:visited-style-name="Visited_20_Internet_20_Link">http://www.volkswagenag.com/content/vwcorp/info_center/en/news/2015/09/Ad_hoc_US.html</text:a> </text:p>
      <text:p text:style-name="P39"><text:span text:style-name="T1">116 :</text:span> <text:a xlink:type="simple" xlink:href="http://www3.epa.gov/otaq/standards/light-duty/tier2stds.htm" text:style-name="Internet_20_link" text:visited-style-name="Visited_20_Internet_20_Link">http://www3.epa.gov/otaq/standards/light-duty/tier2stds.htm</text:a></text:p>
      <text:p text:style-name="P39"><text:span text:style-name="T1">117 :</text:span> <text:a xlink:type="simple" xlink:href="http://www.dieselforum.org/about-clean-diesel/what-is-clean-diesel" text:style-name="Internet_20_link" text:visited-style-name="Visited_20_Internet_20_Link"><text:span text:style-name="T11">http://www.dieselforum.org/about-clean-diesel/what-is-clean-diesel</text:span></text:a><text:span text:style-name="T11"> </text:span></text:p>
      <text:p text:style-name="P39"><text:span text:style-name="T1">118 :</text:span> <text:a xlink:type="simple" xlink:href="http://www.theicct.org/sites/default/files/publications/ICCT_PEMS-study_dieselcars_20141013.pdf" text:style-name="Internet_20_link" text:visited-style-name="Visited_20_Internet_20_Link">http://www.theicct.org/sites/default/files/publications/ICCT_PEMS-study_dieselcars_20141013.pdf</text:a> <text:s/></text:p>
      <text:p text:style-name="P39"><text:span text:style-name="T1">119 :</text:span> <text:a xlink:type="simple" xlink:href="http://www.nytimes.com/2015/09/21/business/international/volkswagen-chiefapologizes-for-breach-of-trust-after-recall.html" text:style-name="Internet_20_link" text:visited-style-name="Visited_20_Internet_20_Link">http://www.nytimes.com/2015/09/21/business/international/volkswagen-chiefapologizes-for-breach-of-trust-after-recall.html</text:a> </text:p>
      <text:p text:style-name="P39"><text:span text:style-name="T1">120 :</text:span> <text:a xlink:type="simple" xlink:href="https://www.wired.com/2015/09/epa-opposes-rules-couldve-exposed-vws-cheating/" text:style-name="Internet_20_link" text:visited-style-name="Visited_20_Internet_20_Link">https://www.wired.com/2015/09/epa-opposes-rules-couldve-exposed-vws-cheating/</text:a> </text:p>
      <text:p text:style-name="P39"><text:span text:style-name="T1">121 :</text:span> <text:a xlink:type="simple" xlink:href="http://www.lemagit.fr/tribune/Laffaire-Volkswagen-Un-plaidoyer-pour-le-logiciel-libre" text:style-name="Internet_20_link" text:visited-style-name="Visited_20_Internet_20_Link">http://www.lemagit.fr/tribune/Laffaire-Volkswagen-Un-plaidoyer-pour-le-logiciel-libre</text:a> ; <text:a xlink:type="simple" xlink:href="http://www.toolinux.com/L-affaire-Volkswagen" text:style-name="Internet_20_link" text:visited-style-name="Visited_20_Internet_20_Link">http://www.toolinux.com/L-affaire-Volkswagen</text:a> <text:s/></text:p>
      <text:p text:style-name="P39"><text:span text:style-name="T1">122 :</text:span> <text:a xlink:type="simple" xlink:href="https://www.wired.com/2015/07/hackers-remotely-kill-jeep-highway/" text:style-name="Internet_20_link" text:visited-style-name="Visited_20_Internet_20_Link">https://www.wired.com/2015/07/hackers-remotely-kill-jeep-highway/</text:a> <text:s/></text:p>
      <text:p text:style-name="P39"><text:span text:style-name="T1">123 :</text:span> <text:a xlink:type="simple" xlink:href="https://www.wired.com/2015/08/researchers-hacked-model-s-teslas-already/" text:style-name="Internet_20_link" text:visited-style-name="Visited_20_Internet_20_Link">https://www.wired.com/2015/08/researchers-hacked-model-s-teslas-already/</text:a> <text:s/></text:p>
      <text:p text:style-name="P39"><text:span text:style-name="T1">124 :</text:span> <text:a xlink:type="simple" xlink:href="http://www.pcworld.com/article/3012220/security/internet-connected-hello-barbiedoll-can-be-hacked.html" text:style-name="Internet_20_link" text:visited-style-name="Visited_20_Internet_20_Link">http://www.pcworld.com/article/3012220/security/internet-connected-hello-barbiedoll-can-be-hacked.html</text:a> </text:p>
      <text:p text:style-name="P39"><text:span text:style-name="T1">125 :</text:span> <text:a xlink:type="simple" xlink:href="http://fusion.net/story/192189/internet-connected-baby-monitors-trivial-to-hack/" text:style-name="Internet_20_link" text:visited-style-name="Visited_20_Internet_20_Link">http://fusion.net/story/192189/internet-connected-baby-monitors-trivial-to-hack/</text:a> <text:s/></text:p>
      <text:p text:style-name="P39"><text:span text:style-name="T1">126 :</text:span> <text:a xlink:type="simple" xlink:href="http://www.theregister.co.uk/2015/08/24/smart_fridge_security_fubar/" text:style-name="Internet_20_link" text:visited-style-name="Visited_20_Internet_20_Link">http://www.theregister.co.uk/2015/08/24/smart_fridge_security_fubar/</text:a> <text:s/></text:p>
      <text:p text:style-name="P39"><text:span text:style-name="T1">127 :</text:span> <text:a xlink:type="simple" xlink:href="https://www.wired.com/2015/07/hackers-can-disable-sniper-rifleor-change-target/" text:style-name="Internet_20_link" text:visited-style-name="Visited_20_Internet_20_Link">https://www.wired.com/2015/07/hackers-can-disable-sniper-rifleor-change-target/</text:a> </text:p>
      <text:p text:style-name="P39"><text:span text:style-name="T1">128 :</text:span> <text:a xlink:type="simple" xlink:href="https://www.forbes.com/sites/kashmirhill/2013/07/26/smart-homeshack/#57668e47e426" text:style-name="Internet_20_link" text:visited-style-name="Visited_20_Internet_20_Link">https://www.forbes.com/sites/kashmirhill/2013/07/26/smart-homeshack/#57668e47e426</text:a> <text:s/></text:p>
      <text:p text:style-name="P39"><text:span text:style-name="T1">129 :</text:span> <text:a xlink:type="simple" xlink:href="http://www.theregister.co.uk/2016/10/25/medsec_vs_st_jude_indy_pentester_report_lands/" text:style-name="Internet_20_link" text:visited-style-name="Visited_20_Internet_20_Link">http://www.theregister.co.uk/2016/10/25/medsec_vs_st_jude_indy_pentester_report_lands/</text:a> <text:span text:style-name="T1">130 :</text:span> <text:a xlink:type="simple" xlink:href="http://www.vocativ.com/358530/smart-dildo-company-sued-for-tracking-users-habits/" text:style-name="Internet_20_link" text:visited-style-name="Visited_20_Internet_20_Link">http://www.vocativ.com/358530/smart-dildo-company-sued-for-tracking-users-habits/</text:a> </text:p>
      <text:p text:style-name="P39"><text:span text:style-name="T1">131 :</text:span> <text:a xlink:type="simple" xlink:href="http://observatoire-du-vote.eu/?page_id=38" text:style-name="Internet_20_link" text:visited-style-name="Visited_20_Internet_20_Link">http://observatoire-du-vote.eu/?page_id=38</text:a> <text:s/></text:p>
      <text:p text:style-name="P39"><text:span text:style-name="T1">132 :</text:span> <text:a xlink:type="simple" xlink:href="http://oumph.free.fr/textes/vote_electronique_issy.html" text:style-name="Internet_20_link" text:visited-style-name="Visited_20_Internet_20_Link">http://oumph.free.fr/textes/vote_electronique_issy.html</text:a> <text:s/></text:p>
      <text:p text:style-name="P39"><text:span text:style-name="T1">133 :</text:span> <text:a xlink:type="simple" xlink:href="http://cdst.revues.org/326" text:style-name="Internet_20_link" text:visited-style-name="Visited_20_Internet_20_Link">http://cdst.revues.org/326</text:a> <text:s/></text:p>
      <text:p text:style-name="P39"><text:span text:style-name="T1">134 :</text:span> <text:a xlink:type="simple" xlink:href="https://www.vice.com/fr/article/ce-hackeur-canadien-divulgue-les-infos-personnellesdes-racistes-d-internet" text:style-name="Internet_20_link" text:visited-style-name="Visited_20_Internet_20_Link">https://www.vice.com/fr/article/ce-hackeur-canadien-divulgue-les-infos-personnellesdes-racistes-d-internet</text:a> <text:s/></text:p>
      <text:p text:style-name="P39"><text:span text:style-name="T1">135 :</text:span> <text:a xlink:type="simple" xlink:href="http://rue89.nouvelobs.com/2014/08/14/vengeance-dun-pseudo-hacker-contre-rue89vire-tragique-254205" text:style-name="Internet_20_link" text:visited-style-name="Visited_20_Internet_20_Link">http://rue89.nouvelobs.com/2014/08/14/vengeance-dun-pseudo-hacker-contre-rue89vire-tragique-254205</text:a> <text:s/></text:p>
      <text:p text:style-name="P39"><text:span text:style-name="T1">136 :</text:span> <text:a xlink:type="simple" xlink:href="http://www.leparisien.fr/yvelines-78/mantes-la-ville-une-elue-d-opposition-victime-dun-swatting-12-03-2015-4597789.php" text:style-name="Internet_20_link" text:visited-style-name="Visited_20_Internet_20_Link">http://www.leparisien.fr/yvelines-78/mantes-la-ville-une-elue-d-opposition-victime-dun-swatting-12-03-2015-4597789.php</text:a> <text:s/></text:p>
      <text:p text:style-name="P9"><text:span text:style-name="T1">137 :</text:span> <text:a xlink:type="simple" xlink:href="http://www.europalestine.com/spip.php?article10749" text:style-name="Internet_20_link" text:visited-style-name="Visited_20_Internet_20_Link">http://www.europalestine.com/spip.php?article10749</text:a> ; <text:a xlink:type="simple" xlink:href="http://www.ujfp.org/spip.php?article3966" text:style-name="Internet_20_link" text:visited-style-name="Visited_20_Internet_20_Link">http://www.ujfp.org/spip.php?article3966</text:a></text:p>
      <text:p text:style-name="P9"><text:span text:style-name="T1">138 :</text:span> <text:a xlink:type="simple" xlink:href="https://www.nextinpact.com/news/98208-les-sanctions-contre-revenge-porn-porteesa-deux-ans-prison-et-60-000-euros-d-amende.htm" text:style-name="Internet_20_link" text:visited-style-name="Visited_20_Internet_20_Link">https://www.nextinpact.com/news/98208-les-sanctions-contre-revenge-porn-porteesa-deux-ans-prison-et-60-000-euros-d-amende.htm</text:a> </text:p>
      <text:p text:style-name="P9"><text:soft-page-break/><text:span text:style-name="T1">139 :</text:span> <text:a xlink:type="simple" xlink:href="http://europe.newsweek.com/revenge-porn-italy-tiziana-cantone-nightclub-rapevideo-499292?rm=eu" text:style-name="Internet_20_link" text:visited-style-name="Visited_20_Internet_20_Link">http://europe.newsweek.com/revenge-porn-italy-tiziana-cantone-nightclub-rapevideo-499292?rm=eu</text:a> </text:p>
      <text:p text:style-name="P1"/>
      <text:p text:style-name="P1"/>
      <text:h text:style-name="Heading_20_2" text:outline-level="2">02. Le<text:span text:style-name="T4">s</text:span> bon<text:span text:style-name="T4">s</text:span>, <text:span text:style-name="T4">les</text:span> brute<text:span text:style-name="T4">s</text:span> et <text:span text:style-name="T4">les</text:span> Anonymou<text:span text:style-name="T4">s</text:span></text:h>
      <text:p text:style-name="P41"><text:span text:style-name="T1">1 :</text:span> <text:a xlink:type="simple" xlink:href="https://fr.wikipedia.org/wiki/Leet_speak" text:style-name="Internet_20_link" text:visited-style-name="Visited_20_Internet_20_Link">https://fr.wikipedia.org/wiki/Leet_speak</text:a></text:p>
      <text:p text:style-name="P41"><text:span text:style-name="T1">2 :</text:span> <text:a xlink:type="simple" xlink:href="https://encyclopediadramatica.se/Main_Page" text:style-name="Internet_20_link" text:visited-style-name="Visited_20_Internet_20_Link">https://encyclopediadramatica.se/Main_Page</text:a></text:p>
      <text:p text:style-name="P41"><text:span text:style-name="T1">3 :</text:span> <text:a xlink:type="simple" xlink:href="https://events.ccc.de/" text:style-name="Internet_20_link" text:visited-style-name="Visited_20_Internet_20_Link">https://events.ccc.de</text:a></text:p>
      <text:p text:style-name="P41"><text:span text:style-name="T1">4 :</text:span> <text:a xlink:type="simple" xlink:href="http://www.bbc.com/news/technology-10554538" text:style-name="Internet_20_link" text:visited-style-name="Visited_20_Internet_20_Link">http://www.bbc.com/news/technology-10554538</text:a></text:p>
      <text:p text:style-name="P41"><text:span text:style-name="T1">5 :</text:span> <text:a xlink:type="simple" xlink:href="https://fr.wikipedia.org/wiki/Steven_Levy" text:style-name="Internet_20_link" text:visited-style-name="Visited_20_Internet_20_Link">https://fr.wikipedia.org/wiki/Steven_Levy</text:a></text:p>
      <text:p text:style-name="P41"><text:span text:style-name="T1">6 :</text:span> <text:a xlink:type="simple" xlink:href="http://blog.historyofphonephreaking.org/" text:style-name="Internet_20_link" text:visited-style-name="Visited_20_Internet_20_Link">http://blog.historyofphonephreaking.org/</text:a></text:p>
      <text:p text:style-name="P41"><text:span text:style-name="T1">7 :</text:span> <text:a xlink:type="simple" xlink:href="http://www.2600.com/" text:style-name="Internet_20_link" text:visited-style-name="Visited_20_Internet_20_Link">http://www.2600.com/</text:a></text:p>
      <text:p text:style-name="P41"><text:span text:style-name="T1">8 :</text:span> <text:a xlink:type="simple" xlink:href="https://fr.wikipedia.org/wiki/Hackers" text:style-name="Internet_20_link" text:visited-style-name="Visited_20_Internet_20_Link">https://fr.wikipedia.org/wiki/Hackers</text:a></text:p>
      <text:p text:style-name="P41"><text:span text:style-name="T1">9 :</text:span> <text:a xlink:type="simple" xlink:href="http://www.cs.indiana.edu/docproject/bdgtti/bdgtti_toc.html#SEC57" text:style-name="Internet_20_link" text:visited-style-name="Visited_20_Internet_20_Link">http://www.cs.indiana.edu/docproject/bdgtti/bdgtti_toc.html#SEC57</text:a></text:p>
      <text:p text:style-name="P41"><text:span text:style-name="T1">10 :</text:span> <text:a xlink:type="simple" xlink:href="http://www.cs.indiana.edu/docproject/bdgtti/bdgtti_8.html" text:style-name="Internet_20_link" text:visited-style-name="Visited_20_Internet_20_Link">http://www.cs.indiana.edu/docproject/bdgtti/bdgtti_8.html</text:a></text:p>
      <text:p text:style-name="P41"><text:span text:style-name="T1">11 :</text:span> <text:a xlink:type="simple" xlink:href="https://w2.eff.org/Net_culture/Net_info/EFF_Net_Guide/EEGTTI_HTML/eeg_91.html" text:style-name="Internet_20_link" text:visited-style-name="Visited_20_Internet_20_Link">https://w2.eff.org/Net_culture/Net_info/EFF_Net_Guide/EEGTTI_HTML/eeg_91.html</text:a></text:p>
      <text:p text:style-name="P41"><text:span text:style-name="T1">12 :</text:span> news:alt.fan.warlord</text:p>
      <text:p text:style-name="P41"><text:span text:style-name="T1">13 :</text:span> Voir par exemple page 391 de <text:span text:style-name="T13">The Johns Hopkins Guide to Digital Media</text:span> ou <text:a xlink:type="simple" xlink:href="https://en.wikipedia.org/wiki/Netochka_Nezvanova_(author" text:style-name="Internet_20_link" text:visited-style-name="Visited_20_Internet_20_Link">https://en.wikipedia.org/wiki/Netochka_Nezvanova_(author</text:a>). </text:p>
      <text:p text:style-name="P41"><text:span text:style-name="T1">14 :</text:span> <text:a xlink:type="simple" xlink:href="http://www.weirdcrap.com/recreational/bricefq1.htm" text:style-name="Internet_20_link" text:visited-style-name="Visited_20_Internet_20_Link">http://www.weirdcrap.com/recreational/bricefq1.htm</text:a></text:p>
      <text:p text:style-name="P42"><text:span text:style-name="T1">15 :</text:span> <text:a xlink:type="simple" xlink:href="http://www.catb.org/jargon/html/B/B1FF.html" text:style-name="Internet_20_link" text:visited-style-name="Visited_20_Internet_20_Link">http://www.catb.org/jargon/html/B/B1FF.html</text:a></text:p>
      <text:p text:style-name="P42"><text:span text:style-name="T1">16 :</text:span> <text:a xlink:type="simple" xlink:href="http://www.wired.com/1994/OS/alt.tes/class" text:style-name="Internet_20_link" text:visited-style-name="Visited_20_Internet_20_Link">http://www.wired.com/1994/OS/alt.tes/class</text:a></text:p>
      <text:p text:style-name="P42"><text:span text:style-name="T1">17 :</text:span> <text:a xlink:type="simple" xlink:href="https://www.youtube.com/watch?v=RFjU8bZR19A" text:style-name="Internet_20_link" text:visited-style-name="Visited_20_Internet_20_Link">https://www.youtube.com/watch?v=RFjU8bZR19A</text:a></text:p>
      <text:p text:style-name="P42"><text:span text:style-name="T1">18 :</text:span> <text:a xlink:type="simple" xlink:href="https://www.youtube.com/watch?v=DNO6G4ApJQY" text:style-name="Internet_20_link" text:visited-style-name="Visited_20_Internet_20_Link">https://www.youtube.com/watch?v=DNO6G4ApJQY</text:a></text:p>
      <text:p text:style-name="P42"><text:span text:style-name="T1">19 :</text:span> <text:a xlink:type="simple" xlink:href="http://www.rsr.ch/#/la-1ere/programmes/on-en-parle/3058588-le-troll-la-bete-noiredu-net.html" text:style-name="Internet_20_link" text:visited-style-name="Visited_20_Internet_20_Link">http://www.rsr.ch/#/la-1ere/programmes/on-en-parle/3058588-le-troll-la-bete-noiredu-net.html</text:a></text:p>
      <text:p text:style-name="P42"><text:span text:style-name="T1">20 :</text:span> <text:a xlink:type="simple" xlink:href="http://www.ibls.com/internet_law_news_portal_view.aspx?s=latestnews&amp;id=1972" text:style-name="Internet_20_link" text:visited-style-name="Visited_20_Internet_20_Link">http://www.ibls.com/internet_law_news_portal_view.aspx?s=latestnews&amp;id=1972</text:a></text:p>
      <text:p text:style-name="P42"><text:span text:style-name="T1">21 :</text:span> <text:a xlink:type="simple" xlink:href="http://blog.wired.com/27bstroke6/2008/01/anonymous-attac.html" text:style-name="Internet_20_link" text:visited-style-name="Visited_20_Internet_20_Link">http://blog.wired.com/27bstroke6/2008/01/anonymous-attac.html</text:a></text:p>
      <text:p text:style-name="P42"><text:span text:style-name="T1">22 :</text:span> <text:a xlink:type="simple" xlink:href="https://upload.wikimedia.org/wikipedia/commons/7/73/Message_to_Scientology.ogv" text:style-name="Internet_20_link" text:visited-style-name="Visited_20_Internet_20_Link">https://upload.wikimedia.org/wikipedia/commons/7/73/Message_to_Scientology.ogv</text:a></text:p>
      <text:p text:style-name="P42"><text:span text:style-name="T1">23 :</text:span> <text:a xlink:type="simple" xlink:href="http://www.motherjones.com/mojo/2008/09/sarah-palins-secret-emails" text:style-name="Internet_20_link" text:visited-style-name="Visited_20_Internet_20_Link">http://www.motherjones.com/mojo/2008/09/sarah-palins-secret-emails</text:a></text:p>
      <text:p text:style-name="P42"><text:span text:style-name="T1">24 :</text:span> <text:a xlink:type="simple" xlink:href="http://sunshinereview.org/index.php/Alaska_Public_Records_Act" text:style-name="Internet_20_link" text:visited-style-name="Visited_20_Internet_20_Link">http://sunshinereview.org/index.php/Alaska_Public_Records_Act</text:a></text:p>
      <text:p text:style-name="P42"><text:span text:style-name="T1">25 :</text:span> <text:a xlink:type="simple" xlink:href="http://machinist.salon.com/blog/2008/09/15/palin_emails/" text:style-name="Internet_20_link" text:visited-style-name="Visited_20_Internet_20_Link">http://machinist.salon.com/blog/2008/09/15/palin_emails/</text:a></text:p>
      <text:p text:style-name="P42"><text:span text:style-name="T1">26 :</text:span> <text:a xlink:type="simple" xlink:href="http://arstechnica.com/tech-policy/2008/09/palins-e-mail-habits-come-under-fire/" text:style-name="Internet_20_link" text:visited-style-name="Visited_20_Internet_20_Link">http://arstechnica.com/tech-policy/2008/09/palins-e-mail-habits-come-under-fire/</text:a></text:p>
      <text:p text:style-name="P42"><text:span text:style-name="T1">27 :</text:span> <text:a xlink:type="simple" xlink:href="http://www.motherjones.com/politics/2011/06/sarah-palin-email-saga" text:style-name="Internet_20_link" text:visited-style-name="Visited_20_Internet_20_Link">http://www.motherjones.com/politics/2011/06/sarah-palin-email-saga</text:a></text:p>
      <text:p text:style-name="P42"><text:span text:style-name="T1">28 :</text:span> <text:a xlink:type="simple" xlink:href="https://www.wired.com/2008/09/palin-e-mail-ha/" text:style-name="Internet_20_link" text:visited-style-name="Visited_20_Internet_20_Link">https://www.wired.com/2008/09/palin-e-mail-ha/</text:a></text:p>
      <text:p text:style-name="P42"><text:span text:style-name="T1">29 :</text:span> <text:a xlink:type="simple" xlink:href="http://gawker.com/5051193/sarah-palins-personal-emails" text:style-name="Internet_20_link" text:visited-style-name="Visited_20_Internet_20_Link">http://gawker.com/5051193/sarah-palins-personal-emails</text:a></text:p>
      <text:p text:style-name="P42"><text:span text:style-name="T1">30 :</text:span> <text:a xlink:type="simple" xlink:href="https://wikileaks.org/wiki/VP_contender_Sarah_Palin_hacked" text:style-name="Internet_20_link" text:visited-style-name="Visited_20_Internet_20_Link">https://wikileaks.org/wiki/VP_contender_Sarah_Palin_hacked</text:a></text:p>
      <text:p text:style-name="P42"><text:span text:style-name="T1">31 :</text:span> <text:a xlink:type="simple" xlink:href="http://www.slate.com/articles/technology/technology/2008/09/hacking_sarah_palin.html" text:style-name="Internet_20_link" text:visited-style-name="Visited_20_Internet_20_Link">http://www.slate.com/articles/technology/technology/2008/09/hacking_sarah_palin.html</text:a></text:p>
      <text:p text:style-name="P42"><text:span text:style-name="T1">32 :</text:span> <text:a xlink:type="simple" xlink:href="http://www.memphisflyer.com/JacksonBaker/archives/2013/07/25/david-kernell-is-outfrom-under" text:style-name="Internet_20_link" text:visited-style-name="Visited_20_Internet_20_Link">http://www.memphisflyer.com/JacksonBaker/archives/2013/07/25/david-kernell-is-outfrom-under</text:a></text:p>
      <text:p text:style-name="P42"><text:span text:style-name="T1">33 :</text:span> <text:a xlink:type="simple" xlink:href="http://thephoenix.com/Boston/News/70055-Photos-Guy-Fawkes-Day/" text:style-name="Internet_20_link" text:visited-style-name="Visited_20_Internet_20_Link">http://thephoenix.com/Boston/News/70055-Photos-Guy-Fawkes-Day/</text:a></text:p>
      <text:p text:style-name="P42"><text:span text:style-name="T1">34 :</text:span> <text:a xlink:type="simple" xlink:href="http://blogs.mediapart.fr/edition/club-acte-2/article/110211/les-sociabilites-neuvesdes-communautes-dinformation" text:style-name="Internet_20_link" text:visited-style-name="Visited_20_Internet_20_Link">http://blogs.mediapart.fr/edition/club-acte-2/article/110211/les-sociabilites-neuvesdes-communautes-dinformation</text:a></text:p>
      <text:p text:style-name="P42"><text:span text:style-name="T1">35 :</text:span> <text:a xlink:type="simple" xlink:href="http://knowyourmeme.com/memes/it-s-over-9000" text:style-name="Internet_20_link" text:visited-style-name="Visited_20_Internet_20_Link">http://knowyourmeme.com/memes/it-s-over-9000</text:a></text:p>
      <text:p text:style-name="P42"><text:span text:style-name="T1">36 :</text:span> <text:a xlink:type="simple" xlink:href="http://blogs.suntimes.com/oprah/2008/09/oprah_winfrey_goes_after_inter.html" text:style-name="Internet_20_link" text:visited-style-name="Visited_20_Internet_20_Link">http://blogs.suntimes.com/oprah/2008/09/oprah_winfrey_goes_after_inter.html</text:a></text:p>
      <text:p text:style-name="P42"><text:span text:style-name="T1">37 :</text:span> <text:a xlink:type="simple" xlink:href="http://ireport.cnn.com/docs/DOC-93559" text:style-name="Internet_20_link" text:visited-style-name="Visited_20_Internet_20_Link">http://ireport.cnn.com/docs/DOC-93559</text:a> ; <text:a xlink:type="simple" xlink:href="https://www.reddit.com/r/funny/comments/72g7t/oprah_gets_trolled_by_anonymous_oprah_vs_over/" text:style-name="Internet_20_link" text:visited-style-name="Visited_20_Internet_20_Link">https://www.reddit.com/r/funny/comments/72g7t/oprah_gets_trolled_by_anonymous_oprah_vs_over/</text:a> </text:p>
      <text:p text:style-name="P44"><text:span text:style-name="T1">38 :</text:span> <text:a xlink:type="simple" xlink:href="http://www.liberation.fr/ecrans/2010/09/20/pedobear-la-chasse-a-l-ours-estouverte_954765" text:style-name="Internet_20_link" text:visited-style-name="Visited_20_Internet_20_Link">http://www.liberation.fr/ecrans/2010/09/20/pedobear-la-chasse-a-l-ours-estouverte_954765</text:a> <text:s/></text:p>
      <text:p text:style-name="P44"><text:span text:style-name="T1">39 :</text:span> <text:a xlink:type="simple" xlink:href="http://knowyourmeme.com/memes/events/over-9000-penises" text:style-name="Internet_20_link" text:visited-style-name="Visited_20_Internet_20_Link">http://knowyourmeme.com/memes/events/over-9000-penises</text:a></text:p>
      <text:p text:style-name="P43"><text:span text:style-name="T1">40 :</text:span> <text:a xlink:type="simple" xlink:href="http://www.liberation.fr/ecrans/2009/07/22/la-pedophilie-sur-internet-encore-instrumentalisee_958768?page=article" text:style-name="Internet_20_link" text:visited-style-name="Visited_20_Internet_20_Link">http://www.liberation.fr/ecrans/2009/07/22/la-pedophilie-sur-internet-encore-instrumentalisee_958768?page=article</text:a> </text:p>
      <text:p text:style-name="P44"><text:soft-page-break/><text:span text:style-name="T1">41 :</text:span> <text:a xlink:type="simple" xlink:href="http://www.guardian.co.uk/media/2012/jun/12/how-to-deal-with-trolls" text:style-name="Internet_20_link" text:visited-style-name="Visited_20_Internet_20_Link">http://www.guardian.co.uk/media/2012/jun/12/how-to-deal-with-trolls</text:a></text:p>
      <text:p text:style-name="P44"><text:span text:style-name="T1">42 :</text:span> <text:a xlink:type="simple" xlink:href="http://archive.wikiwix.com/cache/?url=http://news.ninemsn.com.au/technology/827036/internet-underground-takes-on-iran" text:style-name="Internet_20_link" text:visited-style-name="Visited_20_Internet_20_Link"><text:span text:style-name="T14">http://archive.wikiwix.com/cache/?url=http://news.ninemsn.com.au/technology/827036/internet-underground-takes-on-iran</text:span></text:a><text:span text:style-name="T14"> </text:span></text:p>
      <text:p text:style-name="P45"><text:span text:style-name="T1">43 :</text:span> <text:a xlink:type="simple" xlink:href="http://www.abc.net.au/news/stories/2009/09/10/2681642.htm" text:style-name="Internet_20_link" text:visited-style-name="Visited_20_Internet_20_Link">http://www.abc.net.au/news/stories/2009/09/10/2681642.htm</text:a> <text:s/></text:p>
      <text:p text:style-name="P45"><text:span text:style-name="T1">44 :</text:span> <text:a xlink:type="simple" xlink:href="http://news.bbc.co.uk/2/hi/uk_news/8061979.stm" text:style-name="Internet_20_link" text:visited-style-name="Visited_20_Internet_20_Link">http://news.bbc.co.uk/2/hi/uk_news/8061979.stm</text:a> <text:s/></text:p>
      <text:p text:style-name="P46"><text:span text:style-name="T1">45 :</text:span> <text:a xlink:type="simple" xlink:href="http://legifrance.gouv.fr/affichTexte.do;?cidTexte=JORFTEXT000021573619&amp;dateTexte=vig" text:style-name="Internet_20_link" text:visited-style-name="Visited_20_Internet_20_Link">http://legifrance.gouv.fr/affichTexte.do;?cidTexte=JORFTEXT000021573619&amp;dateTexte=vig</text:a> <text:s/><text:span text:style-name="T1">46 :</text:span> <text:a xlink:type="simple" xlink:href="http://www.liberation.fr/france-archive/2009/04/10/le-ps-ruse-et-coince-hadopi-a-lassemblee_559240" text:style-name="Internet_20_link" text:visited-style-name="Visited_20_Internet_20_Link">http://www.liberation.fr/france-archive/2009/04/10/le-ps-ruse-et-coince-hadopi-a-lassemblee_559240</text:a> <text:s/></text:p>
      <text:p text:style-name="P46"><text:span text:style-name="T1">47 :</text:span> <text:a xlink:type="simple" xlink:href="https://yro.slashdot.org/story/04/07/27/129219/patriot-act-used-to-enforce-copyrightlaw" text:style-name="Internet_20_link" text:visited-style-name="Visited_20_Internet_20_Link">https://yro.slashdot.org/story/04/07/27/129219/patriot-act-used-to-enforce-copyrightlaw</text:a> ; <text:a xlink:type="simple" xlink:href="https://www.techdirt.com/articles/20100129/0630057974.shtml" text:style-name="Internet_20_link" text:visited-style-name="Visited_20_Internet_20_Link">https://www.techdirt.com/articles/20100129/0630057974.shtml</text:a> </text:p>
      <text:p text:style-name="P46"><text:span text:style-name="T1">48 :</text:span> <text:a xlink:type="simple" xlink:href="http://www.indiantelevision.com/aac/y2k10/aac589.php" text:style-name="Internet_20_link" text:visited-style-name="Visited_20_Internet_20_Link">http://www.indiantelevision.com/aac/y2k10/aac589.php</text:a></text:p>
      <text:p text:style-name="P46"><text:span text:style-name="T1">49 :</text:span> <text:a xlink:type="simple" xlink:href="https://torrentfreak.com/anti-piracy-outfit-threatens-to-dos-uncooperative-torrentsites-100905/" text:style-name="Internet_20_link" text:visited-style-name="Visited_20_Internet_20_Link">https://torrentfreak.com/anti-piracy-outfit-threatens-to-dos-uncooperative-torrentsites-100905/</text:a> </text:p>
      <text:p text:style-name="P46"><text:span text:style-name="T1">50 :</text:span> <text:a xlink:type="simple" xlink:href="http://www.theregister.co.uk/2010/09/20/4chan_ddos_mpaa_riaa/" text:style-name="Internet_20_link" text:visited-style-name="Visited_20_Internet_20_Link">http://www.theregister.co.uk/2010/09/20/4chan_ddos_mpaa_riaa/</text:a></text:p>
      <text:p text:style-name="P46"><text:span text:style-name="T1">51 :</text:span> <text:a xlink:type="simple" xlink:href="https://torrentfreak.com/images/mpaaddos.jpg" text:style-name="Internet_20_link" text:visited-style-name="Visited_20_Internet_20_Link">https://torrentfreak.com/images/mpaaddos.jpg</text:a> <text:s/></text:p>
      <text:p text:style-name="P46"><text:span text:style-name="T1">52 :</text:span> <text:a xlink:type="simple" xlink:href="http://torrentfreak.com/4chan-to-ddos-riaa-next-is-this-the-protest-of-thefuture-100919/" text:style-name="Internet_20_link" text:visited-style-name="Visited_20_Internet_20_Link">http://torrentfreak.com/4chan-to-ddos-riaa-next-is-this-the-protest-of-thefuture-100919/</text:a></text:p>
      <text:p text:style-name="P46"><text:span text:style-name="T1">53 :</text:span> <text:a xlink:type="simple" xlink:href="http://www.pandasecurity.com/mediacenter/news/4chan-users-organize-ddosagainst-mpaa/" text:style-name="Internet_20_link" text:visited-style-name="Visited_20_Internet_20_Link">http://www.pandasecurity.com/mediacenter/news/4chan-users-organize-ddosagainst-mpaa/</text:a></text:p>
      <text:p text:style-name="P46"><text:span text:style-name="T1">54 :</text:span> <text:a xlink:type="simple" xlink:href="http://techcrunch.com/2010/09/19/riaa-attack/" text:style-name="Internet_20_link" text:visited-style-name="Visited_20_Internet_20_Link">http://techcrunch.com/2010/09/19/riaa-attack/</text:a> </text:p>
      <text:p text:style-name="P46"><text:span text:style-name="T1">55 :</text:span> <text:a xlink:type="simple" xlink:href="https://torrentfreak.com/4chan-to-ddos-riaa-next-is-this-the-protest-of-thefuture-100919/" text:style-name="Internet_20_link" text:visited-style-name="Visited_20_Internet_20_Link">https://torrentfreak.com/4chan-to-ddos-riaa-next-is-this-the-protest-of-thefuture-100919/</text:a></text:p>
      <text:p text:style-name="P46"><text:span text:style-name="T1">56 :</text:span> <text:a xlink:type="simple" xlink:href="http://www.slyck.com/story2040_Your_Quick_Reference_Guide_to_Current_US_BitTorrent_Lawsuits" text:style-name="Internet_20_link" text:visited-style-name="Visited_20_Internet_20_Link">http://www.slyck.com/story2040_Your_Quick_Reference_Guide_to_Current_US_BitTorrent_Lawsuits</text:a> </text:p>
      <text:p text:style-name="P46"><text:span text:style-name="T1">57 :</text:span> <text:a xlink:type="simple" xlink:href="http://www.theregister.co.uk/2009/05/12/davenport_lyons_acs_law/" text:style-name="Internet_20_link" text:visited-style-name="Visited_20_Internet_20_Link">http://www.theregister.co.uk/2009/05/12/davenport_lyons_acs_law/</text:a></text:p>
      <text:p text:style-name="P46"><text:span text:style-name="T1">58 :</text:span> <text:a xlink:type="simple" xlink:href="https://web.archive.org/web/20110721060833/http://www.t3.com/news/law-firm-handsout-thousands-of-fines-to-suspected-digital-pirates?=42559" text:style-name="Internet_20_link" text:visited-style-name="Visited_20_Internet_20_Link">https://web.archive.org/web/20110721060833/http://www.t3.com/news/law-firm-handsout-thousands-of-fines-to-suspected-digital-pirates?=42559</text:a></text:p>
      <text:p text:style-name="P46"><text:span text:style-name="T1">59 :</text:span> <text:a xlink:type="simple" xlink:href="http://news.bbc.co.uk/1/hi/technology/8481790.stm" text:style-name="Internet_20_link" text:visited-style-name="Visited_20_Internet_20_Link">http://news.bbc.co.uk/1/hi/technology/8481790.stm</text:a></text:p>
      <text:p text:style-name="P46"><text:span text:style-name="T1">60 :</text:span> <text:a xlink:type="simple" xlink:href="https://web.archive.org/web/20091216055249/http://beingthreatened.yolasite.com:80/press-index.php" text:style-name="Internet_20_link" text:visited-style-name="Visited_20_Internet_20_Link">https://web.archive.org/web/20091216055249/http://beingthreatened.yolasite.com:80/press-index.php</text:a> </text:p>
      <text:p text:style-name="P46"><text:span text:style-name="T1">61 :</text:span> <text:a xlink:type="simple" xlink:href="http://www.lawgazette.co.uk/opinion/letters/which-hunt" text:style-name="Internet_20_link" text:visited-style-name="Visited_20_Internet_20_Link">http://www.lawgazette.co.uk/opinion/letters/which-hunt</text:a></text:p>
      <text:p text:style-name="P46"><text:span text:style-name="T1">62 :</text:span> <text:a xlink:type="simple" xlink:href="http://www.bbc.co.uk/news/technology-12275913" text:style-name="Internet_20_link" text:visited-style-name="Visited_20_Internet_20_Link">http://www.bbc.co.uk/news/technology-12275913</text:a></text:p>
      <text:p text:style-name="P46"><text:span text:style-name="T1">63 :</text:span> <text:a xlink:type="simple" xlink:href="http://torrentfreak.com/wrongfully-accused-of-file-sharing-file-forharassment-100831/" text:style-name="Internet_20_link" text:visited-style-name="Visited_20_Internet_20_Link">http://torrentfreak.com/wrongfully-accused-of-file-sharing-file-forharassment-100831/</text:a></text:p>
      <text:p text:style-name="P46"><text:span text:style-name="T1">64 :</text:span> <text:a xlink:type="simple" xlink:href="https://web.archive.org/web/20160129200458/http://www.parliament.the-stationeryoffice.co.uk/pa/ld200910/ldhansrd/text/100126-0003.htm" text:style-name="Internet_20_link" text:visited-style-name="Visited_20_Internet_20_Link">https://web.archive.org/web/20160129200458/http://www.parliament.the-stationeryoffice.co.uk/pa/ld200910/ldhansrd/text/100126-0003.htm</text:a></text:p>
      <text:p text:style-name="P46"><text:span text:style-name="T1">65 :</text:span> <text:a xlink:type="simple" xlink:href="http://www.theregister.co.uk/2010/09/22/acs_4chan/" text:style-name="Internet_20_link" text:visited-style-name="Visited_20_Internet_20_Link">http://www.theregister.co.uk/2010/09/22/acs_4chan/</text:a></text:p>
      <text:p text:style-name="P46"><text:span text:style-name="T1">66 :</text:span> <text:a xlink:type="simple" xlink:href="http://arstechnica.com/tech-policy/news/2010/09/amounts-to-blackmail-inside-a-p2psettlement-letter-factory.ars" text:style-name="Internet_20_link" text:visited-style-name="Visited_20_Internet_20_Link">http://arstechnica.com/tech-policy/news/2010/09/amounts-to-blackmail-inside-a-p2psettlement-letter-factory.ars</text:a></text:p>
      <text:p text:style-name="P46"><text:span text:style-name="T1">67 :</text:span> <text:a xlink:type="simple" xlink:href="http://www.wired.co.uk/news/archive/2010-09/27/leaked-emails-fuel-anti-piracy-scandal" text:style-name="Internet_20_link" text:visited-style-name="Visited_20_Internet_20_Link">http://www.wired.co.uk/news/archive/2010-09/27/leaked-emails-fuel-anti-piracy-scandal</text:a></text:p>
      <text:p text:style-name="P46"><text:span text:style-name="T1">68 :</text:span> <text:a xlink:type="simple" xlink:href="http://www.guardian.co.uk/technology/blog/2010/oct/01/acslaw-filesharing-accused" text:style-name="Internet_20_link" text:visited-style-name="Visited_20_Internet_20_Link">http://www.guardian.co.uk/technology/blog/2010/oct/01/acslaw-filesharing-accused</text:a></text:p>
      <text:p text:style-name="P46"><text:span text:style-name="T1">69 :</text:span> <text:a xlink:type="simple" xlink:href="http://www.which.co.uk/news/2009/07/more-innocent-consumers-accused-of-filesharing--179504" text:style-name="Internet_20_link" text:visited-style-name="Visited_20_Internet_20_Link">http://www.which.co.uk/news/2009/07/more-innocent-consumers-accused-of-filesharing--179504</text:a></text:p>
      <text:p text:style-name="P46"><text:span text:style-name="T1">70 :</text:span> <text:a xlink:type="simple" xlink:href="http://www.bbc.co.uk/newsbeat/article/11430299/my-details-appeared-on-porn-list" text:style-name="Internet_20_link" text:visited-style-name="Visited_20_Internet_20_Link">http://www.bbc.co.uk/newsbeat/article/11430299/my-details-appeared-on-porn-list</text:a></text:p>
      <text:p text:style-name="P46"><text:span text:style-name="T1">71 : </text:span><text:a xlink:type="simple" xlink:href="https://torrentfreak.com/acslaw-gay-porn-letters-target-pensioners-marriedmen-100925/" text:style-name="Internet_20_link" text:visited-style-name="Visited_20_Internet_20_Link">https://torrentfreak.com/acslaw-gay-porn-letters-target-pensioners-marriedmen-100925/</text:a></text:p>
      <text:p text:style-name="P46"><text:span text:style-name="T1">72 :</text:span> <text:a xlink:type="simple" xlink:href="http://www.theregister.co.uk/2008/04/08/church_of_scientology_contacts_wikileaks/" text:style-name="Internet_20_link" text:visited-style-name="Visited_20_Internet_20_Link">http://www.theregister.co.uk/2008/04/08/church_of_scientology_contacts_wikileaks/</text:a></text:p>
      <text:p text:style-name="P46"><text:span text:style-name="T1">73 :</text:span> <text:a xlink:type="simple" xlink:href="https://www.wikileaks.org/wiki/Sarah_Palin_Yahoo_account_2008" text:style-name="Internet_20_link" text:visited-style-name="Visited_20_Internet_20_Link">https://www.wikileaks.org/wiki/Sarah_Palin_Yahoo_account_2008</text:a></text:p>
      <text:p text:style-name="P49"><text:span text:style-name="T1">74 :</text:span> <text:a xlink:type="simple" xlink:href="http://www.imdb.com/title/tt1799148/" text:style-name="Internet_20_link" text:visited-style-name="Visited_20_Internet_20_Link">http://www.imdb.com/title/tt1799148/</text:a> </text:p>
      <text:p text:style-name="P49"><text:span text:style-name="T1">75 :</text:span> <text:a xlink:type="simple" xlink:href="http://www.wired.com/threatlevel/2010/06/leak/" text:style-name="Internet_20_link" text:visited-style-name="Visited_20_Internet_20_Link">http://www.wired.com/threatlevel/2010/06/leak/</text:a></text:p>
      <text:p text:style-name="P48"><text:span text:style-name="T1">76 :</text:span> <text:a xlink:type="simple" xlink:href="https://web.archive.org/web/20100722020415/http://www.aolnews.com/nation/article/wikileaks-snitch-hacker-adrian-lamo-faces-wrath-of-his-peers/19562042" text:style-name="Internet_20_link" text:visited-style-name="Visited_20_Internet_20_Link"><text:span text:style-name="T15">https://web.archive.org/web/20100722020415/http://www.aolnews.com/nation/article/wikileaks-snitch-hacker-adrian-lamo-faces-wrath-of-his-peers/19562042</text:span></text:a><text:span text:style-name="T15"> </text:span></text:p>
      <text:p text:style-name="P46"><text:span text:style-name="T1">77 :</text:span> <text:a xlink:type="simple" xlink:href="http://213.251.145.96/cablegate.html" text:style-name="Internet_20_link" text:visited-style-name="Visited_20_Internet_20_Link">http://213.251.145.96/cablegate.html</text:a></text:p>
      <text:p text:style-name="P46"><text:span text:style-name="T1">78 :</text:span> <text:a xlink:type="simple" xlink:href="https://en.wikipedia.org/wiki/Reactions_to_the_United_States_diplomatic_cables_leak" text:style-name="Internet_20_link" text:visited-style-name="Visited_20_Internet_20_Link">https://en.wikipedia.org/wiki/Reactions_to_the_United_States_diplomatic_cables_leak</text:a></text:p>
      <text:p text:style-name="P46"><text:span text:style-name="T1">79 :</text:span> <text:a xlink:type="simple" xlink:href="http://www.bbc.co.uk/news/technology-11935539" text:style-name="Internet_20_link" text:visited-style-name="Visited_20_Internet_20_Link">http://www.bbc.co.uk/news/technology-11935539</text:a></text:p>
      <text:p text:style-name="P47"><text:span text:style-name="T1">80 :</text:span> <text:a xlink:type="simple" xlink:href="http://www.nytimes.com/2010/12/06/world/europe/06wiki.html" text:style-name="Internet_20_link" text:visited-style-name="Visited_20_Internet_20_Link">http://www.nytimes.com/2010/12/06/world/europe/06wiki.html</text:a></text:p>
      <text:p text:style-name="P48"><text:soft-page-break/><text:span text:style-name="T1">81 :</text:span> <text:a xlink:type="simple" xlink:href="http://www.theatlantic.com/technology/archive/2010/12/wikileaks-exposes-internetsdissent-tax-not-nerd-supremacy/68397/" text:style-name="Internet_20_link" text:visited-style-name="Visited_20_Internet_20_Link">http://www.theatlantic.com/technology/archive/2010/12/wikileaks-exposes-internetsdissent-tax-not-nerd-supremacy/68397/</text:a> <text:s/></text:p>
      <text:p text:style-name="P48"><text:span text:style-name="T1">82 :</text:span> <text:a xlink:type="simple" xlink:href="https://fr.wikipedia.org/wiki/Révolution_américaine" text:style-name="Internet_20_link" text:visited-style-name="Visited_20_Internet_20_Link">https://fr.wikipedia.org/wiki/R%C3%A9volution_am%C3%A9ricaine</text:a> </text:p>
      <text:p text:style-name="P48"><text:span text:style-name="T1">83 :</text:span> Commander X. <text:span text:style-name="T13">Behind The Mask: An Inside Look At Anonymous</text:span>. Lulu.com</text:p>
      <text:p text:style-name="P48"><text:span text:style-name="T1">84 :</text:span> <text:a xlink:type="simple" xlink:href="http://www.washingtonpost.com/wp-dyn/content/article/2011/01/25/AR2011012502918.html" text:style-name="Internet_20_link" text:visited-style-name="Visited_20_Internet_20_Link">http://www.washingtonpost.com/wp-dyn/content/article/2011/01/25/AR2011012502918.html</text:a> <text:s text:c="2"/><text:span text:style-name="T1">85 :</text:span> <text:a xlink:type="simple" xlink:href="http://www.cbc.ca/news/canada/story/2012/03/15/f-online-protest.html" text:style-name="Internet_20_link" text:visited-style-name="Visited_20_Internet_20_Link">http://www.cbc.ca/news/canada/story/2012/03/15/f-online-protest.html</text:a></text:p>
      <text:p text:style-name="P48"><text:span text:style-name="T1">86 :</text:span> <text:a xlink:type="simple" xlink:href="http://switch.sjsu.edu/web/v4n2/stefan/" text:style-name="Internet_20_link" text:visited-style-name="Visited_20_Internet_20_Link">http://switch.sjsu.edu/web/v4n2/stefan/</text:a></text:p>
      <text:p text:style-name="P48"><text:span text:style-name="T1">87 :</text:span> <text:a xlink:type="simple" xlink:href="http://english.aljazeera.net/indepth/features/2011/01/20111614145839362.html" text:style-name="Internet_20_link" text:visited-style-name="Visited_20_Internet_20_Link">http://english.aljazeera.net/indepth/features/2011/01/20111614145839362.html</text:a></text:p>
      <text:p text:style-name="P48"><text:span text:style-name="T1">88 :</text:span> <text:a xlink:type="simple" xlink:href="https://userscripts.org/scripts/show/94122" text:style-name="Internet_20_link" text:visited-style-name="Visited_20_Internet_20_Link">https://userscripts.org/scripts/show/94122</text:a></text:p>
      <text:p text:style-name="P48"><text:span text:style-name="T1">89 :</text:span> <text:a xlink:type="simple" xlink:href="http://cryptoanarchy.org/wiki/Telecomix" text:style-name="Internet_20_link" text:visited-style-name="Visited_20_Internet_20_Link">http://cryptoanarchy.org/wiki/Telecomix</text:a></text:p>
      <text:p text:style-name="P48"><text:span text:style-name="T1">90 :</text:span> <text:a xlink:type="simple" xlink:href="https://www.youtube.com/watch?v=bilJ7lZtutQ" text:style-name="Internet_20_link" text:visited-style-name="Visited_20_Internet_20_Link">https://www.youtube.com/watch?v=bilJ7lZtutQ</text:a></text:p>
      <text:p text:style-name="P48"><text:span text:style-name="T1">91 :</text:span> <text:a xlink:type="simple" xlink:href="http://www.theatlantic.com/international/archive/2011/01/egyptian-activists-actionplan-translated/70388/" text:style-name="Internet_20_link" text:visited-style-name="Visited_20_Internet_20_Link">http://www.theatlantic.com/international/archive/2011/01/egyptian-activists-actionplan-translated/70388/</text:a></text:p>
      <text:p text:style-name="P48"><text:span text:style-name="T1">92 :</text:span> <text:a xlink:type="simple" xlink:href="http://www.aljazeera.com/news/middleeast/2011/05/201151917634659824.html" text:style-name="Internet_20_link" text:visited-style-name="Visited_20_Internet_20_Link">http://www.aljazeera.com/news/middleeast/2011/05/201151917634659824.html</text:a> <text:s/></text:p>
      <text:p text:style-name="P48"><text:span text:style-name="T1">93 :</text:span> <text:a xlink:type="simple" xlink:href="http://arstechnica.com/tech-policy/news/2011/02/how-one-security-firm-trackedanonymousand-paid-a-heavy-price.ars" text:style-name="Internet_20_link" text:visited-style-name="Visited_20_Internet_20_Link">http://arstechnica.com/tech-policy/news/2011/02/how-one-security-firm-trackedanonymousand-paid-a-heavy-price.ars</text:a></text:p>
      <text:p text:style-name="P48"><text:span text:style-name="T1">94 :</text:span> <text:a xlink:type="simple" xlink:href="http://english.aljazeera.net/indepth/opinion/2011/03/20113981026464808.html" text:style-name="Internet_20_link" text:visited-style-name="Visited_20_Internet_20_Link">http://english.aljazeera.net/indepth/opinion/2011/03/20113981026464808.html</text:a></text:p>
      <text:p text:style-name="P48"><text:span text:style-name="T1">95 :</text:span> <text:a xlink:type="simple" xlink:href="https://www.nextinpact.com/archive/63924-sony-pictures-lulzsec-piratage-mots-depasse-vol-donnees.htm" text:style-name="Internet_20_link" text:visited-style-name="Visited_20_Internet_20_Link">https://www.nextinpact.com/archive/63924-sony-pictures-lulzsec-piratage-mots-depasse-vol-donnees.htm</text:a></text:p>
      <text:p text:style-name="P48"><text:span text:style-name="T1">96 :</text:span> <text:a xlink:type="simple" xlink:href="http://www.tnr.com/blog/the-study/89997/hacking-fun-more-profit" text:style-name="Internet_20_link" text:visited-style-name="Visited_20_Internet_20_Link">http://www.tnr.com/blog/the-study/89997/hacking-fun-more-profit</text:a></text:p>
      <text:p text:style-name="P48"><text:span text:style-name="T1">97 :</text:span> <text:a xlink:type="simple" xlink:href="http://arstechnica.com/tech-policy/news/2011/06/lulzsec-heres-why-we-hack-youbitches.ars" text:style-name="Internet_20_link" text:visited-style-name="Visited_20_Internet_20_Link">http://arstechnica.com/tech-policy/news/2011/06/lulzsec-heres-why-we-hack-youbitches.ars</text:a> </text:p>
      <text:p text:style-name="P48"><text:span text:style-name="T1">98 :</text:span> <text:a xlink:type="simple" xlink:href="http://www.independent.co.uk/news/world/americas/who-are-the-group-behind-thisweeks-cia-hack-2298430.html" text:style-name="Internet_20_link" text:visited-style-name="Visited_20_Internet_20_Link">http://www.independent.co.uk/news/world/americas/who-are-the-group-behind-thisweeks-cia-hack-2298430.html</text:a> ; <text:a xlink:type="simple" xlink:href="http://www.pcmag.com/article2/0,2817,2387219,00.asp" text:style-name="Internet_20_link" text:visited-style-name="Visited_20_Internet_20_Link">http://www.pcmag.com/article2/0,2817,2387219,00.asp</text:a></text:p>
      <text:p text:style-name="P48"><text:span text:style-name="T1">99 :</text:span> <text:a xlink:type="simple" xlink:href="http://www.wired.com/threatlevel/2011/05/lulzsec/" text:style-name="Internet_20_link" text:visited-style-name="Visited_20_Internet_20_Link">http://www.wired.com/threatlevel/2011/05/lulzsec/</text:a></text:p>
      <text:p text:style-name="P48"><text:span text:style-name="T1">100 :</text:span> <text:a xlink:type="simple" xlink:href="http://www.guardian.co.uk/technology/blog/2011/jun/24/lulzsec-site-down-hackerjester" text:style-name="Internet_20_link" text:visited-style-name="Visited_20_Internet_20_Link">http://www.guardian.co.uk/technology/blog/2011/jun/24/lulzsec-site-down-hackerjester</text:a> ; <text:a xlink:type="simple" xlink:href="http://www.computerandvideogames.com/308986/lulzsec-hacked-by-antihacking-group/" text:style-name="Internet_20_link" text:visited-style-name="Visited_20_Internet_20_Link">http://www.computerandvideogames.com/308986/lulzsec-hacked-by-antihacking-group/</text:a></text:p>
      <text:p text:style-name="P48"><text:span text:style-name="T1">101 :</text:span> <text:a xlink:type="simple" xlink:href="http://www.thesmokinggun.com/documents/internet/hackers-who-tried-sinklulz-boat-071289" text:style-name="Internet_20_link" text:visited-style-name="Visited_20_Internet_20_Link">http://www.thesmokinggun.com/documents/internet/hackers-who-tried-sinklulz-boat-071289</text:a> ; <text:a xlink:type="simple" xlink:href="http://sanfrancisco.ibtimes.com/articles/169577/20110625/lulzsec-sails-into-sunset-as-team-p0ison-terrorizes-internet-antisec-anti-security-anonymous-hacker.htm" text:style-name="Internet_20_link" text:visited-style-name="Visited_20_Internet_20_Link"><text:span text:style-name="T15">http://sanfrancisco.ibtimes.com/articles/169577/20110625/lulzsec-sails-into-sunset-as-team-p0ison-terrorizes-internet-antisec-anti-security-anonymous-hacker.htm</text:span></text:a><text:span text:style-name="T15"> </text:span>; <text:a xlink:type="simple" xlink:href="http://www.guardian.co.uk/technology/2011/jun/24/lulzsecirc-leak-the-full-record" text:style-name="Internet_20_link" text:visited-style-name="Visited_20_Internet_20_Link">http://www.guardian.co.uk/technology/2011/jun/24/lulzsecirc-leak-the-full-record</text:a></text:p>
      <text:p text:style-name="P48"><text:span text:style-name="T1">102 :</text:span> <text:a xlink:type="simple" xlink:href="http://www.nytimes.com/2010/12/04/world/europe/04domain.html" text:style-name="Internet_20_link" text:visited-style-name="Visited_20_Internet_20_Link">http://www.nytimes.com/2010/12/04/world/europe/04domain.html</text:a></text:p>
      <text:p text:style-name="P48"><text:span text:style-name="T1">103 :</text:span> <text:a xlink:type="simple" xlink:href="http://risky.biz/forum/why-we-secretly-love-lulzsec" text:style-name="Internet_20_link" text:visited-style-name="Visited_20_Internet_20_Link">http://risky.biz/forum/why-we-secretly-love-lulzsec</text:a></text:p>
      <text:p text:style-name="P48"><text:span text:style-name="T1">104 :</text:span> <text:a xlink:type="simple" xlink:href="http://www.passwordrandom.com/most-popular-passwords" text:style-name="Internet_20_link" text:visited-style-name="Visited_20_Internet_20_Link">http://www.passwordrandom.com/most-popular-passwords</text:a></text:p>
      <text:p text:style-name="P50"><text:span text:style-name="T1">105 :</text:span> <text:a xlink:type="simple" xlink:href="http://owni.fr/2011/06/08/sur-les-traces-de-lulz-security-les-hackers-invisibles/" text:style-name="Internet_20_link" text:visited-style-name="Visited_20_Internet_20_Link">http://owni.fr/2011/06/08/sur-les-traces-de-lulz-security-les-hackers-invisibles/</text:a></text:p>
      <text:p text:style-name="P50"><text:span text:style-name="T1">106 :</text:span> <text:a xlink:type="simple" xlink:href="http://uk.ibtimes.com/articles/167639/20110622/lulzsec-lulz-security-anonymousoperation-anti-security-anti-sec-hacked-cleary-ryan-arrest-attack.htm" text:style-name="Internet_20_link" text:visited-style-name="Visited_20_Internet_20_Link">http://uk.ibtimes.com/articles/167639/20110622/lulzsec-lulz-security-anonymousoperation-anti-security-anti-sec-hacked-cleary-ryan-arrest-attack.htm</text:a></text:p>
      <text:p text:style-name="P50"><text:span text:style-name="T1">107 :</text:span> <text:a xlink:type="simple" xlink:href="http://www.bbc.co.uk/news/technology-13912836" text:style-name="Internet_20_link" text:visited-style-name="Visited_20_Internet_20_Link">http://www.bbc.co.uk/news/technology-13912836</text:a></text:p>
      <text:p text:style-name="P50"><text:span text:style-name="T1">108 :</text:span> Inutile de faire un catalogue à la Prévert des attaques perpétrées dans le cadre de l’opération AntiSec : <text:a xlink:type="simple" xlink:href="https://en.wikipedia.org/wiki/Operation_AntiSec" text:style-name="Internet_20_link" text:visited-style-name="Visited_20_Internet_20_Link">https://en.wikipedia.org/wiki/Operation_AntiSec</text:a></text:p>
      <text:p text:style-name="P50"><text:span text:style-name="T1">109 :</text:span> <text:a xlink:type="simple" xlink:href="https://twitter.com/atopiary/status/94225773896015872" text:style-name="Internet_20_link" text:visited-style-name="Visited_20_Internet_20_Link">https://twitter.com/atopiary/status/94225773896015872</text:a></text:p>
      <text:p text:style-name="P50"><text:span text:style-name="T1">110 :</text:span> <text:a xlink:type="simple" xlink:href="http://www.nytimes.com/2014/04/24/world/fbi-informant-is-tied-to-cyberattacksabroad.html" text:style-name="Internet_20_link" text:visited-style-name="Visited_20_Internet_20_Link">http://www.nytimes.com/2014/04/24/world/fbi-informant-is-tied-to-cyberattacksabroad.html</text:a></text:p>
      <text:p text:style-name="P50"><text:span text:style-name="T1">111 :</text:span> <text:a xlink:type="simple" xlink:href="https://fr.wikipedia.org/wiki/Quatrième_pouvoir" text:style-name="Internet_20_link" text:visited-style-name="Visited_20_Internet_20_Link">https://fr.wikipedia.org/wiki/Quatri%C3%A8me_pouvoir</text:a></text:p>
      <text:p text:style-name="P50"><text:span text:style-name="T1">112 :</text:span> <text:a xlink:type="simple" xlink:href="https://www.theguardian.com/world/blog/2010/dec/03/julian-assange-wikileaks" text:style-name="Internet_20_link" text:visited-style-name="Visited_20_Internet_20_Link">https://www.theguardian.com/world/blog/2010/dec/03/julian-assange-wikileaks</text:a></text:p>
      <text:p text:style-name="P50"><text:span text:style-name="T1">113 :</text:span> <text:a xlink:type="simple" xlink:href="https://www.theguardian.com/news/datablog/2010/nov/29/wikileaks-cables-data#data" text:style-name="Internet_20_link" text:visited-style-name="Visited_20_Internet_20_Link">https://www.theguardian.com/news/datablog/2010/nov/29/wikileaks-cables-data#data</text:a></text:p>
      <text:p text:style-name="P50"><text:span text:style-name="T1">114 :</text:span> <text:a xlink:type="simple" xlink:href="http://owni.fr/2011/12/01/spy-files-interceptions-ecoutes-wikilleaks-qosmos-amesyslibye-syrie/" text:style-name="Internet_20_link" text:visited-style-name="Visited_20_Internet_20_Link">http://owni.fr/2011/12/01/spy-files-interceptions-ecoutes-wikilleaks-qosmos-amesyslibye-syrie/</text:a></text:p>
      <text:p text:style-name="P50"><text:span text:style-name="T1">115 :</text:span> <text:a xlink:type="simple" xlink:href="http://cryptome.org/0002/ja-conspiracies.pdf" text:style-name="Internet_20_link" text:visited-style-name="Visited_20_Internet_20_Link">http://cryptome.org/0002/ja-conspiracies.pdf</text:a></text:p>
      <text:p text:style-name="P50"><text:span text:style-name="T1">116 :</text:span> <text:a xlink:type="simple" xlink:href="http://www.hyperorg.com/blogger/2010/12/05/truth-is-not-enough/" text:style-name="Internet_20_link" text:visited-style-name="Visited_20_Internet_20_Link">http://www.hyperorg.com/blogger/2010/12/05/truth-is-not-enough/</text:a></text:p>
      <text:p text:style-name="P50"><text:span text:style-name="T1">117 :</text:span> <text:a xlink:type="simple" xlink:href="https://zunguzungu.wordpress.com/2010/11/29/julian-assange-and-the-computerconspiracy-“to-destroy-this-invisible-government”/" text:style-name="Internet_20_link" text:visited-style-name="Visited_20_Internet_20_Link">https://zunguzungu.wordpress.com/2010/11/29/julian-assange-and-the-computerconspiracy-%E2%80%9Cto-destroy-this-invisible-government%E2%80%9D/</text:a> pour une analyse très complète.</text:p>
      <text:p text:style-name="P50"><text:span text:style-name="T1">118 :</text:span> <text:a xlink:type="simple" xlink:href="http://gawker.com/5773533/julian-assange-my-enemies-are-all-jews-and-sissies" text:style-name="Internet_20_link" text:visited-style-name="Visited_20_Internet_20_Link">http://gawker.com/5773533/julian-assange-my-enemies-are-all-jews-and-sissies</text:a></text:p>
      <text:p text:style-name="P50"><text:soft-page-break/><text:span text:style-name="T1">119 :</text:span> <text:a xlink:type="simple" xlink:href="http://www.slate.com/blogs/the_slatest/2016/07/25/what_wikileaks_might_have_meant_by_that_anti_semitic_tweet.html" text:style-name="Internet_20_link" text:visited-style-name="Visited_20_Internet_20_Link">http://www.slate.com/blogs/the_slatest/2016/07/25/what_wikileaks_might_have_meant_by_that_anti_semitic_tweet.html</text:a> </text:p>
      <text:p text:style-name="P51"><text:span text:style-name="T1">120 :</text:span> <text:a xlink:type="simple" xlink:href="https://www.rt.com/tags/the-julian-assange-show/" text:style-name="Internet_20_link" text:visited-style-name="Visited_20_Internet_20_Link">https://www.rt.com/tags/the-julian-assange-show/</text:a></text:p>
      <text:p text:style-name="P51"><text:span text:style-name="T1">121 :</text:span> <text:a xlink:type="simple" xlink:href="https://twitter.com/wikileaks/status/756206619860561920" text:style-name="Internet_20_link" text:visited-style-name="Visited_20_Internet_20_Link">https://twitter.com/wikileaks/status/756206619860561920</text:a></text:p>
      <text:p text:style-name="P51"><text:span text:style-name="T1">122 :</text:span> <text:a xlink:type="simple" xlink:href="http://rue89.nouvelobs.com/2016/07/22/wikileaks-menace-creer-twitter-apres-quuntroll-a-ete-banni-264749" text:style-name="Internet_20_link" text:visited-style-name="Visited_20_Internet_20_Link">http://rue89.nouvelobs.com/2016/07/22/wikileaks-menace-creer-twitter-apres-quuntroll-a-ete-banni-264749</text:a></text:p>
      <text:p text:style-name="P51"><text:span text:style-name="T1">123 :</text:span> <text:a xlink:type="simple" xlink:href="http://www.newyorker.com/magazine/2010/06/07/no-secrets" text:style-name="Internet_20_link" text:visited-style-name="Visited_20_Internet_20_Link">http://www.newyorker.com/magazine/2010/06/07/no-secrets</text:a></text:p>
      <text:p text:style-name="P51"><text:span text:style-name="T1">124 :</text:span> <text:a xlink:type="simple" xlink:href="https://voicerepublic.com/talks/reports-from-the-front" text:style-name="Internet_20_link" text:visited-style-name="Visited_20_Internet_20_Link">https://voicerepublic.com/talks/reports-from-the-front</text:a> L’intervention en question, <text:s/>par Jacob Appelbaum, est à partir de 73 min 30 sec.</text:p>
      <text:p text:style-name="P51"><text:span text:style-name="T1">125 :</text:span> <text:a xlink:type="simple" xlink:href="http://www.telerama.fr/monde/alan-rusbridger-du-guardian-wikileaks-a-instaure-un-nouveau-type-de-rapports-entre-journalisme-et-technologie,65785.php" text:style-name="Internet_20_link" text:visited-style-name="Visited_20_Internet_20_Link">http://www.telerama.fr/monde/alan-rusbridger-du-guardian-wikileaks-a-instaure-un</text:a><text:a xlink:type="simple" xlink:href="http://www.telerama.fr/monde/alan-rusbridger-du-guardian-wikileaks-a-instaure-un-nouveau-type-de-rapports-entre-journalisme-et-technologie,65785.php" text:style-name="Internet_20_link" text:visited-style-name="Visited_20_Internet_20_Link"><text:span text:style-name="T16">-</text:span></text:a><text:a xlink:type="simple" xlink:href="http://www.telerama.fr/monde/alan-rusbridger-du-guardian-wikileaks-a-instaure-un-nouveau-type-de-rapports-entre-journalisme-et-technologie,65785.php" text:style-name="Internet_20_link" text:visited-style-name="Visited_20_Internet_20_Link">nouveau-type-de-rapports-entre-journalisme-et-technologie,65785.php</text:a></text:p>
      <text:p text:style-name="P51"><text:span text:style-name="T1">126 :</text:span> <text:a xlink:type="simple" xlink:href="http://owni.fr/2011/08/23/les-confusions-dun-dissident-de-wikileaks/" text:style-name="Internet_20_link" text:visited-style-name="Visited_20_Internet_20_Link">http://owni.fr/2011/08/23/les-confusions-dun-dissident-de-wikileaks/</text:a></text:p>
      <text:p text:style-name="P51"><text:span text:style-name="T1">127 :</text:span> <text:a xlink:type="simple" xlink:href="http://www.telerama.fr/medias/le-cinquieme-pouvoir-le-film-sur-wikileaks-est-ilconforme-a-la-realite-des-faits,105860.php" text:style-name="Internet_20_link" text:visited-style-name="Visited_20_Internet_20_Link">http://www.telerama.fr/medias/le-cinquieme-pouvoir-le-film-sur-wikileaks-est-ilconforme-a-la-realite-des-faits,105860.php</text:a></text:p>
      <text:p text:style-name="P51"><text:span text:style-name="T1">128 :</text:span> <text:a xlink:type="simple" xlink:href="http://www.telerama.fr/medias/wikileaks-regle-ses-comptes-dans-undocumentaire,103930.php" text:style-name="Internet_20_link" text:visited-style-name="Visited_20_Internet_20_Link">http://www.telerama.fr/medias/wikileaks-regle-ses-comptes-dans-undocumentaire,103930.php</text:a></text:p>
      <text:p text:style-name="P51"><text:span text:style-name="T1">129 :</text:span> Voir pour davantage de détails et des entretiens, l’e-book d’Olivier Tesquet publié en 2011 sur l’histoire de WikiLeaks <text:a xlink:type="simple" xlink:href="http://shop.owni.fr/fr/41-la-veritable-histoire-de-wikileaks.html" text:style-name="Internet_20_link" text:visited-style-name="Visited_20_Internet_20_Link">http://shop.owni.fr/fr/41-la-veritable-histoire-de-wikileaks.</text:a><text:a xlink:type="simple" xlink:href="http://shop.owni.fr/fr/41-la-veritable-histoire-de-wikileaks.html" text:style-name="Internet_20_link" text:visited-style-name="Visited_20_Internet_20_Link"><text:span text:style-name="T16">h</text:span></text:a><text:a xlink:type="simple" xlink:href="http://shop.owni.fr/fr/41-la-veritable-histoire-de-wikileaks.html" text:style-name="Internet_20_link" text:visited-style-name="Visited_20_Internet_20_Link">tml</text:a> </text:p>
      <text:p text:style-name="P51"><text:span text:style-name="T1">130 :</text:span> <text:a xlink:type="simple" xlink:href="https://twitter.com/YourAnonNews/status/256194158971215872" text:style-name="Internet_20_link" text:visited-style-name="Visited_20_Internet_20_Link">https://twitter.com/YourAnonNews/status/256194158971215872</text:a></text:p>
      <text:p text:style-name="P51"><text:span text:style-name="T1">131 :</text:span> <text:a xlink:type="simple" xlink:href="http://pastebin.com/Juxb5M26" text:style-name="Internet_20_link" text:visited-style-name="Visited_20_Internet_20_Link">http://pastebin.com/Juxb5M26</text:a></text:p>
      <text:p text:style-name="P51"><text:span text:style-name="T1">132 :</text:span> <text:a xlink:type="simple" xlink:href="https://twitter.com/wikileaks/status/758781081072046080?ref_src=twsrc%5Etfw" text:style-name="Internet_20_link" text:visited-style-name="Visited_20_Internet_20_Link">https://twitter.com/wikileaks/status/758781081072046080?ref_src=twsrc%5Etfw</text:a>]</text:p>
      <text:p text:style-name="P51"><text:span text:style-name="T1">133 :</text:span> <text:a xlink:type="simple" xlink:href="https://twitter.com/cyberrights/status/758390450009104385" text:style-name="Internet_20_link" text:visited-style-name="Visited_20_Internet_20_Link">https://twitter.com/cyberrights/status/758390450009104385</text:a> </text:p>
      <text:p text:style-name="P52"><text:span text:style-name="T1">134 :</text:span> <text:a xlink:type="simple" xlink:href="https://wikileaks.org/akp-emails/" text:style-name="Internet_20_link" text:visited-style-name="Visited_20_Internet_20_Link">https://wikileaks.org/akp-emails/</text:a></text:p>
      <text:p text:style-name="P52"><text:span text:style-name="T1">135 :</text:span> <text:a xlink:type="simple" xlink:href="http://www.reuters.com/article/us-turkey-security-wikileaks-idUSKCN1000H1" text:style-name="Internet_20_link" text:visited-style-name="Visited_20_Internet_20_Link">http://www.reuters.com/article/us-turkey-security-wikileaks-idUSKCN1000H1</text:a> ; http:// <text:a xlink:type="simple" xlink:href="http://www.numerama.com/politique/183868-la-turquie-bloque-wikileaks-pour-tenter-delimiter-les-revelations.html" text:style-name="Internet_20_link" text:visited-style-name="Visited_20_Internet_20_Link">www.numerama.com/politique/183868-la-turquie-bloque-wikileaks-pour-tenter-delimiter-les-revelations.html</text:a></text:p>
      <text:p text:style-name="P52"><text:span text:style-name="T1">136 :</text:span> <text:a xlink:type="simple" xlink:href="https://twitter.com/wikileaks/status/755657280406822912" text:style-name="Internet_20_link" text:visited-style-name="Visited_20_Internet_20_Link">https://twitter.com/wikileaks/status/755657280406822912</text:a></text:p>
      <text:p text:style-name="P52"><text:span text:style-name="T1">137 :</text:span> <text:a xlink:type="simple" xlink:href="https://twitter.com/dasecho/status/755758522416128000" text:style-name="Internet_20_link" text:visited-style-name="Visited_20_Internet_20_Link">https://twitter.com/dasecho/status/755758522416128000</text:a></text:p>
      <text:p text:style-name="P52"><text:span text:style-name="T1">138 :</text:span> <text:a xlink:type="simple" xlink:href="https://twitter.com/ragipsoylu/status/755513149663707137" text:style-name="Internet_20_link" text:visited-style-name="Visited_20_Internet_20_Link">https://twitter.com/ragipsoylu/status/755513149663707137</text:a></text:p>
      <text:p text:style-name="P52"><text:span text:style-name="T1">139 :</text:span> <text:a xlink:type="simple" xlink:href="https://twitter.com/ragipsoylu/status/755511448407801856" text:style-name="Internet_20_link" text:visited-style-name="Visited_20_Internet_20_Link">https://twitter.com/ragipsoylu/status/755511448407801856</text:a></text:p>
      <text:p text:style-name="P52"><text:span text:style-name="T1">140 :</text:span> <text:a xlink:type="simple" xlink:href="https://wikileaks.org/akp-emails/?q=&amp;mfrom=akparti.org.tr&amp;mto=&amp;title=&amp;notitle=&amp;date_from=&amp;date_to=&amp;nofrom=&amp;noto=&amp;count=50&amp;sort=0#searchresult" text:style-name="Internet_20_link" text:visited-style-name="Visited_20_Internet_20_Link">https://wikileaks.org/akp-emails/?q=&amp;mfrom=akparti.org.tr&amp;mto=&amp;title=&amp;notitle=&amp;date_from=&amp;date_to=&amp;nofrom=&amp;noto=&amp;count=50&amp;sort=0#searchresult</text:a> </text:p>
      <text:p text:style-name="P52"><text:span text:style-name="T1">141 :</text:span> <text:a xlink:type="simple" xlink:href="https://wikileaks.org/akp-emails/emailid/31401" text:style-name="Internet_20_link" text:visited-style-name="Visited_20_Internet_20_Link">https://wikileaks.org/akp-emails/emailid/31401</text:a></text:p>
      <text:p text:style-name="P52"><text:span text:style-name="T1">142 :</text:span> <text:a xlink:type="simple" xlink:href="https://medium.com/@crymora/when-leaking-turns-into-dumping-61efcd20c96a#.ehbczztez" text:style-name="Internet_20_link" text:visited-style-name="Visited_20_Internet_20_Link">https://medium.com/@crymora/when-leaking-turns-into-dumping-61efcd20c96a#.ehbczztez</text:a> <text:s/></text:p>
      <text:p text:style-name="P53"><text:span text:style-name="T1">143 :</text:span> <text:a xlink:type="simple" xlink:href="https://glomardisclosure.com/2016/07/26/the-who-and-how-of-the-akp-hack-dumpand-wikileaks-release" text:style-name="Internet_20_link" text:visited-style-name="Visited_20_Internet_20_Link">https://glomardisclosure.com/2016/07/26/the-who-and-how-of-the-akp-hack-dumpand-wikileaks-release</text:a></text:p>
      <text:p text:style-name="P53"><text:span text:style-name="T1">144 :</text:span> <text:a xlink:type="simple" xlink:href="http://www.huffingtonpost.com/zeynep-tufekci/wikileaks-erdogan-emails_b_11158792.html" text:style-name="Internet_20_link" text:visited-style-name="Visited_20_Internet_20_Link">http://www.huffingtonpost.com/zeynep-tufekci/wikileaks-erdogan-emails_b_11158792.html</text:a></text:p>
      <text:p text:style-name="P53"><text:span text:style-name="T1">145 :</text:span> <text:a xlink:type="simple" xlink:href="https://twitter.com/zeynep/status/757712462925926401" text:style-name="Internet_20_link" text:visited-style-name="Visited_20_Internet_20_Link">https://twitter.com/zeynep/status/757712462925926401</text:a></text:p>
      <text:p text:style-name="P53"><text:span text:style-name="T1">146 :</text:span> <text:a xlink:type="simple" xlink:href="https://twitter.com/zeynep/status/757754939640799234" text:style-name="Internet_20_link" text:visited-style-name="Visited_20_Internet_20_Link">https://twitter.com/zeynep/status/757754939640799234</text:a></text:p>
      <text:p text:style-name="P53"><text:span text:style-name="T1">147 :</text:span> <text:a xlink:type="simple" xlink:href="https://twitter.com/zeynep/status/757750555015979008" text:style-name="Internet_20_link" text:visited-style-name="Visited_20_Internet_20_Link">https://twitter.com/zeynep/status/757750555015979008</text:a></text:p>
      <text:p text:style-name="P53"><text:span text:style-name="T1">148 :</text:span> <text:a xlink:type="simple" xlink:href="https://twitter.com/misterlast/status/757754961191137280" text:style-name="Internet_20_link" text:visited-style-name="Visited_20_Internet_20_Link">https://twitter.com/misterlast/status/757754961191137280</text:a></text:p>
      <text:p text:style-name="P53"><text:span text:style-name="T1">149 :</text:span> <text:a xlink:type="simple" xlink:href="https://bontchev.nlcv.bas.bg/index.html" text:style-name="Internet_20_link" text:visited-style-name="Visited_20_Internet_20_Link">https://bontchev.nlcv.bas.bg/index.html</text:a></text:p>
      <text:p text:style-name="P53"><text:span text:style-name="T1">150 : </text:span><text:a xlink:type="simple" xlink:href="https://github.com/bontchev/wlscrape/blob/master/malware.md" text:style-name="Internet_20_link" text:visited-style-name="Visited_20_Internet_20_Link">https://github.com/bontchev/wlscrape/blob/master/malware.md</text:a></text:p>
      <text:p text:style-name="P53"><text:span text:style-name="T1">151 :</text:span> <text:a xlink:type="simple" xlink:href="https://wikileaks.org/podesta-emails/" text:style-name="Internet_20_link" text:visited-style-name="Visited_20_Internet_20_Link">https://wikileaks.org/podesta-emails/</text:a></text:p>
      <text:p text:style-name="P53"><text:span text:style-name="T1">152 :</text:span> <text:a xlink:type="simple" xlink:href="http://www.politifact.com/global-news/statements/2016/oct/16/mike-pence/did-qatarpromise-clinton-foundation-1-million-fiv/" text:style-name="Internet_20_link" text:visited-style-name="Visited_20_Internet_20_Link">http://www.politifact.com/global-news/statements/2016/oct/16/mike-pence/did-qatarpromise-clinton-foundation-1-million-fiv/</text:a></text:p>
      <text:p text:style-name="P53"><text:span text:style-name="T1">153 :</text:span> <text:a xlink:type="simple" xlink:href="http://www.nytimes.com/2016/07/27/us/politics/assange-timed-wikileaks-release-ofdemocratic-emails-to-harm-hillary-clinton.html?smid=tw-nytimes&amp;smtyp=cur&amp;_r=0" text:style-name="Internet_20_link" text:visited-style-name="Visited_20_Internet_20_Link">http://www.nytimes.com/2016/07/27/us/politics/assange-timed-wikileaks-release-ofdemocratic-emails-to-harm-hillary-clinton.html?smid=tw-nytimes&amp;smtyp=cur&amp;_r=0</text:a></text:p>
      <text:p text:style-name="P53"><text:span text:style-name="T1">154 :</text:span> <text:a xlink:type="simple" xlink:href="http://www.lemonde.fr/pixels/article/2016/07/25/le-parti-democrate-voit-la-main-dela-russie-derriere-la-publication-d-e-mails-par-wikileaks_4974501_4408996.html" text:style-name="Internet_20_link" text:visited-style-name="Visited_20_Internet_20_Link">http://www.lemonde.fr/pixels/article/2016/07/25/le-parti-democrate-voit-la-main-dela-russie-derriere-la-publication-d-e-mails-par-wikileaks_4974501_4408996.html</text:a></text:p>
      <text:p text:style-name="P53"><text:span text:style-name="T1">155 :</text:span> <text:a xlink:type="simple" xlink:href="http://rue89.nouvelobs.com/2016/10/31/maintenant-e-mails-clinton-entre-photosbites-265545" text:style-name="Internet_20_link" text:visited-style-name="Visited_20_Internet_20_Link">http://rue89.nouvelobs.com/2016/10/31/maintenant-e-mails-clinton-entre-photosbites-265545</text:a> </text:p>
      <text:p text:style-name="P54"><text:soft-page-break/><text:span text:style-name="T1">156 :</text:span> <text:a xlink:type="simple" xlink:href="https://twitter.com/RogerJStoneJr/status/782443074874138624" text:style-name="Internet_20_link" text:visited-style-name="Visited_20_Internet_20_Link">https://twitter.com/RogerJStoneJr/status/782443074874138624</text:a></text:p>
      <text:p text:style-name="P54"><text:span text:style-name="T1">157 :</text:span> <text:s/><text:a xlink:type="simple" xlink:href="http://www.telegraph.co.uk/news/uknews/law-and-order/11039528/Jui-lien-Assangesuffering-heart-condition-after-two-year-embassy-confinement-it-is-claimed.html" text:style-name="Internet_20_link" text:visited-style-name="Visited_20_Internet_20_Link">http://www.telegraph.co.uk/news/uknews/law-and-order/11039528/Jui-lien-Assangesuffering-heart-condition-after-two-year-embassy-confinement-it-is-claimed.html</text:a> ; <text:a xlink:type="simple" xlink:href="http://www.ibtimes.co.uk/medical-woes-julian-assange-exhaustion-pain-likelydeteriorating-mental-state-1581689" text:style-name="Internet_20_link" text:visited-style-name="Visited_20_Internet_20_Link">http://www.ibtimes.co.uk/medical-woes-julian-assange-exhaustion-pain-likelydeteriorating-mental-state-1581689</text:a></text:p>
      <text:p text:style-name="P54"><text:span text:style-name="T1">158 :</text:span> <text:a xlink:type="simple" xlink:href="http://www.nbcnews.com/politics/2016-election/wikileaks-fuels-conspiracy-theoriesabout-dnc-staffer-s-death-n627401" text:style-name="Internet_20_link" text:visited-style-name="Visited_20_Internet_20_Link">http://www.nbcnews.com/politics/2016-election/wikileaks-fuels-conspiracy-theoriesabout-dnc-staffer-s-death-n627401</text:a></text:p>
      <text:p text:style-name="P54"><text:span text:style-name="T1">159 :</text:span> <text:a xlink:type="simple" xlink:href="https://www.bloomberg.com/news/articles/2016-10-11/how-julian-assange-turned-wikileaks-into-trump-s-best-friend" text:style-name="Internet_20_link" text:visited-style-name="Visited_20_Internet_20_Link">https://www.bloomberg.com/news/articles/2016-10-11/how-julian-assange-turned</text:a><text:a xlink:type="simple" xlink:href="https://www.bloomberg.com/news/articles/2016-10-11/how-julian-assange-turned-wikileaks-into-trump-s-best-friend" text:style-name="Internet_20_link" text:visited-style-name="Visited_20_Internet_20_Link"><text:span text:style-name="T17">-</text:span></text:a><text:a xlink:type="simple" xlink:href="https://www.bloomberg.com/news/articles/2016-10-11/how-julian-assange-turned-wikileaks-into-trump-s-best-friend" text:style-name="Internet_20_link" text:visited-style-name="Visited_20_Internet_20_Link">wikileaks-into-trump-s-best-friend</text:a></text:p>
      <text:p text:style-name="P54"><text:span text:style-name="T1">160 :</text:span> <text:s/><text:a xlink:type="simple" xlink:href="http://tempsreel.nouvelobs.com/rue89/rue89-politique/20161004.RUE3976/pour-ses10-ans-wikileaks-fait-une-conference-et-zero-revelation.html" text:style-name="Internet_20_link" text:visited-style-name="Visited_20_Internet_20_Link">http://tempsreel.nouvelobs.com/rue89/rue89-politique/20161004.RUE3976/pour-ses10-ans-wikileaks-fait-une-conference-et-zero-revelation.html</text:a></text:p>
      <text:p text:style-name="P54"><text:span text:style-name="T1">161 :</text:span> <text:a xlink:type="simple" xlink:href="https://twitter.com/KFILE/status/775110996071424001?ref_src=twsrc%5Etfw" text:style-name="Internet_20_link" text:visited-style-name="Visited_20_Internet_20_Link">https://twitter.com/KFILE/status/775110996071424001?ref_src=twsrc%5Etfw</text:a>]</text:p>
      <text:p text:style-name="P54"><text:span text:style-name="T1">162 :</text:span> <text:a xlink:type="simple" xlink:href="http://www.bloomberg.com/politics/articles/2016-10-08/clinton-refuses-to-disavowhacked-excerpts-from-paid-speeches" text:style-name="Internet_20_link" text:visited-style-name="Visited_20_Internet_20_Link">http://www.bloomberg.com/politics/articles/2016-10-08/clinton-refuses-to-disavowhacked-excerpts-from-paid-speeches</text:a> ; <text:s/><text:a xlink:type="simple" xlink:href="https://www.washingtonpost.com/news/post-politics/wp/2016/10/11/clinton-campaign-chairman-says-fbi-probing-criminal-hack-of-his-email/?postshare=3211476278016159%20&amp;tid=ss_mail" text:style-name="Internet_20_link" text:visited-style-name="Visited_20_Internet_20_Link"><text:span text:style-name="T17">https://www.washingtonpost.com/news/post-politics/wp/2016/10/11/clinton-campaign-chairman-says-fbi-probing-criminal-hack-of-his-email/?postshare=3211476278016159%20&amp;tid=ss_mail</text:span></text:a><text:span text:style-name="T17"> </text:span></text:p>
      <text:p text:style-name="P54"><text:span text:style-name="T1">163 :</text:span> <text:a xlink:type="simple" xlink:href="https://fr.scribd.com/document/28385794/Us-Intel-Wikileaks" text:style-name="Internet_20_link" text:visited-style-name="Visited_20_Internet_20_Link">https://fr.scribd.com/document/28385794/Us-Intel-Wikileaks</text:a></text:p>
      <text:p text:style-name="P54"><text:span text:style-name="T1">164 :</text:span> <text:a xlink:type="simple" xlink:href="http://www.salon.com/2010/12/15/manning_3/" text:style-name="Internet_20_link" text:visited-style-name="Visited_20_Internet_20_Link">http://www.salon.com/2010/12/15/manning_3/</text:a></text:p>
      <text:p text:style-name="P54"><text:span text:style-name="T1">165 :</text:span> <text:a xlink:type="simple" xlink:href="http://www.nytimes.com/2010/10/24/world/24assange.html?pagewanted=all" text:style-name="Internet_20_link" text:visited-style-name="Visited_20_Internet_20_Link">http://www.nytimes.com/2010/10/24/world/24assange.html?pagewanted=all</text:a></text:p>
      <text:p text:style-name="P54"><text:span text:style-name="T1">166 :</text:span> <text:a xlink:type="simple" xlink:href="http://www.washingtonpost.com/wp-dyn/content/article/2010/11/30/AR2010113001095.html" text:style-name="Internet_20_link" text:visited-style-name="Visited_20_Internet_20_Link">http://www.washingtonpost.com/wp-dyn/content/article/2010/11/30/AR2010113001095.html</text:a></text:p>
      <text:p text:style-name="P54"><text:span text:style-name="T1">167 :</text:span> <text:a xlink:type="simple" xlink:href="http://www.huffingtonpost.com/2010/12/07/fox-news-bob-beckel-calls_n_793467.html" text:style-name="Internet_20_link" text:visited-style-name="Visited_20_Internet_20_Link">http://www.huffingtonpost.com/2010/12/07/fox-news-bob-beckel-calls_n_793467.html</text:a></text:p>
      <text:p text:style-name="P54"><text:span text:style-name="T1">168 :</text:span> <text:a xlink:type="simple" xlink:href="http://www.guardian.co.uk/media/2010/dec/17/julian-assange-sweden" text:style-name="Internet_20_link" text:visited-style-name="Visited_20_Internet_20_Link">http://www.guardian.co.uk/media/2010/dec/17/julian-assange-sweden</text:a></text:p>
      <text:p text:style-name="P54"><text:span text:style-name="T1">169 :</text:span> <text:a xlink:type="simple" xlink:href="http://www.bbc.co.uk/news/world-us-canada-11856122" text:style-name="Internet_20_link" text:visited-style-name="Visited_20_Internet_20_Link">http://www.bbc.co.uk/news/world-us-canada-11856122</text:a></text:p>
      <text:p text:style-name="P54"><text:span text:style-name="T1">170 :</text:span> <text:a xlink:type="simple" xlink:href="http://media.washingtonpost.com/wp-srv/politics/documents/Dept_of_State_Assange_letter.pdf" text:style-name="Internet_20_link" text:visited-style-name="Visited_20_Internet_20_Link">http://media.washingtonpost.com/wp-srv/politics/documents/Dept_of_State_Assange_letter.pdf</text:a> </text:p>
      <text:p text:style-name="P54"><text:span text:style-name="T1">171 :</text:span> <text:a xlink:type="simple" xlink:href="https://www.bloomberg.com/news/articles/2016-10-11/how-julian-assange-turnedwikileaks-into-trump-s-best-friend" text:style-name="Internet_20_link" text:visited-style-name="Visited_20_Internet_20_Link">https://www.bloomberg.com/news/articles/2016-10-11/how-julian-assange-turnedwikileaks-into-trump-s-best-friend</text:a></text:p>
      <text:p text:style-name="P54"><text:span text:style-name="T1">172 :</text:span> <text:a xlink:type="simple" xlink:href="http://pastebin.com/Juxb5M26" text:style-name="Internet_20_link" text:visited-style-name="Visited_20_Internet_20_Link">http://pastebin.com/Juxb5M26</text:a></text:p>
      <text:p text:style-name="P54"><text:span text:style-name="T1">173 :</text:span> <text:a xlink:type="simple" xlink:href="http://www.nytimes.com/2016/08/08/opinion/can-we-trust-julian-assange-andwikileaks.html" text:style-name="Internet_20_link" text:visited-style-name="Visited_20_Internet_20_Link">http://www.nytimes.com/2016/08/08/opinion/can-we-trust-julian-assange-andwikileaks.html</text:a> </text:p>
      <text:p text:style-name="P1"/>
      <text:p text:style-name="P1"/>
      <text:p text:style-name="P1"/>
      <text:h text:style-name="Heading_20_2" text:outline-level="2">03. Le d<text:span text:style-name="T5">a</text:span>rknet : de<text:span text:style-name="T5">s</text:span> mot<text:span text:style-name="T5">s</text:span> et de<text:span text:style-name="T5">s</text:span> m<text:span text:style-name="T5">a</text:span>ux</text:h>
      <text:p text:style-name="P33"><text:span text:style-name="T1">1 :</text:span> <text:a xlink:type="simple" xlink:href="http://lci.tf1.fr/france/societe/bernard-debre-lr-en-guerre-contre-la-vente-dedrogues-sur-internet-8755720.html" text:style-name="Internet_20_link" text:visited-style-name="Visited_20_Internet_20_Link">http://lci.tf1.fr/france/societe/bernard-debre-lr-en-guerre-contre-la-vente-dedrogues-sur-internet-8755720.html</text:a> <text:s/></text:p>
      <text:p text:style-name="P33"><text:span text:style-name="T1">2 :</text:span> <text:a xlink:type="simple" xlink:href="https://web.archive.org/web/20150325025545/http://darknet.se/about-darknet/" text:style-name="Internet_20_link" text:visited-style-name="Visited_20_Internet_20_Link">https://web.archive.org/web/20150325025545/http://darknet.se/about-darknet/</text:a> <text:s/></text:p>
      <text:p text:style-name="P33"><text:span text:style-name="T1">3 : </text:span><text:a xlink:type="simple" xlink:href="http://www.cs.virginia.edu/~cs757/slidespdf/757-09-overlay.pdf" text:style-name="Internet_20_link" text:visited-style-name="Visited_20_Internet_20_Link">http://www.cs.virginia.edu/~cs757/slidespdf/757-09-overlay.pdf</text:a></text:p>
      <text:p text:style-name="P33"><text:span text:style-name="T1">4 :</text:span> <text:a xlink:type="simple" xlink:href="https://freenetproject.org/" text:style-name="Internet_20_link" text:visited-style-name="Visited_20_Internet_20_Link">https://freenetproject.org/</text:a> </text:p>
      <text:p text:style-name="P33"><text:span text:style-name="T1">5 : </text:span><text:a xlink:type="simple" xlink:href="http://msl1.mit.edu/ESD10/docs/darknet5.pdf" text:style-name="Internet_20_link" text:visited-style-name="Visited_20_Internet_20_Link">http://msl1.mit.edu/ESD10/docs/darknet5.pdf</text:a> </text:p>
      <text:p text:style-name="P33"><text:span text:style-name="T1">6 :</text:span> <text:a xlink:type="simple" xlink:href="https://fr.wikipedia.org/wiki/Gestion_des_droits_numériques" text:style-name="Internet_20_link" text:visited-style-name="Visited_20_Internet_20_Link">https://fr.wikipedia.org/wiki/Gestion_des_droits_num%C3%A9riques</text:a> <text:s/></text:p>
      <text:p text:style-name="P32"><text:span text:style-name="T1">7 : </text:span>Darknet: Hollywood’s War Against the Digital Generation (JD Lasica, 2005) en parle en des termes plus accessibles. Voir <text:a xlink:type="simple" xlink:href="http://www.m21editions.com/fr/darknet.shtml" text:style-name="Internet_20_link" text:visited-style-name="Visited_20_Internet_20_Link">http://www.m21editions.com/fr/darknet.shtml</text:a> </text:p>
      <text:p text:style-name="P32"><text:span text:style-name="T1">8 :</text:span> <text:a xlink:type="simple" xlink:href="https://www.torproject.org/" text:style-name="Internet_20_link" text:visited-style-name="Visited_20_Internet_20_Link">https://www.torproject.org/</text:a> <text:s/></text:p>
      <text:p text:style-name="P32"><text:span text:style-name="T1">9 :</text:span> <text:a xlink:type="simple" xlink:href="https://www.torproject.org/docs/faq#HideExits" text:style-name="Internet_20_link" text:visited-style-name="Visited_20_Internet_20_Link">https://www.torproject.org/docs/faq#HideExits</text:a> <text:s/></text:p>
      <text:p text:style-name="P32"><text:span text:style-name="T1">10 :</text:span> Roger Dingledine, Nick Mathewson, Paul Syverson. Tor: The Second-Generation Onion Router. <text:a xlink:type="simple" xlink:href="http://www.onion-router.net/Publications/tor-design.pdf" text:style-name="Internet_20_link" text:visited-style-name="Visited_20_Internet_20_Link">http://www.onion-router.net/Publications/tor-design.pdf</text:a> <text:s/></text:p>
      <text:p text:style-name="P31"><text:span text:style-name="T1">11 :</text:span> <text:a xlink:type="simple" xlink:href="http://www.themonthly.com.au/issue/2011/march/1324265093/robert-manne/cypherpunk-revolutionary" text:style-name="Internet_20_link" text:visited-style-name="Visited_20_Internet_20_Link">http://www.themonthly.com.au/issue/2011/march/1324265093/robert-manne/cypherpunk-revolutionary</text:a> <text:s/></text:p>
      <text:p text:style-name="P31"><text:span text:style-name="T1">12 :</text:span> <text:a xlink:type="simple" xlink:href="https://fr.wikipedia.org/wiki/Advanced_Encryption_Standard" text:style-name="Internet_20_link" text:visited-style-name="Visited_20_Internet_20_Link">https://fr.wikipedia.org/wiki/Advanced_Encryption_Standard</text:a> <text:s/></text:p>
      <text:p text:style-name="P31"><text:span text:style-name="T1">13 : </text:span>Chaum, D. L. (1981). Untraceable electronic mail, return addresses, and digital pseudonyms. Communications of the ACM. 24 (2): 84–90. doi:10.1145/358549.358563. </text:p>
      <text:p text:style-name="P31"><text:soft-page-break/><text:span text:style-name="T1">14 :</text:span> Chaum, David (1983). Blind signatures for untraceable payments. Advances in Cryptology Proceedings of Crypto. 82 (3): 199–203. doi:10.1007/978-1-4757-0602-4_18. </text:p>
      <text:p text:style-name="P31"><text:span text:style-name="T1">15 :</text:span> <text:a xlink:type="simple" xlink:href="https://fr.wikipedia.org/wiki/Crypto_Wars#.C3.88re_de_l.27ordinateur_personnel" text:style-name="Internet_20_link" text:visited-style-name="Visited_20_Internet_20_Link">https://fr.wikipedia.org/wiki/Crypto_Wars#.C3.88re_de_l.27ordinateur_personnel</text:a> </text:p>
      <text:p text:style-name="P31"><text:span text:style-name="T1">16 :</text:span> Zimmermann, Philip (1995). “PGP Source Code and Internals”. MIT Press. ISBN 0-26224039-4. </text:p>
      <text:p text:style-name="P31"><text:span text:style-name="T1">17 :</text:span> <text:a xlink:type="simple" xlink:href="https://www.theguardian.com/uk-news/2015/jan/12/david-cameron-pledges-antiterror-law-internet-paris-attacks-nick-clegg" text:style-name="Internet_20_link" text:visited-style-name="Visited_20_Internet_20_Link">https://www.theguardian.com/uk-news/2015/jan/12/david-cameron-pledges-antiterror-law-internet-paris-attacks-nick-clegg</text:a> <text:s/></text:p>
      <text:p text:style-name="P30"><text:span text:style-name="T1">18 :</text:span> <text:a xlink:type="simple" xlink:href="http://www.nytimes.com/2015/11/17/us/after-paris-attacks-cia-director-rekindles-debate-over-surveillance.html?ref=world&amp;_r=0" text:style-name="Internet_20_link" text:visited-style-name="Visited_20_Internet_20_Link">http://www.nytimes.com/2015/11/17/us/after-paris-attacks-cia-director-rekindles</text:a><text:a xlink:type="simple" xlink:href="http://www.nytimes.com/2015/11/17/us/after-paris-attacks-cia-director-rekindles-debate-over-surveillance.html?ref=world&amp;_r=0" text:style-name="Internet_20_link" text:visited-style-name="Visited_20_Internet_20_Link"><text:span text:style-name="T7">-</text:span></text:a><text:a xlink:type="simple" xlink:href="http://www.nytimes.com/2015/11/17/us/after-paris-attacks-cia-director-rekindles-debate-over-surveillance.html?ref=world&amp;_r=0" text:style-name="Internet_20_link" text:visited-style-name="Visited_20_Internet_20_Link">debate-over-surveillance.html?ref=world&amp;_r=0</text:a> <text:s/></text:p>
      <text:p text:style-name="P30"><text:span text:style-name="T1">19 :</text:span> <text:a xlink:type="simple" xlink:href="https://nonblocking.info/liberte-egalite-tcpip/" text:style-name="Internet_20_link" text:visited-style-name="Visited_20_Internet_20_Link">https://nonblocking.info/liberte-egalite-tcpip/</text:a></text:p>
      <text:p text:style-name="P30"><text:span text:style-name="T1">20 :</text:span> <text:a xlink:type="simple" xlink:href="https://www.legifrance.gouv.fr/affichCodeArticle.do?idArticle=LEGIARTI000032655328&amp;cidTexte=LEGITEXT000006071154" text:style-name="Internet_20_link" text:visited-style-name="Visited_20_Internet_20_Link">https://www.legifrance.gouv.fr/affichCodeArticle.do?idArticle=LEGIARTI000032655328&amp;cidTexte=LEGITEXT000006071154</text:a> </text:p>
      <text:p text:style-name="P30"><text:span text:style-name="T1">21 :</text:span> <text:a xlink:type="simple" xlink:href="https://www.legifrance.gouv.fr/affichTexte.do?cidTexte=JORFTEXT000029754374&amp;categorieLien=id" text:style-name="Internet_20_link" text:visited-style-name="Visited_20_Internet_20_Link">https://www.legifrance.gouv.fr/affichTexte.do?cidTexte=JORFTEXT000029754374&amp;categorieLien=id</text:a> </text:p>
      <text:p text:style-name="P30"><text:span text:style-name="T1">22 :</text:span> <text:a xlink:type="simple" xlink:href="https://www.legifrance.gouv.fr/affichTexte.do?cidTexte=JORFTEXT000032627231&amp;categorieLien=id" text:style-name="Internet_20_link" text:visited-style-name="Visited_20_Internet_20_Link">https://www.legifrance.gouv.fr/affichTexte.do?cidTexte=JORFTEXT000032627231&amp;categorieLien=id</text:a> </text:p>
      <text:p text:style-name="P30"><text:span text:style-name="T1">23 :</text:span> <text:a xlink:type="simple" xlink:href="http://www.activism.net/cypherpunk/manifesto.html" text:style-name="Internet_20_link" text:visited-style-name="Visited_20_Internet_20_Link">http://www.activism.net/cypherpunk/manifesto.html</text:a>, Eric Hughes, 1993. </text:p>
      <text:p text:style-name="P30"><text:span text:style-name="T1">24 : </text:span>McCullagh, Declan (2001-04-09). Cypherpunk’s Free Speech Defense. Wired. </text:p>
      <text:p text:style-name="P30"><text:span text:style-name="T1">25 :</text:span> <text:a xlink:type="simple" xlink:href="http://www.forbes.com/forbes/1999/1101/6411390a.html" text:style-name="Internet_20_link" text:visited-style-name="Visited_20_Internet_20_Link">http://www.forbes.com/forbes/1999/1101/6411390a.html</text:a> <text:s/></text:p>
      <text:p text:style-name="P30"><text:span text:style-name="T1">26 :</text:span> <text:a xlink:type="simple" xlink:href="https://www.bloomberg.com/news/articles/2015-09-17/bitcoin-is-officially-acommodity-according-to-u-s-regulator" text:style-name="Internet_20_link" text:visited-style-name="Visited_20_Internet_20_Link">https://www.bloomberg.com/news/articles/2015-09-17/bitcoin-is-officially-acommodity-according-to-u-s-regulator</text:a> </text:p>
      <text:p text:style-name="P30"><text:span text:style-name="T1">27 :</text:span> <text:a xlink:type="simple" xlink:href="http://blogs.wsj.com/digits/2015/10/22/eu-rules-bitcoin-is-a-currency-not-acommodity-virtually/" text:style-name="Internet_20_link" text:visited-style-name="Visited_20_Internet_20_Link">http://blogs.wsj.com/digits/2015/10/22/eu-rules-bitcoin-is-a-currency-not-acommodity-virtually/</text:a> <text:s/></text:p>
      <text:p text:style-name="P30"><text:span text:style-name="T1">28 :</text:span> <text:a xlink:type="simple" xlink:href="https://www.cryptocoincharts.info/coins/info" text:style-name="Internet_20_link" text:visited-style-name="Visited_20_Internet_20_Link">https://www.cryptocoincharts.info/coins/info</text:a> <text:s/></text:p>
      <text:p text:style-name="P29"><text:span text:style-name="T1">29 :</text:span> <text:a xlink:type="simple" xlink:href="https://theinternetofmoney.org/" text:style-name="Internet_20_link" text:visited-style-name="Visited_20_Internet_20_Link">https://theinternetofmoney.org</text:a></text:p>
      <text:p text:style-name="P29"><text:span text:style-name="T1">30 :</text:span> <text:a xlink:type="simple" xlink:href="http://www.forbes.com/sites/laurashin/2016/07/14/this-man-traveled-around-theworld-for-18-months-spending-only-bitcoin/#10a2b9c6261e" text:style-name="Internet_20_link" text:visited-style-name="Visited_20_Internet_20_Link">http://www.forbes.com/sites/laurashin/2016/07/14/this-man-traveled-around-theworld-for-18-months-spending-only-bitcoin/#10a2b9c6261e</text:a> <text:s/></text:p>
      <text:p text:style-name="P29"><text:span text:style-name="T1">31 :</text:span> <text:a xlink:type="simple" xlink:href="https://www.saveonsend.com/blog/western-union-money-transfer/" text:style-name="Internet_20_link" text:visited-style-name="Visited_20_Internet_20_Link">https://www.saveonsend.com/blog/western-union-money-transfer/</text:a> <text:s/></text:p>
      <text:p text:style-name="P29"><text:span text:style-name="T1">32 :</text:span> <text:a xlink:type="simple" xlink:href="https://www.saveonsend.com/blog/bitcoin-money-transfer/" text:style-name="Internet_20_link" text:visited-style-name="Visited_20_Internet_20_Link">https://www.saveonsend.com/blog/bitcoin-money-transfer/</text:a> <text:s/></text:p>
      <text:p text:style-name="P28"><text:span text:style-name="T1">33 : </text:span><text:a xlink:type="simple" xlink:href="https://web.archive.org/web/20131210164404/http://www.nytimes.com/2013/11/27/opinion/much-ado-about-bitcoin.html?_r=0" text:style-name="Internet_20_link" text:visited-style-name="Visited_20_Internet_20_Link">https://web.archive.org/web/20131210164404/http://www.nytimes.com/2013/11/27/opinion/much-ado-about-bitcoin.html?_r=0</text:a> <text:s/></text:p>
      <text:p text:style-name="P28"><text:span text:style-name="T1">34 :</text:span> <text:a xlink:type="simple" xlink:href="http://www.papergeek.fr/dark-web-et-deep-web-quelles-differences-et-comment-yacceder-2963" text:style-name="Internet_20_link" text:visited-style-name="Visited_20_Internet_20_Link">http://www.papergeek.fr/dark-web-et-deep-web-quelles-differences-et-comment-yacceder-2963</text:a> <text:s/></text:p>
      <text:p text:style-name="P28"><text:span text:style-name="T1">35 :</text:span> <text:a xlink:type="simple" xlink:href="https://www.youtube.com/watch?v=r0l2FPRoGp8" text:style-name="Internet_20_link" text:visited-style-name="Visited_20_Internet_20_Link">https://www.youtube.com/watch?v=r0l2FPRoGp8</text:a> </text:p>
      <text:p text:style-name="P28"><text:span text:style-name="T1">36 :</text:span> <text:a xlink:type="simple" xlink:href="http://Citazine.fr/article/jour-j-ai-plonge-dans-deep-web" text:style-name="Internet_20_link" text:visited-style-name="Visited_20_Internet_20_Link">http://Citazine.fr/article/jour-j-ai-plonge-dans-deep-web</text:a> </text:p>
      <text:p text:style-name="P28"><text:span text:style-name="T1">37 :</text:span> <text:a xlink:type="simple" xlink:href="https://i.imgur.com/vvXru.png" text:style-name="Internet_20_link" text:visited-style-name="Visited_20_Internet_20_Link">https://i.imgur.com/vvXru.png</text:a> <text:s/></text:p>
      <text:p text:style-name="P28"><text:span text:style-name="T1">38 :</text:span> <text:a xlink:type="simple" xlink:href="http://junkee.com/the-best-unsolved-mysteries-on-the-internet/35874/3" text:style-name="Internet_20_link" text:visited-style-name="Visited_20_Internet_20_Link">http://junkee.com/the-best-unsolved-mysteries-on-the-internet/35874/3</text:a> <text:s/></text:p>
      <text:p text:style-name="P27"><text:span text:style-name="T1">39 :</text:span> <text:a xlink:type="simple" xlink:href="https://www.youtube.com/watch?v=KztcytZSB-Q" text:style-name="Internet_20_link" text:visited-style-name="Visited_20_Internet_20_Link">https://www.youtube.com/watch?v=KztcytZSB-Q</text:a> <text:s/></text:p>
      <text:p text:style-name="P27"><text:span text:style-name="T1">40 :</text:span> <text:a xlink:type="simple" xlink:href="http://searchformarianasweb.tumblr.com/" text:style-name="Internet_20_link" text:visited-style-name="Visited_20_Internet_20_Link">http://searchformarianasweb.tumblr.com/</text:a></text:p>
      <text:p text:style-name="P27"><text:span text:style-name="T1">41 :</text:span> <text:a xlink:type="simple" xlink:href="http://www.papergeek.fr/dark-web-et-deep-web-quelles-differences-et-comment-yacceder-2963" text:style-name="Internet_20_link" text:visited-style-name="Visited_20_Internet_20_Link">http://www.papergeek.fr/dark-web-et-deep-web-quelles-differences-et-comment-yacceder-2963</text:a> <text:s/><text:span text:style-name="T1">42 :</text:span> <text:a xlink:type="simple" xlink:href="https://torflow.uncharted.software/#?ML=18.017578125,42.94033923363181,3" text:style-name="Internet_20_link" text:visited-style-name="Visited_20_Internet_20_Link">https://torflow.uncharted.software/#?ML=18.017578125,42.94033923363181,3</text:a> </text:p>
      <text:p text:style-name="P27"><text:span text:style-name="T1">43 :</text:span> <text:a xlink:type="simple" xlink:href="https://metrics.torproject.org/hidserv-rend-relayed-cells.html" text:style-name="Internet_20_link" text:visited-style-name="Visited_20_Internet_20_Link">https://metrics.torproject.org/hidserv-rend-relayed-cells.html</text:a> </text:p>
      <text:p text:style-name="P26"><text:span text:style-name="T1">44 :</text:span> <text:a xlink:type="simple" xlink:href="https://research.torproject.org/techreports/extrapolating-hidserv-stats-2015-01-31.pdf" text:style-name="Internet_20_link" text:visited-style-name="Visited_20_Internet_20_Link">https://research.torproject.org/techreports/extrapolating-hidserv-stats-2015-01-31.pdf</text:a> </text:p>
      <text:p text:style-name="P25"><text:span text:style-name="T1">45 :</text:span> <text:a xlink:type="simple" xlink:href="https://terbiumlabs.com/darkwebstudy.html" text:style-name="Internet_20_link" text:visited-style-name="Visited_20_Internet_20_Link">https://terbiumlabs.com/darkwebstudy.html</text:a> </text:p>
      <text:p text:style-name="P24"><text:span text:style-name="T1">46 :</text:span> <text:a xlink:type="simple" xlink:href="http://www.tandfonline.com/doi/abs/10.1080/00396338.2016.1142085" text:style-name="Internet_20_link" text:visited-style-name="Visited_20_Internet_20_Link">http://www.tandfonline.com/doi/abs/10.1080/00396338.2016.1142085</text:a> <text:s/></text:p>
      <text:p text:style-name="P23"><text:span text:style-name="T1">47 : </text:span><text:a xlink:type="simple" xlink:href="http://thebotnet.com/guides-and-tutorials/49828-how-to-access-the-hidden-wiki/" text:style-name="Internet_20_link" text:visited-style-name="Visited_20_Internet_20_Link">http://thebotnet.com/guides-and-tutorials/49828-how-to-access-the-hidden-wiki/</text:a> ; <text:a xlink:type="simple" xlink:href="http://wordswithmeaning.org/special-you-know-nothing-of-the-internet-exploring-thedeep-web-confessions-from-an-investigator/" text:style-name="Internet_20_link" text:visited-style-name="Visited_20_Internet_20_Link">http://wordswithmeaning.org/special-you-know-nothing-of-the-internet-exploring-thedeep-web-confessions-from-an-investigator/</text:a> <text:s/></text:p>
      <text:p text:style-name="P23"><text:span text:style-name="T1">48 :</text:span> <text:a xlink:type="simple" xlink:href="https://www.reddit.com/r/deepweb/comments/3iayfx/are_red_rooms_real/" text:style-name="Internet_20_link" text:visited-style-name="Visited_20_Internet_20_Link">https://www.reddit.com/r/deepweb/comments/3iayfx/are_red_rooms_real/</text:a></text:p>
      <text:p text:style-name="P23"><text:span text:style-name="T1">49 :</text:span> <text:a xlink:type="simple" xlink:href="https://www.youtube.com/watch?v=aDvRZw9EMWo" text:style-name="Internet_20_link" text:visited-style-name="Visited_20_Internet_20_Link">https://www.youtube.com/watch?v=aDvRZw9EMWo</text:a> ; un YouTubeur nommé CreepyPasta en est également très friand. </text:p>
      <text:p text:style-name="P22"><text:span text:style-name="T1">50 :</text:span> <text:a xlink:type="simple" xlink:href="https://www.reddit.com/r/deepweb/comments/3irkmp/isis_redroom_megathread/" text:style-name="Internet_20_link" text:visited-style-name="Visited_20_Internet_20_Link">https://www.reddit.com/r/deepweb/comments/3irkmp/isis_redroom_megathread/</text:a> </text:p>
      <text:p text:style-name="P22"><text:soft-page-break/><text:span text:style-name="T1">51 :</text:span> <text:a xlink:type="simple" xlink:href="https://www.reddit.com/r/deepweb/comments/3ittf5/was_isis_redroom_a_honeypot/" text:style-name="Internet_20_link" text:visited-style-name="Visited_20_Internet_20_Link">https://www.reddit.com/r/deepweb/comments/3ittf5/was_isis_redroom_a_honeypot/</text:a> <text:s/></text:p>
      <text:p text:style-name="P22"><text:span text:style-name="T1">52 :</text:span> <text:a xlink:type="simple" xlink:href="https://www.reddit.com/r/deepweb/comments/3j0cz5/psa_do_not_go_to_that_new_isis_redroom_site_the/" text:style-name="Internet_20_link" text:visited-style-name="Visited_20_Internet_20_Link">https://www.reddit.com/r/deepweb/comments/3j0cz5/psa_do_not_go_to_that_new_isis_redroom_site_the/</text:a> <text:s/></text:p>
      <text:p text:style-name="P22">53 : <text:a xlink:type="simple" xlink:href="https://www.torproject.org/docs/faq#WhySlow" text:style-name="Internet_20_link" text:visited-style-name="Visited_20_Internet_20_Link">https://www.torproject.org/docs/faq#WhySlow</text:a> </text:p>
      <text:p text:style-name="P21">54 : Une discussion intéressante et sensée dans cette vidéo : https://youtu.be/K47o2EgUIJU </text:p>
      <text:p text:style-name="P21"><text:span text:style-name="T1">55 :</text:span> <text:a xlink:type="simple" xlink:href="http://www.abc.net.au/7.30/content/2015/s4300786.htm" text:style-name="Internet_20_link" text:visited-style-name="Visited_20_Internet_20_Link">http://www.abc.net.au/7.30/content/2015/s4300786.htm</text:a> </text:p>
      <text:p text:style-name="P21"><text:span text:style-name="T1">56 :</text:span> <text:a xlink:type="simple" xlink:href="http://www.theage.com.au/victoria/melbourne-hurtcore-paedophile-master-matthew-graham-pleads-guilty-20150908-gjht6d.html" text:style-name="Internet_20_link" text:visited-style-name="Visited_20_Internet_20_Link">http://www.theage.com.au/victoria/melbourne-hurtcore-paedophile-master-matthew</text:a><text:a xlink:type="simple" xlink:href="http://www.theage.com.au/victoria/melbourne-hurtcore-paedophile-master-matthew-graham-pleads-guilty-20150908-gjht6d.html" text:style-name="Internet_20_link" text:visited-style-name="Visited_20_Internet_20_Link"><text:span text:style-name="T6">-</text:span></text:a><text:a xlink:type="simple" xlink:href="http://www.theage.com.au/victoria/melbourne-hurtcore-paedophile-master-matthew-graham-pleads-guilty-20150908-gjht6d.html" text:style-name="Internet_20_link" text:visited-style-name="Visited_20_Internet_20_Link">graham-pleads-guilty-20150908-gjht6d.html</text:a> </text:p>
      <text:p text:style-name="P20"><text:span text:style-name="T1">57 :</text:span> <text:a xlink:type="simple" xlink:href="http://www.theage.com.au/victoria/how-matthew-david-grahams-hurtcorepaedophile-habit-began-on-the-dark-web-20150908-gjhz43.html" text:style-name="Internet_20_link" text:visited-style-name="Visited_20_Internet_20_Link">http://www.theage.com.au/victoria/how-matthew-david-grahams-hurtcorepaedophile-habit-began-on-the-dark-web-20150908-gjhz43.html</text:a> ; <text:a xlink:type="simple" xlink:href="https://www.deepdotweb.com/2016/03/23/child-porn-website-admin-matthew-david-graham-jailed15-years/" text:style-name="Internet_20_link" text:visited-style-name="Visited_20_Internet_20_Link">https://www.deepdotweb.com/2016/03/23/child-porn-website-admin-matthew-david-graham-jailed15-years/</text:a> </text:p>
      <text:p text:style-name="P19"><text:span text:style-name="T1">58 :</text:span> <text:a xlink:type="simple" xlink:href="http://www.theage.com.au/victoria/australias-throwaway-children-20150903-gje3fq.html" text:style-name="Internet_20_link" text:visited-style-name="Visited_20_Internet_20_Link">http://www.theage.com.au/victoria/australias-throwaway-children-20150903-gje3fq.html</text:a> </text:p>
      <text:p text:style-name="P19"><text:span text:style-name="T1">59 :</text:span> <text:a xlink:type="simple" xlink:href="http://www.9news.com.au/national/2015/03/16/02/19/tracking-the-australian-manallegedly-responsible-for-horrific-child-sexual-abuse" text:style-name="Internet_20_link" text:visited-style-name="Visited_20_Internet_20_Link">http://www.9news.com.au/national/2015/03/16/02/19/tracking-the-australian-manallegedly-responsible-for-horrific-child-sexual-abuse</text:a> <text:s/></text:p>
      <text:p text:style-name="P19"><text:span text:style-name="T1">60 :</text:span> <text:a xlink:type="simple" xlink:href="http://www.snopes.com/horrors/madmen/snuff.asp" text:style-name="Internet_20_link" text:visited-style-name="Visited_20_Internet_20_Link">http://www.snopes.com/horrors/madmen/snuff.asp</text:a> <text:s/></text:p>
      <text:p text:style-name="P19"><text:span text:style-name="T1">61 :</text:span> <text:a xlink:type="simple" xlink:href="http://www.aljazeera.com/indepth/features/2016/10/dark-trade-rape-videos-saleindia-161023124250022.html" text:style-name="Internet_20_link" text:visited-style-name="Visited_20_Internet_20_Link">http://www.aljazeera.com/indepth/features/2016/10/dark-trade-rape-videos-saleindia-161023124250022.html</text:a> </text:p>
      <text:p text:style-name="P19"><text:span text:style-name="T1">62 :</text:span> <text:a xlink:type="simple" xlink:href="https://www.deepdotweb.com/2014/04/02/poll-should-we-publish-an-interview-witha-pedo-site-owner/" text:style-name="Internet_20_link" text:visited-style-name="Visited_20_Internet_20_Link">https://www.deepdotweb.com/2014/04/02/poll-should-we-publish-an-interview-witha-pedo-site-owner/</text:a> <text:s/></text:p>
      <text:p text:style-name="P18">63 : <text:a xlink:type="simple" xlink:href="https://www.deepdotweb.com/clarification-cancelled-interview/" text:style-name="Internet_20_link" text:visited-style-name="Visited_20_Internet_20_Link">https://www.deepdotweb.com/clarification-cancelled-interview/</text:a> </text:p>
      <text:p text:style-name="P18"><text:span text:style-name="T1">64 :</text:span> <text:a xlink:type="simple" xlink:href="http://www.bbc.com/news/technology-27885502" text:style-name="Internet_20_link" text:visited-style-name="Visited_20_Internet_20_Link">http://www.bbc.com/news/technology-27885502</text:a> <text:s/></text:p>
      <text:p text:style-name="P17"><text:span text:style-name="T1">65 :</text:span> <text:a xlink:type="simple" xlink:href="http://www.dailydot.com/crime/iowa-woman-craigslist-killer-father-schmidt/" text:style-name="Internet_20_link" text:visited-style-name="Visited_20_Internet_20_Link">http://www.dailydot.com/crime/iowa-woman-craigslist-killer-father-schmidt/</text:a></text:p>
      <text:p text:style-name="P17"><text:span text:style-name="T1">66 :</text:span> <text:a xlink:type="simple" xlink:href="http://www.cbsnews.com/news/facebook-murder-for-hire-plot-pa-teen-corey-adamsadmits-he-used-site-to-go-after-rape-accuser/" text:style-name="Internet_20_link" text:visited-style-name="Visited_20_Internet_20_Link">http://www.cbsnews.com/news/facebook-murder-for-hire-plot-pa-teen-corey-adamsadmits-he-used-site-to-go-after-rape-accuser/</text:a> <text:s/></text:p>
      <text:p text:style-name="P17"><text:span text:style-name="T1">67 :</text:span> <text:a xlink:type="simple" xlink:href="http://abcnews.go.com/US/ohio-facebook-murder-fur-hire-plot/story?id=15765843" text:style-name="Internet_20_link" text:visited-style-name="Visited_20_Internet_20_Link">http://abcnews.go.com/US/ohio-facebook-murder-fur-hire-plot/story?id=15765843</text:a> <text:s/></text:p>
      <text:p text:style-name="P17"><text:span text:style-name="T1">68 :</text:span> <text:a xlink:type="simple" xlink:href="http://www.dailydot.com/crime/deep-web-murder-assassination-contract-killer/" text:style-name="Internet_20_link" text:visited-style-name="Visited_20_Internet_20_Link">http://www.dailydot.com/crime/deep-web-murder-assassination-contract-killer/</text:a> </text:p>
      <text:p text:style-name="P17"><text:span text:style-name="T1">69 :</text:span> <text:a xlink:type="simple" xlink:href="https://en.wikipedia.org/wiki/Assassination_market" text:style-name="Internet_20_link" text:visited-style-name="Visited_20_Internet_20_Link">https://en.wikipedia.org/wiki/Assassination_market</text:a> <text:s/></text:p>
      <text:p text:style-name="P17"><text:span text:style-name="T1">70 :</text:span> <text:a xlink:type="simple" xlink:href="http://www.forbes.com/sites/andygreenberg/2013/11/18/meet-the-assassinationmarket-creator-whos-crowdfunding-murder-with-bitcoins/" text:style-name="Internet_20_link" text:visited-style-name="Visited_20_Internet_20_Link">http://www.forbes.com/sites/andygreenberg/2013/11/18/meet-the-assassinationmarket-creator-whos-crowdfunding-murder-with-bitcoins/</text:a> </text:p>
      <text:p text:style-name="P17"><text:span text:style-name="T1">71 :</text:span> Pour le trafic d’êtres humains, voir par exemple ce billet de Deku-Shrub <text:a xlink:type="simple" xlink:href="http://pirate.london/2015/11/human-hunting-on-the-internet-also-not-a-real-thing/" text:style-name="Internet_20_link" text:visited-style-name="Visited_20_Internet_20_Link">http://pirate.london/2015/11/human-hunting-on-the-internet-also-not-a-real-thing/</text:a> <text:s/></text:p>
      <text:p text:style-name="P17"><text:span text:style-name="T1">72 :</text:span> <text:a xlink:type="simple" xlink:href="https://en.wikipedia.org/wiki/Albanian_mafia#Besa" text:style-name="Internet_20_link" text:visited-style-name="Visited_20_Internet_20_Link">https://en.wikipedia.org/wiki/Albanian_mafia#Besa</text:a> </text:p>
      <text:p text:style-name="P17"><text:span text:style-name="T1">73 :</text:span> <text:a xlink:type="simple" xlink:href="http://www.hire-a-hitman.com/hire-a-hitman/" text:style-name="Internet_20_link" text:visited-style-name="Visited_20_Internet_20_Link">http://www.hire-a-hitman.com/hire-a-hitman/</text:a> <text:s/></text:p>
      <text:p text:style-name="P17">74 : <text:a xlink:type="simple" xlink:href="https://allthingsvice.com/2016/05/18/ugly-kids-are-cheaper-the-besa-files/" text:style-name="Internet_20_link" text:visited-style-name="Visited_20_Internet_20_Link">https://allthingsvice.com/2016/05/18/ugly-kids-are-cheaper-the-besa-files/</text:a> <text:s/></text:p>
      <text:p text:style-name="P17"><text:span text:style-name="T1">75 :</text:span> Si vous vous y intéressez, mais ne savez pas trop qui raconte des choses sensées, une personne-ressource précieuse est Deku-shrub <text:a xlink:type="simple" xlink:href="https://www.reddit.com/user/Dekushrub" text:style-name="Internet_20_link" text:visited-style-name="Visited_20_Internet_20_Link">https://www.reddit.com/user/Dekushrub</text:a> <text:s/></text:p>
      <text:p text:style-name="P17"><text:span text:style-name="T1">76 :</text:span> <text:a xlink:type="simple" xlink:href="https://www.reddit.com/r/deepweb/comments/4d70hh/how_to_improve_rdeepweb/" text:style-name="Internet_20_link" text:visited-style-name="Visited_20_Internet_20_Link">https://www.reddit.com/r/deepweb/comments/4d70hh/how_to_improve_rdeepweb/</text:a> <text:s/></text:p>
      <text:p text:style-name="P17"><text:span text:style-name="T1">77 :</text:span> <text:a xlink:type="simple" xlink:href="https://np.reddit.com/r/legaladvice/comments/5lpdd8/scammed_out_of_firearm_purchase/" text:style-name="Internet_20_link" text:visited-style-name="Visited_20_Internet_20_Link">https://np.reddit.com/r/legaladvice/comments/5lpdd8/scammed_out_of_firearm_purchase/</text:a> </text:p>
      <text:p text:style-name="P17"><text:span text:style-name="T1">78 :</text:span> <text:a xlink:type="simple" xlink:href="http://motherboard.vice.com/blog/darknet-touring-the-hidden-internets-illegalmarkets" text:style-name="Internet_20_link" text:visited-style-name="Visited_20_Internet_20_Link">http://motherboard.vice.com/blog/darknet-touring-the-hidden-internets-illegalmarkets</text:a> <text:s/></text:p>
      <text:p text:style-name="P16"><text:span text:style-name="T1">79 : </text:span><text:a xlink:type="simple" xlink:href="http://motherboard.vice.com/read/the-fbis-deep-web-raid-seized-a-bunch-of-fakesites" text:style-name="Internet_20_link" text:visited-style-name="Visited_20_Internet_20_Link">http://motherboard.vice.com/read/the-fbis-deep-web-raid-seized-a-bunch-of-fakesites</text:a> <text:s/></text:p>
      <text:p text:style-name="P16"><text:span text:style-name="T1">80 :</text:span> <text:a xlink:type="simple" xlink:href="http://www.afp.gov.au/media-centre/news/afp/2015/may/four-australians-charged-ininternational-illegal-firearm-sting" text:style-name="Internet_20_link" text:visited-style-name="Visited_20_Internet_20_Link">http://www.afp.gov.au/media-centre/news/afp/2015/may/four-australians-charged-ininternational-illegal-firearm-sting</text:a> </text:p>
      <text:p text:style-name="P16"><text:span text:style-name="T1">81 :</text:span> <text:a xlink:type="simple" xlink:href="https://www.deepdotweb.com/2015/07/07/agora-market-to-stop-listing-lethal-weapons/" text:style-name="Internet_20_link" text:visited-style-name="Visited_20_Internet_20_Link">https://www.deepdotweb.com/2015/07/07/agora-market-to-stop-listing-lethal-weapons/</text:a> <text:s/></text:p>
      <text:p text:style-name="P16"><text:span text:style-name="T1">82 :</text:span> <text:a xlink:type="simple" xlink:href="http://www.focus.de/kultur/kino_tv/tv-kolumne-beckmann-beckmann-willkalaschnikow-im-darknet-kaufen-doch-das-experiment-geht-schief_id_5542330.html" text:style-name="Internet_20_link" text:visited-style-name="Visited_20_Internet_20_Link">http://www.focus.de/kultur/kino_tv/tv-kolumne-beckmann-beckmann-willkalaschnikow-im-darknet-kaufen-doch-das-experiment-geht-schief_id_5542330.html</text:a></text:p>
      <text:p text:style-name="P16"><text:span text:style-name="T1">83 :</text:span> <text:a xlink:type="simple" xlink:href="https://www.deepdotweb.com/2016/05/20/german-tv-show-gets-scammed-trying-buyak47-darknet/" text:style-name="Internet_20_link" text:visited-style-name="Visited_20_Internet_20_Link">https://www.deepdotweb.com/2016/05/20/german-tv-show-gets-scammed-trying-buyak47-darknet/</text:a> <text:s/></text:p>
      <text:p text:style-name="P15"><text:span text:style-name="T1">84 :</text:span> <text:a xlink:type="simple" xlink:href="https://www.deepdotweb.com/marketplace-directory/listing/therealdeal-market" text:style-name="Internet_20_link" text:visited-style-name="Visited_20_Internet_20_Link">https://www.deepdotweb.com/marketplace-directory/listing/therealdeal-market</text:a> ; <text:a xlink:type="simple" xlink:href="https://www.reddit.com/user/TheRealDealMarket" text:style-name="Internet_20_link" text:visited-style-name="Visited_20_Internet_20_Link">https://www.reddit.com/user/TheRealDealMarket</text:a> <text:s/></text:p>
      <text:p text:style-name="P15"><text:span text:style-name="T1">85 :</text:span> <text:a xlink:type="simple" xlink:href="https://www.reddit.com/r/BlackBank/comments/359oym/blackbank_service_under_ddos/" text:style-name="Internet_20_link" text:visited-style-name="Visited_20_Internet_20_Link">https://www.reddit.com/r/BlackBank/comments/359oym/blackbank_service_under_ddos/</text:a> </text:p>
      <text:p text:style-name="P15"><text:soft-page-break/><text:span text:style-name="T1">86 :</text:span> <text:a xlink:type="simple" xlink:href="http://www.deepdotweb.com/2015/05/31/meet-the-market-admin-who-wasresponsible-for-the-ddos-attacks/" text:style-name="Internet_20_link" text:visited-style-name="Visited_20_Internet_20_Link">http://www.deepdotweb.com/2015/05/31/meet-the-market-admin-who-wasresponsible-for-the-ddos-attacks/</text:a> <text:s/></text:p>
      <text:p text:style-name="P15"><text:span text:style-name="T1">87 :</text:span> <text:a xlink:type="simple" xlink:href="http://www.deepdotweb.com/wp-content/uploads/2015/05/exit2.png" text:style-name="Internet_20_link" text:visited-style-name="Visited_20_Internet_20_Link">http://www.deepdotweb.com/wp-content/uploads/2015/05/exit2.png</text:a> </text:p>
      <text:p text:style-name="P14"><text:span text:style-name="T1">88 :</text:span> <text:a xlink:type="simple" xlink:href="https://www.fbi.gov/news/stories/2015/july/cyber-criminal-forum-taken-down/cybercriminal-forum-taken-down" text:style-name="Internet_20_link" text:visited-style-name="Visited_20_Internet_20_Link">https://www.fbi.gov/news/stories/2015/july/cyber-criminal-forum-taken-down/cybercriminal-forum-taken-down</text:a> ; voir aussi <text:a xlink:type="simple" xlink:href="https://www.malwaretech.com/2015/07/darkode-returns-following-internationa.html" text:style-name="Internet_20_link" text:visited-style-name="Visited_20_Internet_20_Link">https://www.malwaretech.com/2015/07/darkode-returns-following-internationa.html</text:a> </text:p>
      <text:p text:style-name="P14"><text:span text:style-name="T1">89 :</text:span> <text:a xlink:type="simple" xlink:href="https://darkode.cc//" text:style-name="Internet_20_link" text:visited-style-name="Visited_20_Internet_20_Link">https://darkode.cc//</text:a> <text:s/></text:p>
      <text:p text:style-name="P14"><text:span text:style-name="T1">90 :</text:span> Une histoire détaillée <text:a xlink:type="simple" xlink:href="https://www.deepdotweb.com/2015/07/20/darkode-extendedbackground-story/" text:style-name="Internet_20_link" text:visited-style-name="Visited_20_Internet_20_Link">https://www.deepdotweb.com/2015/07/20/darkode-extendedbackground-story/</text:a></text:p>
      <text:p text:style-name="P14"><text:span text:style-name="T1">91 :</text:span> B. Dupont, A.-M. Côté, C. Savine et D. Décary-Hétu (2016), “The ecology of trust among hackers”, Global Crime, DOI: 10.1080/17440572.2016.1157480 <text:s/></text:p>
      <text:p text:style-name="P14"><text:span text:style-name="T1">92 :</text:span> <text:a xlink:type="simple" xlink:href="https://twitter.com/Xylit0l" text:style-name="Internet_20_link" text:visited-style-name="Visited_20_Internet_20_Link">https://twitter.com/Xylit0l</text:a></text:p>
      <text:p text:style-name="P14"><text:span text:style-name="T1">93 : </text:span><text:a xlink:type="simple" xlink:href="https://krebsonsecurity.com/2015/06/opms-database-for-sale-nope-it-came-fromanother-us-gov/" text:style-name="Internet_20_link" text:visited-style-name="Visited_20_Internet_20_Link">https://krebsonsecurity.com/2015/06/opms-database-for-sale-nope-it-came-fromanother-us-gov/</text:a></text:p>
      <text:p text:style-name="P14"><text:span text:style-name="T1">94 :</text:span> <text:a xlink:type="simple" xlink:href="http://money.cnn.com/2015/05/22/technology/adult-friendfinder-hacked/" text:style-name="Internet_20_link" text:visited-style-name="Visited_20_Internet_20_Link">http://money.cnn.com/2015/05/22/technology/adult-friendfinder-hacked/</text:a> ; déclaration du site compromis : <text:a xlink:type="simple" xlink:href="http://ffn.com/security-updates/" text:style-name="Internet_20_link" text:visited-style-name="Visited_20_Internet_20_Link">http://ffn.com/security-updates/</text:a></text:p>
      <text:p text:style-name="P14"><text:span text:style-name="T1">95 :</text:span> <text:a xlink:type="simple" xlink:href="https://teksecurityblog.com/hacked-how-safe-is-your-data-on-adult-social-sites/" text:style-name="Internet_20_link" text:visited-style-name="Visited_20_Internet_20_Link">https://teksecurityblog.com/hacked-how-safe-is-your-data-on-adult-social-sites/</text:a></text:p>
      <text:p text:style-name="P14"><text:span text:style-name="T1">96 :</text:span> <text:a xlink:type="simple" xlink:href="https://www.cnet.com/news/facebook-chief-security-officer-alex-stamos-websummit-lisbon-hackers/" text:style-name="Internet_20_link" text:visited-style-name="Visited_20_Internet_20_Link">https://www.cnet.com/news/facebook-chief-security-officer-alex-stamos-websummit-lisbon-hackers/</text:a></text:p>
      <text:p text:style-name="P14"><text:span text:style-name="T1">97 :</text:span> <text:a xlink:type="simple" xlink:href="https://nakedsecurity.sophos.com/2016/11/11/facebook-is-buying-up-stolen-passwordson-the-black-market/" text:style-name="Internet_20_link" text:visited-style-name="Visited_20_Internet_20_Link">https://nakedsecurity.sophos.com/2016/11/11/facebook-is-buying-up-stolen-passwordson-the-black-market/</text:a></text:p>
      <text:p text:style-name="P14"><text:span text:style-name="T1">98 :</text:span> <text:a xlink:type="simple" xlink:href="http://www.informationsecuritybuzz.com/expert-comments/facebook-buying-backstolen-passwords-dark-web/" text:style-name="Internet_20_link" text:visited-style-name="Visited_20_Internet_20_Link">http://www.informationsecuritybuzz.com/expert-comments/facebook-buying-backstolen-passwords-dark-web/</text:a></text:p>
      <text:p text:style-name="P14"><text:span text:style-name="T1">99 :</text:span> <text:a xlink:type="simple" xlink:href="http://www.csoonline.com/article/3142404/security/security-experts-divided-onethics-of-facebooks-password-purchases.html" text:style-name="Internet_20_link" text:visited-style-name="Visited_20_Internet_20_Link">http://www.csoonline.com/article/3142404/security/security-experts-divided-onethics-of-facebooks-password-purchases.html</text:a></text:p>
      <text:p text:style-name="P14"><text:span text:style-name="T1">100 :</text:span> <text:a xlink:type="simple" xlink:href="http://www.trendmicro.com/cloud-content/us/pdfs/security-intelligence/white-papers/wp-the-french-underground.pdf" text:style-name="Internet_20_link" text:visited-style-name="Visited_20_Internet_20_Link">http://www.trendmicro.com/cloud-content/us/pdfs/security-intelligence/white-papers/wp-the-french-underground.pdf</text:a> </text:p>
      <text:p text:style-name="P13"><text:span text:style-name="T1">101 : </text:span><text:a xlink:type="simple" xlink:href="http://www.darkcomet-rat.com/" text:style-name="Internet_20_link" text:visited-style-name="Visited_20_Internet_20_Link">http://www.darkcomet-rat.com/</text:a> <text:s/></text:p>
      <text:p text:style-name="P13"><text:span text:style-name="T1">102 :</text:span> <text:a xlink:type="simple" xlink:href="http://www.ibtimes.co.uk/bitcoin-tumbler-business-covering-tracks-worldcryptocurrency-laundering-1487480" text:style-name="Internet_20_link" text:visited-style-name="Visited_20_Internet_20_Link">http://www.ibtimes.co.uk/bitcoin-tumbler-business-covering-tracks-worldcryptocurrency-laundering-1487480</text:a> </text:p>
      <text:p text:style-name="P12"><text:span text:style-name="T1">103 :</text:span> <text:a xlink:type="simple" xlink:href="https://www.ctc.usma.edu/posts/financing-terror-bit-by-bit" text:style-name="Internet_20_link" text:visited-style-name="Visited_20_Internet_20_Link">https://www.ctc.usma.edu/posts/financing-terror-bit-by-bit</text:a> </text:p>
      <text:p text:style-name="P12"><text:span text:style-name="T1">104 :</text:span> <text:a xlink:type="simple" xlink:href="https://www.baselgovernance.org/news/global-conference-countering-moneylaundering-and-digital-currencies" text:style-name="Internet_20_link" text:visited-style-name="Visited_20_Internet_20_Link">https://www.baselgovernance.org/news/global-conference-countering-moneylaundering-and-digital-currencies</text:a> </text:p>
      <text:p text:style-name="P12"><text:span text:style-name="T1">105 :</text:span> <text:a xlink:type="simple" xlink:href="http://www.trendmicro.com/cloud-content/us/pdfs/security-intelligence/white-papers/wp-the-french-underground.pdf" text:style-name="Internet_20_link" text:visited-style-name="Visited_20_Internet_20_Link">http://www.trendmicro.com/cloud-content/us/pdfs/security-intelligence/white-papers/wp-the-french-underground.pdf</text:a> </text:p>
      <text:p text:style-name="P12"><text:span text:style-name="T1">106 :</text:span> <text:a xlink:type="simple" xlink:href="https://darknetmarkets.co/french-deep-web-market/" text:style-name="Internet_20_link" text:visited-style-name="Visited_20_Internet_20_Link">https://darknetmarkets.co/french-deep-web-market/</text:a></text:p>
      <text:p text:style-name="P12"><text:span text:style-name="T1">107 :</text:span> <text:a xlink:type="simple" xlink:href="https://www.deepdotweb.com/marketplace-directory/listing/french-dark-net/" text:style-name="Internet_20_link" text:visited-style-name="Visited_20_Internet_20_Link">https://www.deepdotweb.com/marketplace-directory/listing/french-dark-net/</text:a> </text:p>
      <text:p text:style-name="P12"><text:span text:style-name="T1">108 :</text:span> <text:a xlink:type="simple" xlink:href="http://blog.trendmicro.com/trendlabs-security-intelligence/the-french-dark-net-islooking-for-grammar-police/" text:style-name="Internet_20_link" text:visited-style-name="Visited_20_Internet_20_Link">http://blog.trendmicro.com/trendlabs-security-intelligence/the-french-dark-net-islooking-for-grammar-police/</text:a> </text:p>
      <text:p text:style-name="P12"><text:span text:style-name="T1">109 :</text:span> <text:a xlink:type="simple" xlink:href="http://www.vocativ.com/393689/war-on-drugs-human-rights-violation/" text:style-name="Internet_20_link" text:visited-style-name="Visited_20_Internet_20_Link">http://www.vocativ.com/393689/war-on-drugs-human-rights-violation/</text:a> <text:s/></text:p>
      <text:p text:style-name="P12"><text:span text:style-name="T1">110 :</text:span> <text:a xlink:type="simple" xlink:href="http://www.shroomery.org/forums/showflat.php/Number/13860995" text:style-name="Internet_20_link" text:visited-style-name="Visited_20_Internet_20_Link">http://www.shroomery.org/forums/showflat.php/Number/13860995</text:a> </text:p>
      <text:p text:style-name="P12"><text:span text:style-name="T1">111 :</text:span> <text:a xlink:type="simple" xlink:href="https://www.youtube.com/user/ohyeaross" text:style-name="Internet_20_link" text:visited-style-name="Visited_20_Internet_20_Link">https://www.youtube.com/user/ohyeaross</text:a> </text:p>
      <text:p text:style-name="P12"><text:span text:style-name="T1">112 :</text:span> <text:a xlink:type="simple" xlink:href="http://austincut.com/2012/01/silk-road-a-vicious-blow-to-the-war-on-drugs/" text:style-name="Internet_20_link" text:visited-style-name="Visited_20_Internet_20_Link">http://austincut.com/2012/01/silk-road-a-vicious-blow-to-the-war-on-drugs/</text:a> <text:s/></text:p>
      <text:p text:style-name="P12"><text:span text:style-name="T1">113 :</text:span> <text:a xlink:type="simple" xlink:href="http://stackoverflow.com/questions/15445285/how-can-i-connect-to-a-tor-hiddenservice-using-curl-in-php" text:style-name="Internet_20_link" text:visited-style-name="Visited_20_Internet_20_Link">http://stackoverflow.com/questions/15445285/how-can-i-connect-to-a-tor-hiddenservice-using-curl-in-php</text:a> </text:p>
      <text:p text:style-name="P12"><text:span text:style-name="T1">114 :</text:span> <text:a xlink:type="simple" xlink:href="https://www.cs.columbia.edu/~smb/UlbrichtCriminalComplaint.pdf" text:style-name="Internet_20_link" text:visited-style-name="Visited_20_Internet_20_Link">https://www.cs.columbia.edu/~smb/UlbrichtCriminalComplaint.pdf</text:a> </text:p>
      <text:p text:style-name="P12"><text:span text:style-name="T1">115 :</text:span> <text:a xlink:type="simple" xlink:href="http://arstechnica.com/tech-policy/2013/10/feds-silkroad-boss-paid-80000-for-snitchsmurder-and-torture/" text:style-name="Internet_20_link" text:visited-style-name="Visited_20_Internet_20_Link">http://arstechnica.com/tech-policy/2013/10/feds-silkroad-boss-paid-80000-for-snitchsmurder-and-torture/</text:a> </text:p>
      <text:p text:style-name="P11"><text:span text:style-name="T1">116 :</text:span> Les échanges ayant mené à cette prétendue commande d’assassinat : <text:a xlink:type="simple" xlink:href="http://arstechnica.com/tech-policy/2015/02/the-hitman-scam-dread-pirate-roberts-bizarre-murder-for-hireattempts/" text:style-name="Internet_20_link" text:visited-style-name="Visited_20_Internet_20_Link">http://arstechnica.com/tech-policy/2015/02/the-hitman-scam-dread-pirate-roberts-bizarre-murder-for-hireattempts/</text:a> </text:p>
      <text:p text:style-name="P11"><text:span text:style-name="T1">117 : </text:span><text:a xlink:type="simple" xlink:href="https://www.theguardian.com/technology/2013/nov/21/silk-road-founder-held-without-bail" text:style-name="Internet_20_link" text:visited-style-name="Visited_20_Internet_20_Link">https://www.theguardian.com/technology/2013/nov/21/silk-road-founder-held-without-bail</text:a></text:p>
      <text:p text:style-name="P11"><text:soft-page-break/><text:span text:style-name="T1">118 : </text:span><text:a xlink:type="simple" xlink:href="http://www.dailydot.com/crime/silk-road-murder-charges-ross-ulbricht/" text:style-name="Internet_20_link" text:visited-style-name="Visited_20_Internet_20_Link">http://www.dailydot.com/crime/silk-road-murder-charges-ross-ulbricht/</text:a> <text:s/></text:p>
      <text:p text:style-name="P11"><text:span text:style-name="T1">119 :</text:span> <text:a xlink:type="simple" xlink:href="https://www.wired.com/2016/10/judges-question-ulbrichts-life-sentence-silk-roadappeal/" text:style-name="Internet_20_link" text:visited-style-name="Visited_20_Internet_20_Link">https://www.wired.com/2016/10/judges-question-ulbrichts-life-sentence-silk-roadappeal/</text:a> <text:s/></text:p>
      <text:p text:style-name="P11"><text:span text:style-name="T1">120 :</text:span> <text:a xlink:type="simple" xlink:href="https://www.deepdotweb.com/2017/01/08/ross-ulbricht-legal-defense-fund-hacked/" text:style-name="Internet_20_link" text:visited-style-name="Visited_20_Internet_20_Link">https://www.deepdotweb.com/2017/01/08/ross-ulbricht-legal-defense-fund-hacked/</text:a></text:p>
      <text:p text:style-name="P11"><text:span text:style-name="T1">121 : </text:span><text:a xlink:type="simple" xlink:href="http://arstechnica.com/tech-policy/2016/02/prosecutors-say-corrupt-silk-road-agenthas-co-conspirators-at-large/" text:style-name="Internet_20_link" text:visited-style-name="Visited_20_Internet_20_Link">http://arstechnica.com/tech-policy/2016/02/prosecutors-say-corrupt-silk-road-agenthas-co-conspirators-at-large/</text:a> ; <text:a xlink:type="simple" xlink:href="http://arstechnica.com/tech-policy/2016/08/stealingbitcoins-with-badges-how-silk-roads-dirty-cops-got-caught/" text:style-name="Internet_20_link" text:visited-style-name="Visited_20_Internet_20_Link">http://arstechnica.com/tech-policy/2016/08/stealingbitcoins-with-badges-how-silk-roads-dirty-cops-got-caught/</text:a></text:p>
      <text:p text:style-name="P11"><text:span text:style-name="T1">122 :</text:span> <text:a xlink:type="simple" xlink:href="http://arstechnica.com/tech-policy/2016/09/exclusive-our-thai-prison-interview-withan-alleged-top-advisor-to-silk-road/" text:style-name="Internet_20_link" text:visited-style-name="Visited_20_Internet_20_Link">http://arstechnica.com/tech-policy/2016/09/exclusive-our-thai-prison-interview-withan-alleged-top-advisor-to-silk-road/</text:a> <text:s/></text:p>
      <text:p text:style-name="P11"><text:span text:style-name="T1">123 :</text:span> <text:a xlink:type="simple" xlink:href="http://www.thecrimson.com/article/2013/12/16/unconfirmed-reports-explosives-fourbuildings/" text:style-name="Internet_20_link" text:visited-style-name="Visited_20_Internet_20_Link">http://www.thecrimson.com/article/2013/12/16/unconfirmed-reports-explosives-fourbuildings/</text:a> <text:s/></text:p>
      <text:p text:style-name="P11"><text:span text:style-name="T1">124 :</text:span> <text:a xlink:type="simple" xlink:href="http://www.thecrimson.com/article/2013/12/17/student-charged-bomb-threat/" text:style-name="Internet_20_link" text:visited-style-name="Visited_20_Internet_20_Link">http://www.thecrimson.com/article/2013/12/17/student-charged-bomb-threat/</text:a> <text:s/></text:p>
      <text:p text:style-name="P11"><text:span text:style-name="T1">125 :</text:span> <text:a xlink:type="simple" xlink:href="http://cbsboston.files.wordpress.com/2013/12/kimeldoharvard.pdf" text:style-name="Internet_20_link" text:visited-style-name="Visited_20_Internet_20_Link">http://cbsboston.files.wordpress.com/2013/12/kimeldoharvard.pdf</text:a> <text:s/></text:p>
      <text:p text:style-name="P11"><text:span text:style-name="T1">126 :</text:span> <text:a xlink:type="simple" xlink:href="https://research.torproject.org/techreports/tbb-forensic-analysis-2013-06-28.pdf" text:style-name="Internet_20_link" text:visited-style-name="Visited_20_Internet_20_Link">https://research.torproject.org/techreports/tbb-forensic-analysis-2013-06-28.pdf</text:a> </text:p>
      <text:p text:style-name="P11"><text:span text:style-name="T1">127 :</text:span> <text:a xlink:type="simple" xlink:href="https://motherboard.vice.com/read/this-researcher-is-hunting-down-ip-addresses-ofdark-web-sites" text:style-name="Internet_20_link" text:visited-style-name="Visited_20_Internet_20_Link">https://motherboard.vice.com/read/this-researcher-is-hunting-down-ip-addresses-ofdark-web-sites</text:a></text:p>
      <text:p text:style-name="P11"><text:span text:style-name="T1">128 :</text:span> <text:a xlink:type="simple" xlink:href="https://motherboard.vice.com/read/some-dark-web-markets-have-better-usersecurity-than-gmail-instagram" text:style-name="Internet_20_link" text:visited-style-name="Visited_20_Internet_20_Link">https://motherboard.vice.com/read/some-dark-web-markets-have-better-usersecurity-than-gmail-instagram</text:a> </text:p>
      <text:p text:style-name="P11"><text:span text:style-name="T1">129 :</text:span> <text:a xlink:type="simple" xlink:href="https://mascherari.press/onionscan-report-this-one-weird-trick-can-revealinformation-from-25-of-the-dark-web-2/" text:style-name="Internet_20_link" text:visited-style-name="Visited_20_Internet_20_Link">https://mascherari.press/onionscan-report-this-one-weird-trick-can-revealinformation-from-25-of-the-dark-web-2/</text:a> <text:s/></text:p>
      <text:p text:style-name="P11"><text:span text:style-name="T1">130 :</text:span> <text:a xlink:type="simple" xlink:href="http://www.wired.co.uk/article/anonymous-targets-paedophiles" text:style-name="Internet_20_link" text:visited-style-name="Visited_20_Internet_20_Link">http://www.wired.co.uk/article/anonymous-targets-paedophiles</text:a> </text:p>
      <text:p text:style-name="P11"><text:span text:style-name="T1">131 : </text:span><text:a xlink:type="simple" xlink:href="https://www.deepdotweb.com/2017/02/09/anonymous-hacks-freedom-hosting-iibringing-almost-20-active-darknet-sites/" text:style-name="Internet_20_link" text:visited-style-name="Visited_20_Internet_20_Link">https://www.deepdotweb.com/2017/02/09/anonymous-hacks-freedom-hosting-iibringing-almost-20-active-darknet-sites/</text:a> <text:s/></text:p>
      <text:p text:style-name="P10"><text:span text:style-name="T1">132 :</text:span> <text:a xlink:type="simple" xlink:href="https://www.wired.com/2014/01/tormail/" text:style-name="Internet_20_link" text:visited-style-name="Visited_20_Internet_20_Link">https://www.wired.com/2014/01/tormail/</text:a> <text:s/></text:p>
      <text:p text:style-name="P10"><text:span text:style-name="T1">133 :</text:span> <text:a xlink:type="simple" xlink:href="http://www.forbes.com/sites/runasandvik/2014/01/31/the-email-service-the-dark-webis-actually-using/#402044448410" text:style-name="Internet_20_link" text:visited-style-name="Visited_20_Internet_20_Link">http://www.forbes.com/sites/runasandvik/2014/01/31/the-email-service-the-dark-webis-actually-using/#402044448410</text:a> <text:s/></text:p>
      <text:p text:style-name="P10"><text:span text:style-name="T1">134 :</text:span> <text:a xlink:type="simple" xlink:href="http://motherboard.vice.com/read/the-dark-webs-biggest-market-is-going-to-stopselling-guns" text:style-name="Internet_20_link" text:visited-style-name="Visited_20_Internet_20_Link">http://motherboard.vice.com/read/the-dark-webs-biggest-market-is-going-to-stopselling-guns</text:a> <text:s/></text:p>
      <text:p text:style-name="P10"><text:span text:style-name="T1">135 :</text:span> <text:a xlink:type="simple" xlink:href="http://motherboard.vice.com/read/tip-if-youre-selling-guns-on-the-dark-web-dontget-your-prints-on-them" text:style-name="Internet_20_link" text:visited-style-name="Visited_20_Internet_20_Link">http://motherboard.vice.com/read/tip-if-youre-selling-guns-on-the-dark-web-dontget-your-prints-on-them</text:a> </text:p>
      <text:p text:style-name="P10"><text:span text:style-name="T1">136 :</text:span> <text:a xlink:type="simple" xlink:href="http://arstechnica.com/business/2013/11/just-a-month-after-shutdown-silk-road-2-0emerges/" text:style-name="Internet_20_link" text:visited-style-name="Visited_20_Internet_20_Link">http://arstechnica.com/business/2013/11/just-a-month-after-shutdown-silk-road-2-0emerges/</text:a> <text:s/></text:p>
      <text:p text:style-name="P10"><text:span text:style-name="T1">137 :</text:span> <text:a xlink:type="simple" xlink:href="http://arstechnica.com/tech-policy/2014/11/silk-road-2-0-infiltrated-from-the-startsold-8m-per-month-in-drugs/" text:style-name="Internet_20_link" text:visited-style-name="Visited_20_Internet_20_Link">http://arstechnica.com/tech-policy/2014/11/silk-road-2-0-infiltrated-from-the-startsold-8m-per-month-in-drugs/</text:a> </text:p>
      <text:p text:style-name="P10"><text:span text:style-name="T1">138 :</text:span> <text:a xlink:type="simple" xlink:href="https://motherboard.vice.com/read/carnegie-mellon-university-attacked-tor-wassubpoenaed-by-feds" text:style-name="Internet_20_link" text:visited-style-name="Visited_20_Internet_20_Link">https://motherboard.vice.com/read/carnegie-mellon-university-attacked-tor-wassubpoenaed-by-feds</text:a> <text:s/>Ces données ont permis d’inculper un Écossais <text:a xlink:type="simple" xlink:href="http://www.edinburghnews.scotsman.com/news/crime/fbi-helps-catch-edinburgh-man-sellingdrugs-on-dark-web-1-4139454" text:style-name="Internet_20_link" text:visited-style-name="Visited_20_Internet_20_Link">http://www.edinburghnews.scotsman.com/news/crime/fbi-helps-catch-edinburgh-man-sellingdrugs-on-dark-web-1-4139454</text:a> </text:p>
      <text:p text:style-name="P10"><text:span text:style-name="T1">139 :</text:span> <text:a xlink:type="simple" xlink:href="https://motherboard.vice.com/read/how-the-fbi-identified-suspects-behind-the-darkwebs-largest-child-porn-site-playpen" text:style-name="Internet_20_link" text:visited-style-name="Visited_20_Internet_20_Link">https://motherboard.vice.com/read/how-the-fbi-identified-suspects-behind-the-darkwebs-largest-child-porn-site-playpen</text:a></text:p>
      <text:p text:style-name="P10"><text:span text:style-name="T1">140 :</text:span> <text:a xlink:type="simple" xlink:href="http://www.wired.com/2009/04/fbi-spyware-pro/" text:style-name="Internet_20_link" text:visited-style-name="Visited_20_Internet_20_Link">http://www.wired.com/2009/04/fbi-spyware-pro/</text:a></text:p>
      <text:p text:style-name="P10"><text:span text:style-name="T1">141 :</text:span> <text:a xlink:type="simple" xlink:href="http://www.reuters.com/article/us-usa-crime-childporn-idUSKCN0PI2CH20150708" text:style-name="Internet_20_link" text:visited-style-name="Visited_20_Internet_20_Link">http://www.reuters.com/article/us-usa-crime-childporn-idUSKCN0PI2CH20150708</text:a> <text:s/></text:p>
      <text:p text:style-name="P10"><text:span text:style-name="T1">142 : </text:span><text:a xlink:type="simple" xlink:href="http://www.nytimes.com/roomfordebate/2016/01/27/the-ethics-of-a-child-pornographysting" text:style-name="Internet_20_link" text:visited-style-name="Visited_20_Internet_20_Link">http://www.nytimes.com/roomfordebate/2016/01/27/the-ethics-of-a-child-pornographysting</text:a> <text:s/></text:p>
      <text:p text:style-name="P10"><text:span text:style-name="T1">143 :</text:span> <text:a xlink:type="simple" xlink:href="https://www.eff.org/deeplinks/2016/06/federal-court-fourth-amendment-does-notprotect-your-home-computer" text:style-name="Internet_20_link" text:visited-style-name="Visited_20_Internet_20_Link">https://www.eff.org/deeplinks/2016/06/federal-court-fourth-amendment-does-notprotect-your-home-computer</text:a> </text:p>
      <text:p text:style-name="P10"><text:span text:style-name="T1">144 :</text:span> <text:a xlink:type="simple" xlink:href="http://www.nytimes.com/2015/12/27/business/dealbook/the-unsung-tax-agent-whoput-a-face-on-the-silk-road.html" text:style-name="Internet_20_link" text:visited-style-name="Visited_20_Internet_20_Link">http://www.nytimes.com/2015/12/27/business/dealbook/the-unsung-tax-agent-whoput-a-face-on-the-silk-road.html</text:a></text:p>
      <text:p text:style-name="P10"><text:span text:style-name="T1">145 :</text:span> <text:a xlink:type="simple" xlink:href="https://motherboard.vice.com/read/the-google-search-that-took-down-ross-ulbricht" text:style-name="Internet_20_link" text:visited-style-name="Visited_20_Internet_20_Link">https://motherboard.vice.com/read/the-google-search-that-took-down-ross-ulbricht</text:a></text:p>
      <text:p text:style-name="P10"><text:span text:style-name="T1">146 :</text:span> <text:a xlink:type="simple" xlink:href="http://antilop.cc/sr/#jones" text:style-name="Internet_20_link" text:visited-style-name="Visited_20_Internet_20_Link">http://antilop.cc/sr/#jones</text:a> <text:s/></text:p>
      <text:p text:style-name="P10"><text:span text:style-name="T1">147 :</text:span> <text:a xlink:type="simple" xlink:href="https://motherboard.vice.com/read/fbi-says-suspected-silk-road-architect-varietyjones-has-been-arrested" text:style-name="Internet_20_link" text:visited-style-name="Visited_20_Internet_20_Link">https://motherboard.vice.com/read/fbi-says-suspected-silk-road-architect-varietyjones-has-been-arreste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5:40:00.999000000</meta:creation-date>
    <dc:date>2017-06-14T17:51:52.558000000</dc:date>
    <meta:editing-duration>PT2H1M21S</meta:editing-duration>
    <meta:editing-cycles>67</meta:editing-cycles>
    <meta:generator>LibreOffice/5.3.2.2$Windows_x86 LibreOffice_project/6cd4f1ef626f15116896b1d8e1398b56da0d0ee1</meta:generator>
    <meta:document-statistic meta:table-count="0" meta:image-count="0" meta:object-count="0" meta:page-count="14" meta:paragraph-count="474" meta:word-count="1947" meta:character-count="44969" meta:non-whitespace-character-count="43202"/>
  </office:meta>
</office:document-meta>
</file>